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94" table:style-name="ta1">
        <table:shapes>
          <draw:frame draw:z-index="0" draw:style-name="gr1" draw:text-style-name="P1" svg:width="159.99mm" svg:height="89.99mm" svg:x="127.65mm" svg:y="1mm">
            <loext:p draw:notify-on-update-of-ranges="test294.G1:test294.G1 test294.G2:test294.G5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4:53</text:p>
          </table:table-cell>
          <table:table-cell office:value-type="float" office:value="21.131736" calcext:value-type="float">
            <text:p>21.131736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0" calcext:value-type="float">
            <text:p>0</text:p>
          </table:table-cell>
          <table:table-cell office:value-type="float" office:value="19082" calcext:value-type="float">
            <text:p>1908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4:54</text:p>
          </table:table-cell>
          <table:table-cell office:value-type="float" office:value="25.667405" calcext:value-type="float">
            <text:p>25.667405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0" calcext:value-type="float">
            <text:p>0</text:p>
          </table:table-cell>
          <table:table-cell office:value-type="float" office:value="21499" calcext:value-type="float">
            <text:p>214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4:55</text:p>
          </table:table-cell>
          <table:table-cell office:value-type="float" office:value="17.236964" calcext:value-type="float">
            <text:p>17.236964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" calcext:value-type="float">
            <text:p>0</text:p>
          </table:table-cell>
          <table:table-cell office:value-type="float" office:value="17366" calcext:value-type="float">
            <text:p>173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4:56</text:p>
          </table:table-cell>
          <table:table-cell office:value-type="float" office:value="18.303709" calcext:value-type="float">
            <text:p>18.303709</text:p>
          </table:table-cell>
          <table:table-cell office:value-type="float" office:value="0.001256" calcext:value-type="float">
            <text:p>0.001256</text:p>
          </table:table-cell>
          <table:table-cell office:value-type="float" office:value="0" calcext:value-type="float">
            <text:p>0</text:p>
          </table:table-cell>
          <table:table-cell office:value-type="float" office:value="21971" calcext:value-type="float">
            <text:p>2197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4:57</text:p>
          </table:table-cell>
          <table:table-cell office:value-type="float" office:value="15.749689" calcext:value-type="float">
            <text:p>15.749689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" calcext:value-type="float">
            <text:p>0</text:p>
          </table:table-cell>
          <table:table-cell office:value-type="float" office:value="15123" calcext:value-type="float">
            <text:p>151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4:58</text:p>
          </table:table-cell>
          <table:table-cell office:value-type="float" office:value="14.938047" calcext:value-type="float">
            <text:p>14.938047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0" calcext:value-type="float">
            <text:p>0</text:p>
          </table:table-cell>
          <table:table-cell office:value-type="float" office:value="21974" calcext:value-type="float">
            <text:p>2197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4:59</text:p>
          </table:table-cell>
          <table:table-cell office:value-type="float" office:value="13.58501" calcext:value-type="float">
            <text:p>13.58501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0" calcext:value-type="float">
            <text:p>0</text:p>
          </table:table-cell>
          <table:table-cell office:value-type="float" office:value="24845" calcext:value-type="float">
            <text:p>248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00</text:p>
          </table:table-cell>
          <table:table-cell office:value-type="float" office:value="10.59928" calcext:value-type="float">
            <text:p>10.59928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" calcext:value-type="float">
            <text:p>0</text:p>
          </table:table-cell>
          <table:table-cell office:value-type="float" office:value="31842" calcext:value-type="float">
            <text:p>318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01</text:p>
          </table:table-cell>
          <table:table-cell office:value-type="float" office:value="12.661815" calcext:value-type="float">
            <text:p>12.66181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" calcext:value-type="float">
            <text:p>0</text:p>
          </table:table-cell>
          <table:table-cell office:value-type="float" office:value="40540" calcext:value-type="float">
            <text:p>405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02</text:p>
          </table:table-cell>
          <table:table-cell office:value-type="float" office:value="10.144366" calcext:value-type="float">
            <text:p>10.144366</text:p>
          </table:table-cell>
          <table:table-cell office:value-type="float" office:value="0.002002" calcext:value-type="float">
            <text:p>0.002002</text:p>
          </table:table-cell>
          <table:table-cell office:value-type="float" office:value="0" calcext:value-type="float">
            <text:p>0</text:p>
          </table:table-cell>
          <table:table-cell office:value-type="float" office:value="50941" calcext:value-type="float">
            <text:p>509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03</text:p>
          </table:table-cell>
          <table:table-cell office:value-type="float" office:value="22.790247" calcext:value-type="float">
            <text:p>22.790247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" calcext:value-type="float">
            <text:p>0</text:p>
          </table:table-cell>
          <table:table-cell office:value-type="float" office:value="9719" calcext:value-type="float">
            <text:p>97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04</text:p>
          </table:table-cell>
          <table:table-cell office:value-type="float" office:value="14.542422" calcext:value-type="float">
            <text:p>14.542422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" calcext:value-type="float">
            <text:p>0</text:p>
          </table:table-cell>
          <table:table-cell office:value-type="float" office:value="9043" calcext:value-type="float">
            <text:p>90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05</text:p>
          </table:table-cell>
          <table:table-cell office:value-type="float" office:value="10.021488" calcext:value-type="float">
            <text:p>10.021488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" calcext:value-type="float">
            <text:p>0</text:p>
          </table:table-cell>
          <table:table-cell office:value-type="float" office:value="105920" calcext:value-type="float">
            <text:p>1059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06</text:p>
          </table:table-cell>
          <table:table-cell office:value-type="float" office:value="37.509054" calcext:value-type="float">
            <text:p>37.509054</text:p>
          </table:table-cell>
          <table:table-cell office:value-type="float" office:value="0.001597" calcext:value-type="float">
            <text:p>0.001597</text:p>
          </table:table-cell>
          <table:table-cell office:value-type="float" office:value="0" calcext:value-type="float">
            <text:p>0</text:p>
          </table:table-cell>
          <table:table-cell office:value-type="float" office:value="49698" calcext:value-type="float">
            <text:p>496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07</text:p>
          </table:table-cell>
          <table:table-cell office:value-type="float" office:value="50.109632" calcext:value-type="float">
            <text:p>50.109632</text:p>
          </table:table-cell>
          <table:table-cell office:value-type="float" office:value="0.007259" calcext:value-type="float">
            <text:p>0.007259</text:p>
          </table:table-cell>
          <table:table-cell office:value-type="float" office:value="0" calcext:value-type="float">
            <text:p>0</text:p>
          </table:table-cell>
          <table:table-cell office:value-type="float" office:value="189466" calcext:value-type="float">
            <text:p>189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11</text:p>
          </table:table-cell>
          <table:table-cell office:value-type="float" office:value="0.03888" calcext:value-type="float">
            <text:p>0.03888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" calcext:value-type="float">
            <text:p>0</text:p>
          </table:table-cell>
          <table:table-cell office:value-type="float" office:value="29066" calcext:value-type="float">
            <text:p>290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12</text:p>
          </table:table-cell>
          <table:table-cell office:value-type="float" office:value="50.022426" calcext:value-type="float">
            <text:p>50.022426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0" calcext:value-type="float">
            <text:p>0</text:p>
          </table:table-cell>
          <table:table-cell office:value-type="float" office:value="5709" calcext:value-type="float">
            <text:p>5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43</text:p>
          </table:table-cell>
          <table:table-cell office:value-type="float" office:value="14.493933" calcext:value-type="float">
            <text:p>14.493933</text:p>
          </table:table-cell>
          <table:table-cell office:value-type="float" office:value="0.002378" calcext:value-type="float">
            <text:p>0.002378</text:p>
          </table:table-cell>
          <table:table-cell office:value-type="float" office:value="0" calcext:value-type="float">
            <text:p>0</text:p>
          </table:table-cell>
          <table:table-cell office:value-type="float" office:value="23863" calcext:value-type="float">
            <text:p>2386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44</text:p>
          </table:table-cell>
          <table:table-cell office:value-type="float" office:value="14.763323" calcext:value-type="float">
            <text:p>14.763323</text:p>
          </table:table-cell>
          <table:table-cell office:value-type="float" office:value="0.001206" calcext:value-type="float">
            <text:p>0.001206</text:p>
          </table:table-cell>
          <table:table-cell office:value-type="float" office:value="0" calcext:value-type="float">
            <text:p>0</text:p>
          </table:table-cell>
          <table:table-cell office:value-type="float" office:value="22215" calcext:value-type="float">
            <text:p>2221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45</text:p>
          </table:table-cell>
          <table:table-cell office:value-type="float" office:value="13.006392" calcext:value-type="float">
            <text:p>13.006392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" calcext:value-type="float">
            <text:p>0</text:p>
          </table:table-cell>
          <table:table-cell office:value-type="float" office:value="18896" calcext:value-type="float">
            <text:p>1889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46</text:p>
          </table:table-cell>
          <table:table-cell office:value-type="float" office:value="12.73889" calcext:value-type="float">
            <text:p>12.73889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" calcext:value-type="float">
            <text:p>0</text:p>
          </table:table-cell>
          <table:table-cell office:value-type="float" office:value="15926" calcext:value-type="float">
            <text:p>159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47</text:p>
          </table:table-cell>
          <table:table-cell office:value-type="float" office:value="14.914684" calcext:value-type="float">
            <text:p>14.914684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" calcext:value-type="float">
            <text:p>0</text:p>
          </table:table-cell>
          <table:table-cell office:value-type="float" office:value="20751" calcext:value-type="float">
            <text:p>2075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48</text:p>
          </table:table-cell>
          <table:table-cell office:value-type="float" office:value="11.668045" calcext:value-type="float">
            <text:p>11.668045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" calcext:value-type="float">
            <text:p>0</text:p>
          </table:table-cell>
          <table:table-cell office:value-type="float" office:value="24308" calcext:value-type="float">
            <text:p>243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49</text:p>
          </table:table-cell>
          <table:table-cell office:value-type="float" office:value="11.407589" calcext:value-type="float">
            <text:p>11.407589</text:p>
          </table:table-cell>
          <table:table-cell office:value-type="float" office:value="0.001435" calcext:value-type="float">
            <text:p>0.001435</text:p>
          </table:table-cell>
          <table:table-cell office:value-type="float" office:value="0" calcext:value-type="float">
            <text:p>0</text:p>
          </table:table-cell>
          <table:table-cell office:value-type="float" office:value="27022" calcext:value-type="float">
            <text:p>270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50</text:p>
          </table:table-cell>
          <table:table-cell office:value-type="float" office:value="13.70143" calcext:value-type="float">
            <text:p>13.70143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" calcext:value-type="float">
            <text:p>0</text:p>
          </table:table-cell>
          <table:table-cell office:value-type="float" office:value="21844" calcext:value-type="float">
            <text:p>218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51</text:p>
          </table:table-cell>
          <table:table-cell office:value-type="float" office:value="16.485737" calcext:value-type="float">
            <text:p>16.485737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" calcext:value-type="float">
            <text:p>0</text:p>
          </table:table-cell>
          <table:table-cell office:value-type="float" office:value="22588" calcext:value-type="float">
            <text:p>2258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52</text:p>
          </table:table-cell>
          <table:table-cell office:value-type="float" office:value="10.220249" calcext:value-type="float">
            <text:p>10.220249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" calcext:value-type="float">
            <text:p>0</text:p>
          </table:table-cell>
          <table:table-cell office:value-type="float" office:value="24372" calcext:value-type="float">
            <text:p>2437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53</text:p>
          </table:table-cell>
          <table:table-cell office:value-type="float" office:value="9.551499" calcext:value-type="float">
            <text:p>9.551499</text:p>
          </table:table-cell>
          <table:table-cell office:value-type="float" office:value="0.000985" calcext:value-type="float">
            <text:p>0.000985</text:p>
          </table:table-cell>
          <table:table-cell office:value-type="float" office:value="0" calcext:value-type="float">
            <text:p>0</text:p>
          </table:table-cell>
          <table:table-cell office:value-type="float" office:value="20592" calcext:value-type="float">
            <text:p>205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54</text:p>
          </table:table-cell>
          <table:table-cell office:value-type="float" office:value="3.694563" calcext:value-type="float">
            <text:p>3.694563</text:p>
          </table:table-cell>
          <table:table-cell office:value-type="float" office:value="0.001909" calcext:value-type="float">
            <text:p>0.001909</text:p>
          </table:table-cell>
          <table:table-cell office:value-type="float" office:value="0" calcext:value-type="float">
            <text:p>0</text:p>
          </table:table-cell>
          <table:table-cell office:value-type="float" office:value="46796" calcext:value-type="float">
            <text:p>467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55</text:p>
          </table:table-cell>
          <table:table-cell office:value-type="float" office:value="0.10821" calcext:value-type="float">
            <text:p>0.10821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" calcext:value-type="float">
            <text:p>0</text:p>
          </table:table-cell>
          <table:table-cell office:value-type="float" office:value="21368" calcext:value-type="float">
            <text:p>213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56</text:p>
          </table:table-cell>
          <table:table-cell office:value-type="float" office:value="0.158196" calcext:value-type="float">
            <text:p>0.158196</text:p>
          </table:table-cell>
          <table:table-cell office:value-type="float" office:value="0.001991" calcext:value-type="float">
            <text:p>0.001991</text:p>
          </table:table-cell>
          <table:table-cell office:value-type="float" office:value="0" calcext:value-type="float">
            <text:p>0</text:p>
          </table:table-cell>
          <table:table-cell office:value-type="float" office:value="35471" calcext:value-type="float">
            <text:p>35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57</text:p>
          </table:table-cell>
          <table:table-cell office:value-type="float" office:value="0.125239" calcext:value-type="float">
            <text:p>0.125239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" calcext:value-type="float">
            <text:p>0</text:p>
          </table:table-cell>
          <table:table-cell office:value-type="float" office:value="27363" calcext:value-type="float">
            <text:p>273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58</text:p>
          </table:table-cell>
          <table:table-cell office:value-type="float" office:value="0.136046" calcext:value-type="float">
            <text:p>0.136046</text:p>
          </table:table-cell>
          <table:table-cell office:value-type="float" office:value="0.001496" calcext:value-type="float">
            <text:p>0.001496</text:p>
          </table:table-cell>
          <table:table-cell office:value-type="float" office:value="0" calcext:value-type="float">
            <text:p>0</text:p>
          </table:table-cell>
          <table:table-cell office:value-type="float" office:value="44787" calcext:value-type="float">
            <text:p>4478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5:59</text:p>
          </table:table-cell>
          <table:table-cell office:value-type="float" office:value="0.143101" calcext:value-type="float">
            <text:p>0.143101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" calcext:value-type="float">
            <text:p>0</text:p>
          </table:table-cell>
          <table:table-cell office:value-type="float" office:value="25916" calcext:value-type="float">
            <text:p>259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00</text:p>
          </table:table-cell>
          <table:table-cell office:value-type="float" office:value="0.155736" calcext:value-type="float">
            <text:p>0.155736</text:p>
          </table:table-cell>
          <table:table-cell office:value-type="float" office:value="0.002285" calcext:value-type="float">
            <text:p>0.002285</text:p>
          </table:table-cell>
          <table:table-cell office:value-type="float" office:value="0" calcext:value-type="float">
            <text:p>0</text:p>
          </table:table-cell>
          <table:table-cell office:value-type="float" office:value="56827" calcext:value-type="float">
            <text:p>568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01</text:p>
          </table:table-cell>
          <table:table-cell office:value-type="float" office:value="1.745119" calcext:value-type="float">
            <text:p>1.745119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" calcext:value-type="float">
            <text:p>0</text:p>
          </table:table-cell>
          <table:table-cell office:value-type="float" office:value="22073" calcext:value-type="float">
            <text:p>220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02</text:p>
          </table:table-cell>
          <table:table-cell office:value-type="float" office:value="0.195692" calcext:value-type="float">
            <text:p>0.195692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0" calcext:value-type="float">
            <text:p>0</text:p>
          </table:table-cell>
          <table:table-cell office:value-type="float" office:value="31266" calcext:value-type="float">
            <text:p>312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03</text:p>
          </table:table-cell>
          <table:table-cell office:value-type="float" office:value="0.153574" calcext:value-type="float">
            <text:p>0.153574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" calcext:value-type="float">
            <text:p>0</text:p>
          </table:table-cell>
          <table:table-cell office:value-type="float" office:value="29838" calcext:value-type="float">
            <text:p>298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04</text:p>
          </table:table-cell>
          <table:table-cell office:value-type="float" office:value="0.142642" calcext:value-type="float">
            <text:p>0.142642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0" calcext:value-type="float">
            <text:p>0</text:p>
          </table:table-cell>
          <table:table-cell office:value-type="float" office:value="20893" calcext:value-type="float">
            <text:p>2089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05</text:p>
          </table:table-cell>
          <table:table-cell office:value-type="float" office:value="3.300136" calcext:value-type="float">
            <text:p>3.300136</text:p>
          </table:table-cell>
          <table:table-cell office:value-type="float" office:value="0.001029" calcext:value-type="float">
            <text:p>0.001029</text:p>
          </table:table-cell>
          <table:table-cell office:value-type="float" office:value="0" calcext:value-type="float">
            <text:p>0</text:p>
          </table:table-cell>
          <table:table-cell office:value-type="float" office:value="24989" calcext:value-type="float">
            <text:p>2498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06</text:p>
          </table:table-cell>
          <table:table-cell office:value-type="float" office:value="1.83881" calcext:value-type="float">
            <text:p>1.83881</text:p>
          </table:table-cell>
          <table:table-cell office:value-type="float" office:value="0.001619" calcext:value-type="float">
            <text:p>0.001619</text:p>
          </table:table-cell>
          <table:table-cell office:value-type="float" office:value="0" calcext:value-type="float">
            <text:p>0</text:p>
          </table:table-cell>
          <table:table-cell office:value-type="float" office:value="38107" calcext:value-type="float">
            <text:p>381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07</text:p>
          </table:table-cell>
          <table:table-cell office:value-type="float" office:value="0.129006" calcext:value-type="float">
            <text:p>0.129006</text:p>
          </table:table-cell>
          <table:table-cell office:value-type="float" office:value="0.001896" calcext:value-type="float">
            <text:p>0.001896</text:p>
          </table:table-cell>
          <table:table-cell office:value-type="float" office:value="0" calcext:value-type="float">
            <text:p>0</text:p>
          </table:table-cell>
          <table:table-cell office:value-type="float" office:value="45109" calcext:value-type="float">
            <text:p>451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08</text:p>
          </table:table-cell>
          <table:table-cell office:value-type="float" office:value="5.261149" calcext:value-type="float">
            <text:p>5.261149</text:p>
          </table:table-cell>
          <table:table-cell office:value-type="float" office:value="0.001616" calcext:value-type="float">
            <text:p>0.001616</text:p>
          </table:table-cell>
          <table:table-cell office:value-type="float" office:value="0" calcext:value-type="float">
            <text:p>0</text:p>
          </table:table-cell>
          <table:table-cell office:value-type="float" office:value="42698" calcext:value-type="float">
            <text:p>426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09</text:p>
          </table:table-cell>
          <table:table-cell office:value-type="float" office:value="5.923323" calcext:value-type="float">
            <text:p>5.923323</text:p>
          </table:table-cell>
          <table:table-cell office:value-type="float" office:value="0.002608" calcext:value-type="float">
            <text:p>0.002608</text:p>
          </table:table-cell>
          <table:table-cell office:value-type="float" office:value="0" calcext:value-type="float">
            <text:p>0</text:p>
          </table:table-cell>
          <table:table-cell office:value-type="float" office:value="53147" calcext:value-type="float">
            <text:p>531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10</text:p>
          </table:table-cell>
          <table:table-cell office:value-type="float" office:value="2.273079" calcext:value-type="float">
            <text:p>2.273079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" calcext:value-type="float">
            <text:p>0</text:p>
          </table:table-cell>
          <table:table-cell office:value-type="float" office:value="13274" calcext:value-type="float">
            <text:p>132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11</text:p>
          </table:table-cell>
          <table:table-cell office:value-type="float" office:value="4.632338" calcext:value-type="float">
            <text:p>4.632338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" calcext:value-type="float">
            <text:p>0</text:p>
          </table:table-cell>
          <table:table-cell office:value-type="float" office:value="18745" calcext:value-type="float">
            <text:p>187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12</text:p>
          </table:table-cell>
          <table:table-cell office:value-type="float" office:value="5.084796" calcext:value-type="float">
            <text:p>5.084796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</text:p>
          </table:table-cell>
          <table:table-cell office:value-type="float" office:value="19637" calcext:value-type="float">
            <text:p>196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13</text:p>
          </table:table-cell>
          <table:table-cell office:value-type="float" office:value="5.662735" calcext:value-type="float">
            <text:p>5.662735</text:p>
          </table:table-cell>
          <table:table-cell office:value-type="float" office:value="0.001785" calcext:value-type="float">
            <text:p>0.001785</text:p>
          </table:table-cell>
          <table:table-cell office:value-type="float" office:value="0" calcext:value-type="float">
            <text:p>0</text:p>
          </table:table-cell>
          <table:table-cell office:value-type="float" office:value="47436" calcext:value-type="float">
            <text:p>474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14</text:p>
          </table:table-cell>
          <table:table-cell office:value-type="float" office:value="12.706736" calcext:value-type="float">
            <text:p>12.706736</text:p>
          </table:table-cell>
          <table:table-cell office:value-type="float" office:value="0.002103" calcext:value-type="float">
            <text:p>0.002103</text:p>
          </table:table-cell>
          <table:table-cell office:value-type="float" office:value="0" calcext:value-type="float">
            <text:p>0</text:p>
          </table:table-cell>
          <table:table-cell office:value-type="float" office:value="58928" calcext:value-type="float">
            <text:p>589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15</text:p>
          </table:table-cell>
          <table:table-cell office:value-type="float" office:value="0.131165" calcext:value-type="float">
            <text:p>0.13116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" calcext:value-type="float">
            <text:p>0</text:p>
          </table:table-cell>
          <table:table-cell office:value-type="float" office:value="13594" calcext:value-type="float">
            <text:p>135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16</text:p>
          </table:table-cell>
          <table:table-cell office:value-type="float" office:value="16.79829" calcext:value-type="float">
            <text:p>16.79829</text:p>
          </table:table-cell>
          <table:table-cell office:value-type="float" office:value="0.001489" calcext:value-type="float">
            <text:p>0.001489</text:p>
          </table:table-cell>
          <table:table-cell office:value-type="float" office:value="0" calcext:value-type="float">
            <text:p>0</text:p>
          </table:table-cell>
          <table:table-cell office:value-type="float" office:value="43859" calcext:value-type="float">
            <text:p>438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17</text:p>
          </table:table-cell>
          <table:table-cell office:value-type="float" office:value="18.818803" calcext:value-type="float">
            <text:p>18.818803</text:p>
          </table:table-cell>
          <table:table-cell office:value-type="float" office:value="0.001556" calcext:value-type="float">
            <text:p>0.001556</text:p>
          </table:table-cell>
          <table:table-cell office:value-type="float" office:value="0" calcext:value-type="float">
            <text:p>0</text:p>
          </table:table-cell>
          <table:table-cell office:value-type="float" office:value="47558" calcext:value-type="float">
            <text:p>475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18</text:p>
          </table:table-cell>
          <table:table-cell office:value-type="float" office:value="20.024375" calcext:value-type="float">
            <text:p>20.024375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" calcext:value-type="float">
            <text:p>0</text:p>
          </table:table-cell>
          <table:table-cell office:value-type="float" office:value="17130" calcext:value-type="float">
            <text:p>17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19</text:p>
          </table:table-cell>
          <table:table-cell office:value-type="float" office:value="0.19424" calcext:value-type="float">
            <text:p>0.19424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0" calcext:value-type="float">
            <text:p>0</text:p>
          </table:table-cell>
          <table:table-cell office:value-type="float" office:value="55615" calcext:value-type="float">
            <text:p>556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20</text:p>
          </table:table-cell>
          <table:table-cell office:value-type="float" office:value="16.788332" calcext:value-type="float">
            <text:p>16.788332</text:p>
          </table:table-cell>
          <table:table-cell office:value-type="float" office:value="0.002827" calcext:value-type="float">
            <text:p>0.002827</text:p>
          </table:table-cell>
          <table:table-cell office:value-type="float" office:value="0" calcext:value-type="float">
            <text:p>0</text:p>
          </table:table-cell>
          <table:table-cell office:value-type="float" office:value="74213" calcext:value-type="float">
            <text:p>74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21</text:p>
          </table:table-cell>
          <table:table-cell office:value-type="float" office:value="0.194978" calcext:value-type="float">
            <text:p>0.194978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" calcext:value-type="float">
            <text:p>0</text:p>
          </table:table-cell>
          <table:table-cell office:value-type="float" office:value="14587" calcext:value-type="float">
            <text:p>145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22</text:p>
          </table:table-cell>
          <table:table-cell office:value-type="float" office:value="0.19232" calcext:value-type="float">
            <text:p>0.19232</text:p>
          </table:table-cell>
          <table:table-cell office:value-type="float" office:value="0.001858" calcext:value-type="float">
            <text:p>0.001858</text:p>
          </table:table-cell>
          <table:table-cell office:value-type="float" office:value="0" calcext:value-type="float">
            <text:p>0</text:p>
          </table:table-cell>
          <table:table-cell office:value-type="float" office:value="45413" calcext:value-type="float">
            <text:p>454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23</text:p>
          </table:table-cell>
          <table:table-cell office:value-type="float" office:value="0.389269" calcext:value-type="float">
            <text:p>0.389269</text:p>
          </table:table-cell>
          <table:table-cell office:value-type="float" office:value="0.001939" calcext:value-type="float">
            <text:p>0.001939</text:p>
          </table:table-cell>
          <table:table-cell office:value-type="float" office:value="0" calcext:value-type="float">
            <text:p>0</text:p>
          </table:table-cell>
          <table:table-cell office:value-type="float" office:value="52669" calcext:value-type="float">
            <text:p>526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24</text:p>
          </table:table-cell>
          <table:table-cell office:value-type="float" office:value="25.081888" calcext:value-type="float">
            <text:p>25.081888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" calcext:value-type="float">
            <text:p>0</text:p>
          </table:table-cell>
          <table:table-cell office:value-type="float" office:value="9412" calcext:value-type="float">
            <text:p>9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25</text:p>
          </table:table-cell>
          <table:table-cell office:value-type="float" office:value="50.062037" calcext:value-type="float">
            <text:p>50.062037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" calcext:value-type="float">
            <text:p>0</text:p>
          </table:table-cell>
          <table:table-cell office:value-type="float" office:value="20117" calcext:value-type="float">
            <text:p>20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33</text:p>
          </table:table-cell>
          <table:table-cell office:value-type="float" office:value="9.204011" calcext:value-type="float">
            <text:p>9.204011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" calcext:value-type="float">
            <text:p>0</text:p>
          </table:table-cell>
          <table:table-cell office:value-type="float" office:value="23760" calcext:value-type="float">
            <text:p>237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34</text:p>
          </table:table-cell>
          <table:table-cell office:value-type="float" office:value="6.787324" calcext:value-type="float">
            <text:p>6.787324</text:p>
          </table:table-cell>
          <table:table-cell office:value-type="float" office:value="0.001884" calcext:value-type="float">
            <text:p>0.001884</text:p>
          </table:table-cell>
          <table:table-cell office:value-type="float" office:value="0" calcext:value-type="float">
            <text:p>0</text:p>
          </table:table-cell>
          <table:table-cell office:value-type="float" office:value="34071" calcext:value-type="float">
            <text:p>340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35</text:p>
          </table:table-cell>
          <table:table-cell office:value-type="float" office:value="2.842628" calcext:value-type="float">
            <text:p>2.842628</text:p>
          </table:table-cell>
          <table:table-cell office:value-type="float" office:value="0.002111" calcext:value-type="float">
            <text:p>0.002111</text:p>
          </table:table-cell>
          <table:table-cell office:value-type="float" office:value="0" calcext:value-type="float">
            <text:p>0</text:p>
          </table:table-cell>
          <table:table-cell office:value-type="float" office:value="35516" calcext:value-type="float">
            <text:p>3551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36</text:p>
          </table:table-cell>
          <table:table-cell office:value-type="float" office:value="0.935704" calcext:value-type="float">
            <text:p>0.935704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" calcext:value-type="float">
            <text:p>0</text:p>
          </table:table-cell>
          <table:table-cell office:value-type="float" office:value="34945" calcext:value-type="float">
            <text:p>3494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37</text:p>
          </table:table-cell>
          <table:table-cell office:value-type="float" office:value="0.851017" calcext:value-type="float">
            <text:p>0.851017</text:p>
          </table:table-cell>
          <table:table-cell office:value-type="float" office:value="0.002532" calcext:value-type="float">
            <text:p>0.002532</text:p>
          </table:table-cell>
          <table:table-cell office:value-type="float" office:value="0" calcext:value-type="float">
            <text:p>0</text:p>
          </table:table-cell>
          <table:table-cell office:value-type="float" office:value="37760" calcext:value-type="float">
            <text:p>3776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38</text:p>
          </table:table-cell>
          <table:table-cell office:value-type="float" office:value="1.635476" calcext:value-type="float">
            <text:p>1.635476</text:p>
          </table:table-cell>
          <table:table-cell office:value-type="float" office:value="0.002671" calcext:value-type="float">
            <text:p>0.002671</text:p>
          </table:table-cell>
          <table:table-cell office:value-type="float" office:value="0" calcext:value-type="float">
            <text:p>0</text:p>
          </table:table-cell>
          <table:table-cell office:value-type="float" office:value="36419" calcext:value-type="float">
            <text:p>3641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39</text:p>
          </table:table-cell>
          <table:table-cell office:value-type="float" office:value="1.631504" calcext:value-type="float">
            <text:p>1.631504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" calcext:value-type="float">
            <text:p>0</text:p>
          </table:table-cell>
          <table:table-cell office:value-type="float" office:value="16780" calcext:value-type="float">
            <text:p>1678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40</text:p>
          </table:table-cell>
          <table:table-cell office:value-type="float" office:value="0.301054" calcext:value-type="float">
            <text:p>0.301054</text:p>
          </table:table-cell>
          <table:table-cell office:value-type="float" office:value="0.002466" calcext:value-type="float">
            <text:p>0.002466</text:p>
          </table:table-cell>
          <table:table-cell office:value-type="float" office:value="0" calcext:value-type="float">
            <text:p>0</text:p>
          </table:table-cell>
          <table:table-cell office:value-type="float" office:value="32764" calcext:value-type="float">
            <text:p>3276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41</text:p>
          </table:table-cell>
          <table:table-cell office:value-type="float" office:value="0.282674" calcext:value-type="float">
            <text:p>0.282674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" calcext:value-type="float">
            <text:p>0</text:p>
          </table:table-cell>
          <table:table-cell office:value-type="float" office:value="26267" calcext:value-type="float">
            <text:p>2626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42</text:p>
          </table:table-cell>
          <table:table-cell office:value-type="float" office:value="1.221007" calcext:value-type="float">
            <text:p>1.221007</text:p>
          </table:table-cell>
          <table:table-cell office:value-type="float" office:value="0.002216" calcext:value-type="float">
            <text:p>0.002216</text:p>
          </table:table-cell>
          <table:table-cell office:value-type="float" office:value="0" calcext:value-type="float">
            <text:p>0</text:p>
          </table:table-cell>
          <table:table-cell office:value-type="float" office:value="27381" calcext:value-type="float">
            <text:p>2738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43</text:p>
          </table:table-cell>
          <table:table-cell office:value-type="float" office:value="0.742122" calcext:value-type="float">
            <text:p>0.742122</text:p>
          </table:table-cell>
          <table:table-cell office:value-type="float" office:value="0.004077" calcext:value-type="float">
            <text:p>0.004077</text:p>
          </table:table-cell>
          <table:table-cell office:value-type="float" office:value="0" calcext:value-type="float">
            <text:p>0</text:p>
          </table:table-cell>
          <table:table-cell office:value-type="float" office:value="31755" calcext:value-type="float">
            <text:p>3175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44</text:p>
          </table:table-cell>
          <table:table-cell office:value-type="float" office:value="0.304538" calcext:value-type="float">
            <text:p>0.304538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0" calcext:value-type="float">
            <text:p>0</text:p>
          </table:table-cell>
          <table:table-cell office:value-type="float" office:value="36022" calcext:value-type="float">
            <text:p>3602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45</text:p>
          </table:table-cell>
          <table:table-cell office:value-type="float" office:value="0.339119" calcext:value-type="float">
            <text:p>0.339119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" calcext:value-type="float">
            <text:p>0</text:p>
          </table:table-cell>
          <table:table-cell office:value-type="float" office:value="27576" calcext:value-type="float">
            <text:p>2757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46</text:p>
          </table:table-cell>
          <table:table-cell office:value-type="float" office:value="0.513865" calcext:value-type="float">
            <text:p>0.513865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0" calcext:value-type="float">
            <text:p>0</text:p>
          </table:table-cell>
          <table:table-cell office:value-type="float" office:value="34543" calcext:value-type="float">
            <text:p>3454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47</text:p>
          </table:table-cell>
          <table:table-cell office:value-type="float" office:value="0.346063" calcext:value-type="float">
            <text:p>0.346063</text:p>
          </table:table-cell>
          <table:table-cell office:value-type="float" office:value="0.005616" calcext:value-type="float">
            <text:p>0.005616</text:p>
          </table:table-cell>
          <table:table-cell office:value-type="float" office:value="0" calcext:value-type="float">
            <text:p>0</text:p>
          </table:table-cell>
          <table:table-cell office:value-type="float" office:value="28837" calcext:value-type="float">
            <text:p>2883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48</text:p>
          </table:table-cell>
          <table:table-cell office:value-type="float" office:value="1.013228" calcext:value-type="float">
            <text:p>1.013228</text:p>
          </table:table-cell>
          <table:table-cell office:value-type="float" office:value="0.003404" calcext:value-type="float">
            <text:p>0.003404</text:p>
          </table:table-cell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49</text:p>
          </table:table-cell>
          <table:table-cell office:value-type="float" office:value="0.535361" calcext:value-type="float">
            <text:p>0.535361</text:p>
          </table:table-cell>
          <table:table-cell office:value-type="float" office:value="0.001577" calcext:value-type="float">
            <text:p>0.001577</text:p>
          </table:table-cell>
          <table:table-cell office:value-type="float" office:value="0" calcext:value-type="float">
            <text:p>0</text:p>
          </table:table-cell>
          <table:table-cell office:value-type="float" office:value="22110" calcext:value-type="float">
            <text:p>2211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50</text:p>
          </table:table-cell>
          <table:table-cell office:value-type="float" office:value="0.352902" calcext:value-type="float">
            <text:p>0.352902</text:p>
          </table:table-cell>
          <table:table-cell office:value-type="float" office:value="0.003446" calcext:value-type="float">
            <text:p>0.003446</text:p>
          </table:table-cell>
          <table:table-cell office:value-type="float" office:value="0" calcext:value-type="float">
            <text:p>0</text:p>
          </table:table-cell>
          <table:table-cell office:value-type="float" office:value="31339" calcext:value-type="float">
            <text:p>3133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51</text:p>
          </table:table-cell>
          <table:table-cell office:value-type="float" office:value="0.677408" calcext:value-type="float">
            <text:p>0.677408</text:p>
          </table:table-cell>
          <table:table-cell office:value-type="float" office:value="0.002127" calcext:value-type="float">
            <text:p>0.002127</text:p>
          </table:table-cell>
          <table:table-cell office:value-type="float" office:value="0" calcext:value-type="float">
            <text:p>0</text:p>
          </table:table-cell>
          <table:table-cell office:value-type="float" office:value="27214" calcext:value-type="float">
            <text:p>2721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52</text:p>
          </table:table-cell>
          <table:table-cell office:value-type="float" office:value="0.560618" calcext:value-type="float">
            <text:p>0.560618</text:p>
          </table:table-cell>
          <table:table-cell office:value-type="float" office:value="0.005307" calcext:value-type="float">
            <text:p>0.005307</text:p>
          </table:table-cell>
          <table:table-cell office:value-type="float" office:value="0" calcext:value-type="float">
            <text:p>0</text:p>
          </table:table-cell>
          <table:table-cell office:value-type="float" office:value="42306" calcext:value-type="float">
            <text:p>4230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53</text:p>
          </table:table-cell>
          <table:table-cell office:value-type="float" office:value="0.29384" calcext:value-type="float">
            <text:p>0.29384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" calcext:value-type="float">
            <text:p>0</text:p>
          </table:table-cell>
          <table:table-cell office:value-type="float" office:value="31060" calcext:value-type="float">
            <text:p>3106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54</text:p>
          </table:table-cell>
          <table:table-cell office:value-type="float" office:value="0.361032" calcext:value-type="float">
            <text:p>0.361032</text:p>
          </table:table-cell>
          <table:table-cell office:value-type="float" office:value="0.002362" calcext:value-type="float">
            <text:p>0.002362</text:p>
          </table:table-cell>
          <table:table-cell office:value-type="float" office:value="0" calcext:value-type="float">
            <text:p>0</text:p>
          </table:table-cell>
          <table:table-cell office:value-type="float" office:value="33685" calcext:value-type="float">
            <text:p>336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55</text:p>
          </table:table-cell>
          <table:table-cell office:value-type="float" office:value="0.579879" calcext:value-type="float">
            <text:p>0.579879</text:p>
          </table:table-cell>
          <table:table-cell office:value-type="float" office:value="0.004201" calcext:value-type="float">
            <text:p>0.004201</text:p>
          </table:table-cell>
          <table:table-cell office:value-type="float" office:value="0" calcext:value-type="float">
            <text:p>0</text:p>
          </table:table-cell>
          <table:table-cell office:value-type="float" office:value="32840" calcext:value-type="float">
            <text:p>3284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56</text:p>
          </table:table-cell>
          <table:table-cell office:value-type="float" office:value="0.732862" calcext:value-type="float">
            <text:p>0.732862</text:p>
          </table:table-cell>
          <table:table-cell office:value-type="float" office:value="0.004238" calcext:value-type="float">
            <text:p>0.004238</text:p>
          </table:table-cell>
          <table:table-cell office:value-type="float" office:value="0" calcext:value-type="float">
            <text:p>0</text:p>
          </table:table-cell>
          <table:table-cell office:value-type="float" office:value="46421" calcext:value-type="float">
            <text:p>4642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57</text:p>
          </table:table-cell>
          <table:table-cell office:value-type="float" office:value="0.373949" calcext:value-type="float">
            <text:p>0.373949</text:p>
          </table:table-cell>
          <table:table-cell office:value-type="float" office:value="0.001983" calcext:value-type="float">
            <text:p>0.001983</text:p>
          </table:table-cell>
          <table:table-cell office:value-type="float" office:value="0" calcext:value-type="float">
            <text:p>0</text:p>
          </table:table-cell>
          <table:table-cell office:value-type="float" office:value="25859" calcext:value-type="float">
            <text:p>2585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58</text:p>
          </table:table-cell>
          <table:table-cell office:value-type="float" office:value="0.802586" calcext:value-type="float">
            <text:p>0.802586</text:p>
          </table:table-cell>
          <table:table-cell office:value-type="float" office:value="0.004711" calcext:value-type="float">
            <text:p>0.004711</text:p>
          </table:table-cell>
          <table:table-cell office:value-type="float" office:value="0" calcext:value-type="float">
            <text:p>0</text:p>
          </table:table-cell>
          <table:table-cell office:value-type="float" office:value="47352" calcext:value-type="float">
            <text:p>4735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6:59</text:p>
          </table:table-cell>
          <table:table-cell office:value-type="float" office:value="1.273907" calcext:value-type="float">
            <text:p>1.273907</text:p>
          </table:table-cell>
          <table:table-cell office:value-type="float" office:value="0.002494" calcext:value-type="float">
            <text:p>0.002494</text:p>
          </table:table-cell>
          <table:table-cell office:value-type="float" office:value="0" calcext:value-type="float">
            <text:p>0</text:p>
          </table:table-cell>
          <table:table-cell office:value-type="float" office:value="32327" calcext:value-type="float">
            <text:p>3232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00</text:p>
          </table:table-cell>
          <table:table-cell office:value-type="float" office:value="1.934157" calcext:value-type="float">
            <text:p>1.934157</text:p>
          </table:table-cell>
          <table:table-cell office:value-type="float" office:value="0.004012" calcext:value-type="float">
            <text:p>0.004012</text:p>
          </table:table-cell>
          <table:table-cell office:value-type="float" office:value="0" calcext:value-type="float">
            <text:p>0</text:p>
          </table:table-cell>
          <table:table-cell office:value-type="float" office:value="39257" calcext:value-type="float">
            <text:p>3925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01</text:p>
          </table:table-cell>
          <table:table-cell office:value-type="float" office:value="11.117022" calcext:value-type="float">
            <text:p>11.117022</text:p>
          </table:table-cell>
          <table:table-cell office:value-type="float" office:value="0.004378" calcext:value-type="float">
            <text:p>0.004378</text:p>
          </table:table-cell>
          <table:table-cell office:value-type="float" office:value="0" calcext:value-type="float">
            <text:p>0</text:p>
          </table:table-cell>
          <table:table-cell office:value-type="float" office:value="37384" calcext:value-type="float">
            <text:p>3738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02</text:p>
          </table:table-cell>
          <table:table-cell office:value-type="float" office:value="13.123875" calcext:value-type="float">
            <text:p>13.123875</text:p>
          </table:table-cell>
          <table:table-cell office:value-type="float" office:value="0.001813" calcext:value-type="float">
            <text:p>0.001813</text:p>
          </table:table-cell>
          <table:table-cell office:value-type="float" office:value="0" calcext:value-type="float">
            <text:p>0</text:p>
          </table:table-cell>
          <table:table-cell office:value-type="float" office:value="29891" calcext:value-type="float">
            <text:p>2989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03</text:p>
          </table:table-cell>
          <table:table-cell office:value-type="float" office:value="14.223432" calcext:value-type="float">
            <text:p>14.223432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" calcext:value-type="float">
            <text:p>0</text:p>
          </table:table-cell>
          <table:table-cell office:value-type="float" office:value="23935" calcext:value-type="float">
            <text:p>2393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04</text:p>
          </table:table-cell>
          <table:table-cell office:value-type="float" office:value="12.596383" calcext:value-type="float">
            <text:p>12.596383</text:p>
          </table:table-cell>
          <table:table-cell office:value-type="float" office:value="0.003566" calcext:value-type="float">
            <text:p>0.003566</text:p>
          </table:table-cell>
          <table:table-cell office:value-type="float" office:value="0" calcext:value-type="float">
            <text:p>0</text:p>
          </table:table-cell>
          <table:table-cell office:value-type="float" office:value="25169" calcext:value-type="float">
            <text:p>2516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05</text:p>
          </table:table-cell>
          <table:table-cell office:value-type="float" office:value="14.356929" calcext:value-type="float">
            <text:p>14.356929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" calcext:value-type="float">
            <text:p>0</text:p>
          </table:table-cell>
          <table:table-cell office:value-type="float" office:value="16270" calcext:value-type="float">
            <text:p>1627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06</text:p>
          </table:table-cell>
          <table:table-cell office:value-type="float" office:value="10.924484" calcext:value-type="float">
            <text:p>10.924484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" calcext:value-type="float">
            <text:p>0</text:p>
          </table:table-cell>
          <table:table-cell office:value-type="float" office:value="19338" calcext:value-type="float">
            <text:p>193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07</text:p>
          </table:table-cell>
          <table:table-cell office:value-type="float" office:value="9.464934" calcext:value-type="float">
            <text:p>9.464934</text:p>
          </table:table-cell>
          <table:table-cell office:value-type="float" office:value="0.002177" calcext:value-type="float">
            <text:p>0.002177</text:p>
          </table:table-cell>
          <table:table-cell office:value-type="float" office:value="0" calcext:value-type="float">
            <text:p>0</text:p>
          </table:table-cell>
          <table:table-cell office:value-type="float" office:value="26636" calcext:value-type="float">
            <text:p>266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08</text:p>
          </table:table-cell>
          <table:table-cell office:value-type="float" office:value="12.315818" calcext:value-type="float">
            <text:p>12.3158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office:value-type="float" office:value="53025" calcext:value-type="float">
            <text:p>530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09</text:p>
          </table:table-cell>
          <table:table-cell office:value-type="float" office:value="9.834475" calcext:value-type="float">
            <text:p>9.834475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0" calcext:value-type="float">
            <text:p>0</text:p>
          </table:table-cell>
          <table:table-cell office:value-type="float" office:value="38074" calcext:value-type="float">
            <text:p>3807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10</text:p>
          </table:table-cell>
          <table:table-cell office:value-type="float" office:value="21.227992" calcext:value-type="float">
            <text:p>21.227992</text:p>
          </table:table-cell>
          <table:table-cell office:value-type="float" office:value="0.001335" calcext:value-type="float">
            <text:p>0.001335</text:p>
          </table:table-cell>
          <table:table-cell office:value-type="float" office:value="0" calcext:value-type="float">
            <text:p>0</text:p>
          </table:table-cell>
          <table:table-cell office:value-type="float" office:value="16760" calcext:value-type="float">
            <text:p>167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11</text:p>
          </table:table-cell>
          <table:table-cell office:value-type="float" office:value="10.195261" calcext:value-type="float">
            <text:p>10.195261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" calcext:value-type="float">
            <text:p>0</text:p>
          </table:table-cell>
          <table:table-cell office:value-type="float" office:value="15697" calcext:value-type="float">
            <text:p>156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12</text:p>
          </table:table-cell>
          <table:table-cell office:value-type="float" office:value="4.25734" calcext:value-type="float">
            <text:p>4.25734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0" calcext:value-type="float">
            <text:p>0</text:p>
          </table:table-cell>
          <table:table-cell office:value-type="float" office:value="42274" calcext:value-type="float">
            <text:p>422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13</text:p>
          </table:table-cell>
          <table:table-cell office:value-type="float" office:value="22.828777" calcext:value-type="float">
            <text:p>22.828777</text:p>
          </table:table-cell>
          <table:table-cell office:value-type="float" office:value="0.001119" calcext:value-type="float">
            <text:p>0.001119</text:p>
          </table:table-cell>
          <table:table-cell office:value-type="float" office:value="0" calcext:value-type="float">
            <text:p>0</text:p>
          </table:table-cell>
          <table:table-cell office:value-type="float" office:value="6865" calcext:value-type="float">
            <text:p>68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14</text:p>
          </table:table-cell>
          <table:table-cell office:value-type="float" office:value="7.273171" calcext:value-type="float">
            <text:p>7.273171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" calcext:value-type="float">
            <text:p>0</text:p>
          </table:table-cell>
          <table:table-cell office:value-type="float" office:value="16539" calcext:value-type="float">
            <text:p>165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15</text:p>
          </table:table-cell>
          <table:table-cell office:value-type="float" office:value="14.460652" calcext:value-type="float">
            <text:p>14.460652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0" calcext:value-type="float">
            <text:p>0</text:p>
          </table:table-cell>
          <table:table-cell office:value-type="float" office:value="25889" calcext:value-type="float">
            <text:p>258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16</text:p>
          </table:table-cell>
          <table:table-cell office:value-type="float" office:value="20.065487" calcext:value-type="float">
            <text:p>20.065487</text:p>
          </table:table-cell>
          <table:table-cell office:value-type="float" office:value="0.003155" calcext:value-type="float">
            <text:p>0.003155</text:p>
          </table:table-cell>
          <table:table-cell office:value-type="float" office:value="0" calcext:value-type="float">
            <text:p>0</text:p>
          </table:table-cell>
          <table:table-cell office:value-type="float" office:value="42915" calcext:value-type="float">
            <text:p>429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17</text:p>
          </table:table-cell>
          <table:table-cell office:value-type="float" office:value="50.023625" calcext:value-type="float">
            <text:p>50.02362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19</text:p>
          </table:table-cell>
          <table:table-cell office:value-type="float" office:value="0.777395" calcext:value-type="float">
            <text:p>0.777395</text:p>
          </table:table-cell>
          <table:table-cell office:value-type="float" office:value="0.004403" calcext:value-type="float">
            <text:p>0.004403</text:p>
          </table:table-cell>
          <table:table-cell office:value-type="float" office:value="0" calcext:value-type="float">
            <text:p>0</text:p>
          </table:table-cell>
          <table:table-cell office:value-type="float" office:value="97722" calcext:value-type="float">
            <text:p>97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20</text:p>
          </table:table-cell>
          <table:table-cell office:value-type="float" office:value="0.547554" calcext:value-type="float">
            <text:p>0.547554</text:p>
          </table:table-cell>
          <table:table-cell office:value-type="float" office:value="0.015606" calcext:value-type="float">
            <text:p>0.015606</text:p>
          </table:table-cell>
          <table:table-cell office:value-type="float" office:value="0" calcext:value-type="float">
            <text:p>0</text:p>
          </table:table-cell>
          <table:table-cell office:value-type="float" office:value="303372" calcext:value-type="float">
            <text:p>303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21</text:p>
          </table:table-cell>
          <table:table-cell office:value-type="float" office:value="51.1239" calcext:value-type="float">
            <text:p>51.1239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" calcext:value-type="float">
            <text:p>0</text:p>
          </table:table-cell>
          <table:table-cell office:value-type="float" office:value="9144" calcext:value-type="float">
            <text:p>9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23</text:p>
          </table:table-cell>
          <table:table-cell office:value-type="float" office:value="31.323128" calcext:value-type="float">
            <text:p>31.323128</text:p>
          </table:table-cell>
          <table:table-cell office:value-type="float" office:value="0.001658" calcext:value-type="float">
            <text:p>0.001658</text:p>
          </table:table-cell>
          <table:table-cell office:value-type="float" office:value="0" calcext:value-type="float">
            <text:p>0</text:p>
          </table:table-cell>
          <table:table-cell office:value-type="float" office:value="30682" calcext:value-type="float">
            <text:p>306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24</text:p>
          </table:table-cell>
          <table:table-cell office:value-type="float" office:value="10.084561" calcext:value-type="float">
            <text:p>10.084561</text:p>
          </table:table-cell>
          <table:table-cell office:value-type="float" office:value="0.000986" calcext:value-type="float">
            <text:p>0.000986</text:p>
          </table:table-cell>
          <table:table-cell office:value-type="float" office:value="0" calcext:value-type="float">
            <text:p>0</text:p>
          </table:table-cell>
          <table:table-cell office:value-type="float" office:value="18942" calcext:value-type="float">
            <text:p>189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25</text:p>
          </table:table-cell>
          <table:table-cell office:value-type="float" office:value="19.544279" calcext:value-type="float">
            <text:p>19.544279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" calcext:value-type="float">
            <text:p>0</text:p>
          </table:table-cell>
          <table:table-cell office:value-type="float" office:value="30164" calcext:value-type="float">
            <text:p>30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26</text:p>
          </table:table-cell>
          <table:table-cell office:value-type="float" office:value="26.960665" calcext:value-type="float">
            <text:p>26.960665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" calcext:value-type="float">
            <text:p>0</text:p>
          </table:table-cell>
          <table:table-cell office:value-type="float" office:value="31035" calcext:value-type="float">
            <text:p>310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27</text:p>
          </table:table-cell>
          <table:table-cell office:value-type="float" office:value="6.343699" calcext:value-type="float">
            <text:p>6.343699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0" calcext:value-type="float">
            <text:p>0</text:p>
          </table:table-cell>
          <table:table-cell office:value-type="float" office:value="38003" calcext:value-type="float">
            <text:p>380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28</text:p>
          </table:table-cell>
          <table:table-cell office:value-type="float" office:value="25.082016" calcext:value-type="float">
            <text:p>25.082016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" calcext:value-type="float">
            <text:p>0</text:p>
          </table:table-cell>
          <table:table-cell office:value-type="float" office:value="18248" calcext:value-type="float">
            <text:p>182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29</text:p>
          </table:table-cell>
          <table:table-cell office:value-type="float" office:value="13.693437" calcext:value-type="float">
            <text:p>13.693437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" calcext:value-type="float">
            <text:p>0</text:p>
          </table:table-cell>
          <table:table-cell office:value-type="float" office:value="24767" calcext:value-type="float">
            <text:p>247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30</text:p>
          </table:table-cell>
          <table:table-cell office:value-type="float" office:value="31.352589" calcext:value-type="float">
            <text:p>31.352589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" calcext:value-type="float">
            <text:p>0</text:p>
          </table:table-cell>
          <table:table-cell office:value-type="float" office:value="67507" calcext:value-type="float">
            <text:p>675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31</text:p>
          </table:table-cell>
          <table:table-cell office:value-type="float" office:value="50.011034" calcext:value-type="float">
            <text:p>50.011034</text:p>
          </table:table-cell>
          <table:table-cell office:value-type="float" office:value="0.003324" calcext:value-type="float">
            <text:p>0.003324</text:p>
          </table:table-cell>
          <table:table-cell office:value-type="float" office:value="0" calcext:value-type="float">
            <text:p>0</text:p>
          </table:table-cell>
          <table:table-cell office:value-type="float" office:value="47304" calcext:value-type="float">
            <text:p>473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32</text:p>
          </table:table-cell>
          <table:table-cell office:value-type="float" office:value="10.403462" calcext:value-type="float">
            <text:p>10.403462</text:p>
          </table:table-cell>
          <table:table-cell office:value-type="float" office:value="0.004301" calcext:value-type="float">
            <text:p>0.004301</text:p>
          </table:table-cell>
          <table:table-cell office:value-type="float" office:value="0" calcext:value-type="float">
            <text:p>0</text:p>
          </table:table-cell>
          <table:table-cell office:value-type="float" office:value="71942" calcext:value-type="float">
            <text:p>719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33</text:p>
          </table:table-cell>
          <table:table-cell office:value-type="float" office:value="10.27989" calcext:value-type="float">
            <text:p>10.27989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0" calcext:value-type="float">
            <text:p>0</text:p>
          </table:table-cell>
          <table:table-cell office:value-type="float" office:value="23373" calcext:value-type="float">
            <text:p>233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34</text:p>
          </table:table-cell>
          <table:table-cell office:value-type="float" office:value="12.569176" calcext:value-type="float">
            <text:p>12.569176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" calcext:value-type="float">
            <text:p>0</text:p>
          </table:table-cell>
          <table:table-cell office:value-type="float" office:value="34130" calcext:value-type="float">
            <text:p>34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35</text:p>
          </table:table-cell>
          <table:table-cell office:value-type="float" office:value="16.692334" calcext:value-type="float">
            <text:p>16.69233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0107" calcext:value-type="float">
            <text:p>10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36</text:p>
          </table:table-cell>
          <table:table-cell office:value-type="float" office:value="0.093656" calcext:value-type="float">
            <text:p>0.093656</text:p>
          </table:table-cell>
          <table:table-cell office:value-type="float" office:value="0.001236" calcext:value-type="float">
            <text:p>0.001236</text:p>
          </table:table-cell>
          <table:table-cell office:value-type="float" office:value="0" calcext:value-type="float">
            <text:p>0</text:p>
          </table:table-cell>
          <table:table-cell office:value-type="float" office:value="45147" calcext:value-type="float">
            <text:p>45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37</text:p>
          </table:table-cell>
          <table:table-cell office:value-type="float" office:value="75.003564" calcext:value-type="float">
            <text:p>75.003564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38</text:p>
          </table:table-cell>
          <table:table-cell office:value-type="float" office:value="0.079759" calcext:value-type="float">
            <text:p>0.079759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" calcext:value-type="float">
            <text:p>0</text:p>
          </table:table-cell>
          <table:table-cell office:value-type="float" office:value="32774" calcext:value-type="float">
            <text:p>327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39</text:p>
          </table:table-cell>
          <table:table-cell office:value-type="float" office:value="0.560753" calcext:value-type="float">
            <text:p>0.560753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" calcext:value-type="float">
            <text:p>0</text:p>
          </table:table-cell>
          <table:table-cell office:value-type="float" office:value="9395" calcext:value-type="float">
            <text:p>93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40</text:p>
          </table:table-cell>
          <table:table-cell office:value-type="float" office:value="0.298149" calcext:value-type="float">
            <text:p>0.298149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" calcext:value-type="float">
            <text:p>0</text:p>
          </table:table-cell>
          <table:table-cell office:value-type="float" office:value="17021" calcext:value-type="float">
            <text:p>17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41</text:p>
          </table:table-cell>
          <table:table-cell office:value-type="float" office:value="20.060676" calcext:value-type="float">
            <text:p>20.060676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" calcext:value-type="float">
            <text:p>0</text:p>
          </table:table-cell>
          <table:table-cell office:value-type="float" office:value="15582" calcext:value-type="float">
            <text:p>155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42</text:p>
          </table:table-cell>
          <table:table-cell office:value-type="float" office:value="0.083862" calcext:value-type="float">
            <text:p>0.083862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" calcext:value-type="float">
            <text:p>0</text:p>
          </table:table-cell>
          <table:table-cell office:value-type="float" office:value="9575" calcext:value-type="float">
            <text:p>95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43</text:p>
          </table:table-cell>
          <table:table-cell office:value-type="float" office:value="16.859682" calcext:value-type="float">
            <text:p>16.859682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" calcext:value-type="float">
            <text:p>0</text:p>
          </table:table-cell>
          <table:table-cell office:value-type="float" office:value="6758" calcext:value-type="float">
            <text:p>67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44</text:p>
          </table:table-cell>
          <table:table-cell office:value-type="float" office:value="25.018803" calcext:value-type="float">
            <text:p>25.018803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" calcext:value-type="float">
            <text:p>0</text:p>
          </table:table-cell>
          <table:table-cell office:value-type="float" office:value="7364" calcext:value-type="float">
            <text:p>7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45</text:p>
          </table:table-cell>
          <table:table-cell office:value-type="float" office:value="25.012767" calcext:value-type="float">
            <text:p>25.012767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" calcext:value-type="float">
            <text:p>0</text:p>
          </table:table-cell>
          <table:table-cell office:value-type="float" office:value="6895" calcext:value-type="float">
            <text:p>68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46</text:p>
          </table:table-cell>
          <table:table-cell office:value-type="float" office:value="16.743496" calcext:value-type="float">
            <text:p>16.743496</text:p>
          </table:table-cell>
          <table:table-cell office:value-type="float" office:value="0.001767" calcext:value-type="float">
            <text:p>0.001767</text:p>
          </table:table-cell>
          <table:table-cell office:value-type="float" office:value="0" calcext:value-type="float">
            <text:p>0</text:p>
          </table:table-cell>
          <table:table-cell office:value-type="float" office:value="20667" calcext:value-type="float">
            <text:p>20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47</text:p>
          </table:table-cell>
          <table:table-cell office:value-type="float" office:value="50.003573" calcext:value-type="float">
            <text:p>50.003573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48</text:p>
          </table:table-cell>
          <table:table-cell office:value-type="float" office:value="25.093619" calcext:value-type="float">
            <text:p>25.093619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" calcext:value-type="float">
            <text:p>0</text:p>
          </table:table-cell>
          <table:table-cell office:value-type="float" office:value="7750" calcext:value-type="float">
            <text:p>7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49</text:p>
          </table:table-cell>
          <table:table-cell office:value-type="float" office:value="10.043457" calcext:value-type="float">
            <text:p>10.043457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" calcext:value-type="float">
            <text:p>0</text:p>
          </table:table-cell>
          <table:table-cell office:value-type="float" office:value="10280" calcext:value-type="float">
            <text:p>102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50</text:p>
          </table:table-cell>
          <table:table-cell office:value-type="float" office:value="5.064635" calcext:value-type="float">
            <text:p>5.064635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" calcext:value-type="float">
            <text:p>0</text:p>
          </table:table-cell>
          <table:table-cell office:value-type="float" office:value="17648" calcext:value-type="float">
            <text:p>176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51</text:p>
          </table:table-cell>
          <table:table-cell office:value-type="float" office:value="14.608986" calcext:value-type="float">
            <text:p>14.608986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" calcext:value-type="float">
            <text:p>0</text:p>
          </table:table-cell>
          <table:table-cell office:value-type="float" office:value="19771" calcext:value-type="float">
            <text:p>1977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52</text:p>
          </table:table-cell>
          <table:table-cell office:value-type="float" office:value="17.131201" calcext:value-type="float">
            <text:p>17.131201</text:p>
          </table:table-cell>
          <table:table-cell office:value-type="float" office:value="0.001856" calcext:value-type="float">
            <text:p>0.001856</text:p>
          </table:table-cell>
          <table:table-cell office:value-type="float" office:value="0" calcext:value-type="float">
            <text:p>0</text:p>
          </table:table-cell>
          <table:table-cell office:value-type="float" office:value="47367" calcext:value-type="float">
            <text:p>4736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53</text:p>
          </table:table-cell>
          <table:table-cell office:value-type="float" office:value="13.278514" calcext:value-type="float">
            <text:p>13.278514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54</text:p>
          </table:table-cell>
          <table:table-cell office:value-type="float" office:value="9.908765" calcext:value-type="float">
            <text:p>9.908765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0" calcext:value-type="float">
            <text:p>0</text:p>
          </table:table-cell>
          <table:table-cell office:value-type="float" office:value="30141" calcext:value-type="float">
            <text:p>3014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55</text:p>
          </table:table-cell>
          <table:table-cell office:value-type="float" office:value="8.6086" calcext:value-type="float">
            <text:p>8.6086</text:p>
          </table:table-cell>
          <table:table-cell office:value-type="float" office:value="0.001751" calcext:value-type="float">
            <text:p>0.001751</text:p>
          </table:table-cell>
          <table:table-cell office:value-type="float" office:value="0" calcext:value-type="float">
            <text:p>0</text:p>
          </table:table-cell>
          <table:table-cell office:value-type="float" office:value="28502" calcext:value-type="float">
            <text:p>285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56</text:p>
          </table:table-cell>
          <table:table-cell office:value-type="float" office:value="9.929091" calcext:value-type="float">
            <text:p>9.929091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" calcext:value-type="float">
            <text:p>0</text:p>
          </table:table-cell>
          <table:table-cell office:value-type="float" office:value="29215" calcext:value-type="float">
            <text:p>2921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57</text:p>
          </table:table-cell>
          <table:table-cell office:value-type="float" office:value="8.136274" calcext:value-type="float">
            <text:p>8.136274</text:p>
          </table:table-cell>
          <table:table-cell office:value-type="float" office:value="0.001186" calcext:value-type="float">
            <text:p>0.001186</text:p>
          </table:table-cell>
          <table:table-cell office:value-type="float" office:value="0" calcext:value-type="float">
            <text:p>0</text:p>
          </table:table-cell>
          <table:table-cell office:value-type="float" office:value="26932" calcext:value-type="float">
            <text:p>2693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58</text:p>
          </table:table-cell>
          <table:table-cell office:value-type="float" office:value="9.171763" calcext:value-type="float">
            <text:p>9.171763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" calcext:value-type="float">
            <text:p>0</text:p>
          </table:table-cell>
          <table:table-cell office:value-type="float" office:value="28106" calcext:value-type="float">
            <text:p>2810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7:59</text:p>
          </table:table-cell>
          <table:table-cell office:value-type="float" office:value="5.92702" calcext:value-type="float">
            <text:p>5.92702</text:p>
          </table:table-cell>
          <table:table-cell office:value-type="float" office:value="0.001178" calcext:value-type="float">
            <text:p>0.001178</text:p>
          </table:table-cell>
          <table:table-cell office:value-type="float" office:value="0" calcext:value-type="float">
            <text:p>0</text:p>
          </table:table-cell>
          <table:table-cell office:value-type="float" office:value="22981" calcext:value-type="float">
            <text:p>2298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00</text:p>
          </table:table-cell>
          <table:table-cell office:value-type="float" office:value="6.456447" calcext:value-type="float">
            <text:p>6.456447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" calcext:value-type="float">
            <text:p>0</text:p>
          </table:table-cell>
          <table:table-cell office:value-type="float" office:value="11547" calcext:value-type="float">
            <text:p>1154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01</text:p>
          </table:table-cell>
          <table:table-cell office:value-type="float" office:value="0.864585" calcext:value-type="float">
            <text:p>0.864585</text:p>
          </table:table-cell>
          <table:table-cell office:value-type="float" office:value="0.001616" calcext:value-type="float">
            <text:p>0.001616</text:p>
          </table:table-cell>
          <table:table-cell office:value-type="float" office:value="0" calcext:value-type="float">
            <text:p>0</text:p>
          </table:table-cell>
          <table:table-cell office:value-type="float" office:value="37257" calcext:value-type="float">
            <text:p>372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02</text:p>
          </table:table-cell>
          <table:table-cell office:value-type="float" office:value="1.601244" calcext:value-type="float">
            <text:p>1.601244</text:p>
          </table:table-cell>
          <table:table-cell office:value-type="float" office:value="0.001011" calcext:value-type="float">
            <text:p>0.001011</text:p>
          </table:table-cell>
          <table:table-cell office:value-type="float" office:value="0" calcext:value-type="float">
            <text:p>0</text:p>
          </table:table-cell>
          <table:table-cell office:value-type="float" office:value="21399" calcext:value-type="float">
            <text:p>2139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03</text:p>
          </table:table-cell>
          <table:table-cell office:value-type="float" office:value="4.044246" calcext:value-type="float">
            <text:p>4.044246</text:p>
          </table:table-cell>
          <table:table-cell office:value-type="float" office:value="0.000682" calcext:value-type="float">
            <text:p>0.000682</text:p>
          </table:table-cell>
          <table:table-cell office:value-type="float" office:value="0" calcext:value-type="float">
            <text:p>0</text:p>
          </table:table-cell>
          <table:table-cell office:value-type="float" office:value="18379" calcext:value-type="float">
            <text:p>1837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04</text:p>
          </table:table-cell>
          <table:table-cell office:value-type="float" office:value="0.944903" calcext:value-type="float">
            <text:p>0.944903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" calcext:value-type="float">
            <text:p>0</text:p>
          </table:table-cell>
          <table:table-cell office:value-type="float" office:value="30082" calcext:value-type="float">
            <text:p>3008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05</text:p>
          </table:table-cell>
          <table:table-cell office:value-type="float" office:value="0.914589" calcext:value-type="float">
            <text:p>0.914589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" calcext:value-type="float">
            <text:p>0</text:p>
          </table:table-cell>
          <table:table-cell office:value-type="float" office:value="26811" calcext:value-type="float">
            <text:p>2681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06</text:p>
          </table:table-cell>
          <table:table-cell office:value-type="float" office:value="1.059209" calcext:value-type="float">
            <text:p>1.059209</text:p>
          </table:table-cell>
          <table:table-cell office:value-type="float" office:value="0.001949" calcext:value-type="float">
            <text:p>0.001949</text:p>
          </table:table-cell>
          <table:table-cell office:value-type="float" office:value="0" calcext:value-type="float">
            <text:p>0</text:p>
          </table:table-cell>
          <table:table-cell office:value-type="float" office:value="28379" calcext:value-type="float">
            <text:p>2837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07</text:p>
          </table:table-cell>
          <table:table-cell office:value-type="float" office:value="0.192556" calcext:value-type="float">
            <text:p>0.192556</text:p>
          </table:table-cell>
          <table:table-cell office:value-type="float" office:value="0.001746" calcext:value-type="float">
            <text:p>0.001746</text:p>
          </table:table-cell>
          <table:table-cell office:value-type="float" office:value="0" calcext:value-type="float">
            <text:p>0</text:p>
          </table:table-cell>
          <table:table-cell office:value-type="float" office:value="39266" calcext:value-type="float">
            <text:p>392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08</text:p>
          </table:table-cell>
          <table:table-cell office:value-type="float" office:value="0.131573" calcext:value-type="float">
            <text:p>0.131573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" calcext:value-type="float">
            <text:p>0</text:p>
          </table:table-cell>
          <table:table-cell office:value-type="float" office:value="26718" calcext:value-type="float">
            <text:p>2671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09</text:p>
          </table:table-cell>
          <table:table-cell office:value-type="float" office:value="0.869278" calcext:value-type="float">
            <text:p>0.869278</text:p>
          </table:table-cell>
          <table:table-cell office:value-type="float" office:value="0.002082" calcext:value-type="float">
            <text:p>0.002082</text:p>
          </table:table-cell>
          <table:table-cell office:value-type="float" office:value="0" calcext:value-type="float">
            <text:p>0</text:p>
          </table:table-cell>
          <table:table-cell office:value-type="float" office:value="36764" calcext:value-type="float">
            <text:p>367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10</text:p>
          </table:table-cell>
          <table:table-cell office:value-type="float" office:value="0.185517" calcext:value-type="float">
            <text:p>0.185517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" calcext:value-type="float">
            <text:p>0</text:p>
          </table:table-cell>
          <table:table-cell office:value-type="float" office:value="48884" calcext:value-type="float">
            <text:p>4888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11</text:p>
          </table:table-cell>
          <table:table-cell office:value-type="float" office:value="0.153607" calcext:value-type="float">
            <text:p>0.153607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" calcext:value-type="float">
            <text:p>0</text:p>
          </table:table-cell>
          <table:table-cell office:value-type="float" office:value="44541" calcext:value-type="float">
            <text:p>4454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12</text:p>
          </table:table-cell>
          <table:table-cell office:value-type="float" office:value="0.874541" calcext:value-type="float">
            <text:p>0.874541</text:p>
          </table:table-cell>
          <table:table-cell office:value-type="float" office:value="0.006155" calcext:value-type="float">
            <text:p>0.006155</text:p>
          </table:table-cell>
          <table:table-cell office:value-type="float" office:value="0" calcext:value-type="float">
            <text:p>0</text:p>
          </table:table-cell>
          <table:table-cell office:value-type="float" office:value="47622" calcext:value-type="float">
            <text:p>476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13</text:p>
          </table:table-cell>
          <table:table-cell office:value-type="float" office:value="6.423594" calcext:value-type="float">
            <text:p>6.423594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0" calcext:value-type="float">
            <text:p>0</text:p>
          </table:table-cell>
          <table:table-cell office:value-type="float" office:value="30157" calcext:value-type="float">
            <text:p>3015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14</text:p>
          </table:table-cell>
          <table:table-cell office:value-type="float" office:value="2.390138" calcext:value-type="float">
            <text:p>2.390138</text:p>
          </table:table-cell>
          <table:table-cell office:value-type="float" office:value="0.001782" calcext:value-type="float">
            <text:p>0.001782</text:p>
          </table:table-cell>
          <table:table-cell office:value-type="float" office:value="0" calcext:value-type="float">
            <text:p>0</text:p>
          </table:table-cell>
          <table:table-cell office:value-type="float" office:value="32783" calcext:value-type="float">
            <text:p>3278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15</text:p>
          </table:table-cell>
          <table:table-cell office:value-type="float" office:value="5.883827" calcext:value-type="float">
            <text:p>5.883827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" calcext:value-type="float">
            <text:p>0</text:p>
          </table:table-cell>
          <table:table-cell office:value-type="float" office:value="32131" calcext:value-type="float">
            <text:p>3213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16</text:p>
          </table:table-cell>
          <table:table-cell office:value-type="float" office:value="5.184696" calcext:value-type="float">
            <text:p>5.184696</text:p>
          </table:table-cell>
          <table:table-cell office:value-type="float" office:value="0.001846" calcext:value-type="float">
            <text:p>0.001846</text:p>
          </table:table-cell>
          <table:table-cell office:value-type="float" office:value="0" calcext:value-type="float">
            <text:p>0</text:p>
          </table:table-cell>
          <table:table-cell office:value-type="float" office:value="38846" calcext:value-type="float">
            <text:p>3884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17</text:p>
          </table:table-cell>
          <table:table-cell office:value-type="float" office:value="2.537733" calcext:value-type="float">
            <text:p>2.537733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" calcext:value-type="float">
            <text:p>0</text:p>
          </table:table-cell>
          <table:table-cell office:value-type="float" office:value="65432" calcext:value-type="float">
            <text:p>6543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18</text:p>
          </table:table-cell>
          <table:table-cell office:value-type="float" office:value="0.888143" calcext:value-type="float">
            <text:p>0.888143</text:p>
          </table:table-cell>
          <table:table-cell office:value-type="float" office:value="0.002462" calcext:value-type="float">
            <text:p>0.002462</text:p>
          </table:table-cell>
          <table:table-cell office:value-type="float" office:value="0" calcext:value-type="float">
            <text:p>0</text:p>
          </table:table-cell>
          <table:table-cell office:value-type="float" office:value="54417" calcext:value-type="float">
            <text:p>544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19</text:p>
          </table:table-cell>
          <table:table-cell office:value-type="float" office:value="2.366874" calcext:value-type="float">
            <text:p>2.366874</text:p>
          </table:table-cell>
          <table:table-cell office:value-type="float" office:value="0.001363" calcext:value-type="float">
            <text:p>0.001363</text:p>
          </table:table-cell>
          <table:table-cell office:value-type="float" office:value="0" calcext:value-type="float">
            <text:p>0</text:p>
          </table:table-cell>
          <table:table-cell office:value-type="float" office:value="32374" calcext:value-type="float">
            <text:p>3237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20</text:p>
          </table:table-cell>
          <table:table-cell office:value-type="float" office:value="1.546479" calcext:value-type="float">
            <text:p>1.546479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" calcext:value-type="float">
            <text:p>0</text:p>
          </table:table-cell>
          <table:table-cell office:value-type="float" office:value="31656" calcext:value-type="float">
            <text:p>316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21</text:p>
          </table:table-cell>
          <table:table-cell office:value-type="float" office:value="1.560218" calcext:value-type="float">
            <text:p>1.560218</text:p>
          </table:table-cell>
          <table:table-cell office:value-type="float" office:value="0.002328" calcext:value-type="float">
            <text:p>0.002328</text:p>
          </table:table-cell>
          <table:table-cell office:value-type="float" office:value="0" calcext:value-type="float">
            <text:p>0</text:p>
          </table:table-cell>
          <table:table-cell office:value-type="float" office:value="41141" calcext:value-type="float">
            <text:p>4114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22</text:p>
          </table:table-cell>
          <table:table-cell office:value-type="float" office:value="1.553533" calcext:value-type="float">
            <text:p>1.553533</text:p>
          </table:table-cell>
          <table:table-cell office:value-type="float" office:value="0.005353" calcext:value-type="float">
            <text:p>0.005353</text:p>
          </table:table-cell>
          <table:table-cell office:value-type="float" office:value="0" calcext:value-type="float">
            <text:p>0</text:p>
          </table:table-cell>
          <table:table-cell office:value-type="float" office:value="40833" calcext:value-type="float">
            <text:p>4083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23</text:p>
          </table:table-cell>
          <table:table-cell office:value-type="float" office:value="2.998341" calcext:value-type="float">
            <text:p>2.998341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0" calcext:value-type="float">
            <text:p>0</text:p>
          </table:table-cell>
          <table:table-cell office:value-type="float" office:value="39493" calcext:value-type="float">
            <text:p>3949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24</text:p>
          </table:table-cell>
          <table:table-cell office:value-type="float" office:value="4.604333" calcext:value-type="float">
            <text:p>4.604333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0" calcext:value-type="float">
            <text:p>0</text:p>
          </table:table-cell>
          <table:table-cell office:value-type="float" office:value="39953" calcext:value-type="float">
            <text:p>3995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25</text:p>
          </table:table-cell>
          <table:table-cell office:value-type="float" office:value="4.199737" calcext:value-type="float">
            <text:p>4.199737</text:p>
          </table:table-cell>
          <table:table-cell office:value-type="float" office:value="0.001617" calcext:value-type="float">
            <text:p>0.001617</text:p>
          </table:table-cell>
          <table:table-cell office:value-type="float" office:value="0" calcext:value-type="float">
            <text:p>0</text:p>
          </table:table-cell>
          <table:table-cell office:value-type="float" office:value="34310" calcext:value-type="float">
            <text:p>343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26</text:p>
          </table:table-cell>
          <table:table-cell office:value-type="float" office:value="2.769585" calcext:value-type="float">
            <text:p>2.769585</text:p>
          </table:table-cell>
          <table:table-cell office:value-type="float" office:value="0.001488" calcext:value-type="float">
            <text:p>0.001488</text:p>
          </table:table-cell>
          <table:table-cell office:value-type="float" office:value="0" calcext:value-type="float">
            <text:p>0</text:p>
          </table:table-cell>
          <table:table-cell office:value-type="float" office:value="33025" calcext:value-type="float">
            <text:p>3302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27</text:p>
          </table:table-cell>
          <table:table-cell office:value-type="float" office:value="2.791392" calcext:value-type="float">
            <text:p>2.791392</text:p>
          </table:table-cell>
          <table:table-cell office:value-type="float" office:value="0.002411" calcext:value-type="float">
            <text:p>0.002411</text:p>
          </table:table-cell>
          <table:table-cell office:value-type="float" office:value="0" calcext:value-type="float">
            <text:p>0</text:p>
          </table:table-cell>
          <table:table-cell office:value-type="float" office:value="40716" calcext:value-type="float">
            <text:p>407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28</text:p>
          </table:table-cell>
          <table:table-cell office:value-type="float" office:value="8.676367" calcext:value-type="float">
            <text:p>8.676367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0" calcext:value-type="float">
            <text:p>0</text:p>
          </table:table-cell>
          <table:table-cell office:value-type="float" office:value="30701" calcext:value-type="float">
            <text:p>307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29</text:p>
          </table:table-cell>
          <table:table-cell office:value-type="float" office:value="1.243605" calcext:value-type="float">
            <text:p>1.243605</text:p>
          </table:table-cell>
          <table:table-cell office:value-type="float" office:value="0.001962" calcext:value-type="float">
            <text:p>0.001962</text:p>
          </table:table-cell>
          <table:table-cell office:value-type="float" office:value="0" calcext:value-type="float">
            <text:p>0</text:p>
          </table:table-cell>
          <table:table-cell office:value-type="float" office:value="37075" calcext:value-type="float">
            <text:p>370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30</text:p>
          </table:table-cell>
          <table:table-cell office:value-type="float" office:value="1.265935" calcext:value-type="float">
            <text:p>1.265935</text:p>
          </table:table-cell>
          <table:table-cell office:value-type="float" office:value="0.001286" calcext:value-type="float">
            <text:p>0.001286</text:p>
          </table:table-cell>
          <table:table-cell office:value-type="float" office:value="0" calcext:value-type="float">
            <text:p>0</text:p>
          </table:table-cell>
          <table:table-cell office:value-type="float" office:value="30206" calcext:value-type="float">
            <text:p>3020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31</text:p>
          </table:table-cell>
          <table:table-cell office:value-type="float" office:value="0.088337" calcext:value-type="float">
            <text:p>0.088337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0" calcext:value-type="float">
            <text:p>0</text:p>
          </table:table-cell>
          <table:table-cell office:value-type="float" office:value="38817" calcext:value-type="float">
            <text:p>388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32</text:p>
          </table:table-cell>
          <table:table-cell office:value-type="float" office:value="2.400677" calcext:value-type="float">
            <text:p>2.400677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" calcext:value-type="float">
            <text:p>0</text:p>
          </table:table-cell>
          <table:table-cell office:value-type="float" office:value="34403" calcext:value-type="float">
            <text:p>3440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33</text:p>
          </table:table-cell>
          <table:table-cell office:value-type="float" office:value="2.410591" calcext:value-type="float">
            <text:p>2.410591</text:p>
          </table:table-cell>
          <table:table-cell office:value-type="float" office:value="0.001321" calcext:value-type="float">
            <text:p>0.001321</text:p>
          </table:table-cell>
          <table:table-cell office:value-type="float" office:value="0" calcext:value-type="float">
            <text:p>0</text:p>
          </table:table-cell>
          <table:table-cell office:value-type="float" office:value="29739" calcext:value-type="float">
            <text:p>297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34</text:p>
          </table:table-cell>
          <table:table-cell office:value-type="float" office:value="1.353713" calcext:value-type="float">
            <text:p>1.353713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0" calcext:value-type="float">
            <text:p>0</text:p>
          </table:table-cell>
          <table:table-cell office:value-type="float" office:value="30713" calcext:value-type="float">
            <text:p>307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35</text:p>
          </table:table-cell>
          <table:table-cell office:value-type="float" office:value="2.409891" calcext:value-type="float">
            <text:p>2.409891</text:p>
          </table:table-cell>
          <table:table-cell office:value-type="float" office:value="0.001341" calcext:value-type="float">
            <text:p>0.001341</text:p>
          </table:table-cell>
          <table:table-cell office:value-type="float" office:value="0" calcext:value-type="float">
            <text:p>0</text:p>
          </table:table-cell>
          <table:table-cell office:value-type="float" office:value="35691" calcext:value-type="float">
            <text:p>3569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36</text:p>
          </table:table-cell>
          <table:table-cell office:value-type="float" office:value="4.734235" calcext:value-type="float">
            <text:p>4.734235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" calcext:value-type="float">
            <text:p>0</text:p>
          </table:table-cell>
          <table:table-cell office:value-type="float" office:value="26954" calcext:value-type="float">
            <text:p>269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37</text:p>
          </table:table-cell>
          <table:table-cell office:value-type="float" office:value="5.13697" calcext:value-type="float">
            <text:p>5.13697</text:p>
          </table:table-cell>
          <table:table-cell office:value-type="float" office:value="0.001456" calcext:value-type="float">
            <text:p>0.001456</text:p>
          </table:table-cell>
          <table:table-cell office:value-type="float" office:value="0" calcext:value-type="float">
            <text:p>0</text:p>
          </table:table-cell>
          <table:table-cell office:value-type="float" office:value="27656" calcext:value-type="float">
            <text:p>276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38</text:p>
          </table:table-cell>
          <table:table-cell office:value-type="float" office:value="4.235202" calcext:value-type="float">
            <text:p>4.235202</text:p>
          </table:table-cell>
          <table:table-cell office:value-type="float" office:value="0.001316" calcext:value-type="float">
            <text:p>0.001316</text:p>
          </table:table-cell>
          <table:table-cell office:value-type="float" office:value="0" calcext:value-type="float">
            <text:p>0</text:p>
          </table:table-cell>
          <table:table-cell office:value-type="float" office:value="30820" calcext:value-type="float">
            <text:p>308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39</text:p>
          </table:table-cell>
          <table:table-cell office:value-type="float" office:value="4.531162" calcext:value-type="float">
            <text:p>4.531162</text:p>
          </table:table-cell>
          <table:table-cell office:value-type="float" office:value="0.002146" calcext:value-type="float">
            <text:p>0.002146</text:p>
          </table:table-cell>
          <table:table-cell office:value-type="float" office:value="0" calcext:value-type="float">
            <text:p>0</text:p>
          </table:table-cell>
          <table:table-cell office:value-type="float" office:value="44858" calcext:value-type="float">
            <text:p>448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40</text:p>
          </table:table-cell>
          <table:table-cell office:value-type="float" office:value="15.241343" calcext:value-type="float">
            <text:p>15.241343</text:p>
          </table:table-cell>
          <table:table-cell office:value-type="float" office:value="0.004408" calcext:value-type="float">
            <text:p>0.004408</text:p>
          </table:table-cell>
          <table:table-cell office:value-type="float" office:value="0" calcext:value-type="float">
            <text:p>0</text:p>
          </table:table-cell>
          <table:table-cell office:value-type="float" office:value="81000" calcext:value-type="float">
            <text:p>810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41</text:p>
          </table:table-cell>
          <table:table-cell office:value-type="float" office:value="5.225368" calcext:value-type="float">
            <text:p>5.225368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0" calcext:value-type="float">
            <text:p>0</text:p>
          </table:table-cell>
          <table:table-cell office:value-type="float" office:value="38673" calcext:value-type="float">
            <text:p>386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42</text:p>
          </table:table-cell>
          <table:table-cell office:value-type="float" office:value="7.224589" calcext:value-type="float">
            <text:p>7.224589</text:p>
          </table:table-cell>
          <table:table-cell office:value-type="float" office:value="0.001718" calcext:value-type="float">
            <text:p>0.001718</text:p>
          </table:table-cell>
          <table:table-cell office:value-type="float" office:value="0" calcext:value-type="float">
            <text:p>0</text:p>
          </table:table-cell>
          <table:table-cell office:value-type="float" office:value="37138" calcext:value-type="float">
            <text:p>3713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43</text:p>
          </table:table-cell>
          <table:table-cell office:value-type="float" office:value="4.002043" calcext:value-type="float">
            <text:p>4.002043</text:p>
          </table:table-cell>
          <table:table-cell office:value-type="float" office:value="0.002816" calcext:value-type="float">
            <text:p>0.002816</text:p>
          </table:table-cell>
          <table:table-cell office:value-type="float" office:value="0" calcext:value-type="float">
            <text:p>0</text:p>
          </table:table-cell>
          <table:table-cell office:value-type="float" office:value="49563" calcext:value-type="float">
            <text:p>4956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44</text:p>
          </table:table-cell>
          <table:table-cell office:value-type="float" office:value="2.478577" calcext:value-type="float">
            <text:p>2.478577</text:p>
          </table:table-cell>
          <table:table-cell office:value-type="float" office:value="0.002214" calcext:value-type="float">
            <text:p>0.002214</text:p>
          </table:table-cell>
          <table:table-cell office:value-type="float" office:value="0" calcext:value-type="float">
            <text:p>0</text:p>
          </table:table-cell>
          <table:table-cell office:value-type="float" office:value="40016" calcext:value-type="float">
            <text:p>4001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45</text:p>
          </table:table-cell>
          <table:table-cell office:value-type="float" office:value="1.654206" calcext:value-type="float">
            <text:p>1.654206</text:p>
          </table:table-cell>
          <table:table-cell office:value-type="float" office:value="0.002462" calcext:value-type="float">
            <text:p>0.002462</text:p>
          </table:table-cell>
          <table:table-cell office:value-type="float" office:value="0" calcext:value-type="float">
            <text:p>0</text:p>
          </table:table-cell>
          <table:table-cell office:value-type="float" office:value="32124" calcext:value-type="float">
            <text:p>321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46</text:p>
          </table:table-cell>
          <table:table-cell office:value-type="float" office:value="1.03256" calcext:value-type="float">
            <text:p>1.03256</text:p>
          </table:table-cell>
          <table:table-cell office:value-type="float" office:value="0.002199" calcext:value-type="float">
            <text:p>0.002199</text:p>
          </table:table-cell>
          <table:table-cell office:value-type="float" office:value="0" calcext:value-type="float">
            <text:p>0</text:p>
          </table:table-cell>
          <table:table-cell office:value-type="float" office:value="37832" calcext:value-type="float">
            <text:p>3783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47</text:p>
          </table:table-cell>
          <table:table-cell office:value-type="float" office:value="1.382887" calcext:value-type="float">
            <text:p>1.382887</text:p>
          </table:table-cell>
          <table:table-cell office:value-type="float" office:value="0.002354" calcext:value-type="float">
            <text:p>0.002354</text:p>
          </table:table-cell>
          <table:table-cell office:value-type="float" office:value="0" calcext:value-type="float">
            <text:p>0</text:p>
          </table:table-cell>
          <table:table-cell office:value-type="float" office:value="33219" calcext:value-type="float">
            <text:p>3321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48</text:p>
          </table:table-cell>
          <table:table-cell office:value-type="float" office:value="2.869149" calcext:value-type="float">
            <text:p>2.869149</text:p>
          </table:table-cell>
          <table:table-cell office:value-type="float" office:value="0.002214" calcext:value-type="float">
            <text:p>0.002214</text:p>
          </table:table-cell>
          <table:table-cell office:value-type="float" office:value="0" calcext:value-type="float">
            <text:p>0</text:p>
          </table:table-cell>
          <table:table-cell office:value-type="float" office:value="33680" calcext:value-type="float">
            <text:p>3368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49</text:p>
          </table:table-cell>
          <table:table-cell office:value-type="float" office:value="1.64148" calcext:value-type="float">
            <text:p>1.64148</text:p>
          </table:table-cell>
          <table:table-cell office:value-type="float" office:value="0.002432" calcext:value-type="float">
            <text:p>0.002432</text:p>
          </table:table-cell>
          <table:table-cell office:value-type="float" office:value="0" calcext:value-type="float">
            <text:p>0</text:p>
          </table:table-cell>
          <table:table-cell office:value-type="float" office:value="37029" calcext:value-type="float">
            <text:p>3702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50</text:p>
          </table:table-cell>
          <table:table-cell office:value-type="float" office:value="1.619744" calcext:value-type="float">
            <text:p>1.619744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" calcext:value-type="float">
            <text:p>0</text:p>
          </table:table-cell>
          <table:table-cell office:value-type="float" office:value="24926" calcext:value-type="float">
            <text:p>2492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51</text:p>
          </table:table-cell>
          <table:table-cell office:value-type="float" office:value="1.260364" calcext:value-type="float">
            <text:p>1.260364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" calcext:value-type="float">
            <text:p>0</text:p>
          </table:table-cell>
          <table:table-cell office:value-type="float" office:value="16437" calcext:value-type="float">
            <text:p>1643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52</text:p>
          </table:table-cell>
          <table:table-cell office:value-type="float" office:value="0.88136" calcext:value-type="float">
            <text:p>0.88136</text:p>
          </table:table-cell>
          <table:table-cell office:value-type="float" office:value="0.001814" calcext:value-type="float">
            <text:p>0.001814</text:p>
          </table:table-cell>
          <table:table-cell office:value-type="float" office:value="0" calcext:value-type="float">
            <text:p>0</text:p>
          </table:table-cell>
          <table:table-cell office:value-type="float" office:value="29405" calcext:value-type="float">
            <text:p>2940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53</text:p>
          </table:table-cell>
          <table:table-cell office:value-type="float" office:value="0.154376" calcext:value-type="float">
            <text:p>0.154376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" calcext:value-type="float">
            <text:p>0</text:p>
          </table:table-cell>
          <table:table-cell office:value-type="float" office:value="43761" calcext:value-type="float">
            <text:p>4376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54</text:p>
          </table:table-cell>
          <table:table-cell office:value-type="float" office:value="0.509057" calcext:value-type="float">
            <text:p>0.509057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0" calcext:value-type="float">
            <text:p>0</text:p>
          </table:table-cell>
          <table:table-cell office:value-type="float" office:value="33613" calcext:value-type="float">
            <text:p>336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55</text:p>
          </table:table-cell>
          <table:table-cell office:value-type="float" office:value="0.832586" calcext:value-type="float">
            <text:p>0.832586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" calcext:value-type="float">
            <text:p>0</text:p>
          </table:table-cell>
          <table:table-cell office:value-type="float" office:value="27454" calcext:value-type="float">
            <text:p>2745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56</text:p>
          </table:table-cell>
          <table:table-cell office:value-type="float" office:value="0.503918" calcext:value-type="float">
            <text:p>0.503918</text:p>
          </table:table-cell>
          <table:table-cell office:value-type="float" office:value="0.001489" calcext:value-type="float">
            <text:p>0.001489</text:p>
          </table:table-cell>
          <table:table-cell office:value-type="float" office:value="0" calcext:value-type="float">
            <text:p>0</text:p>
          </table:table-cell>
          <table:table-cell office:value-type="float" office:value="23486" calcext:value-type="float">
            <text:p>2348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57</text:p>
          </table:table-cell>
          <table:table-cell office:value-type="float" office:value="0.925367" calcext:value-type="float">
            <text:p>0.925367</text:p>
          </table:table-cell>
          <table:table-cell office:value-type="float" office:value="0.002254" calcext:value-type="float">
            <text:p>0.002254</text:p>
          </table:table-cell>
          <table:table-cell office:value-type="float" office:value="0" calcext:value-type="float">
            <text:p>0</text:p>
          </table:table-cell>
          <table:table-cell office:value-type="float" office:value="38123" calcext:value-type="float">
            <text:p>3812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58</text:p>
          </table:table-cell>
          <table:table-cell office:value-type="float" office:value="0.568568" calcext:value-type="float">
            <text:p>0.568568</text:p>
          </table:table-cell>
          <table:table-cell office:value-type="float" office:value="0.002843" calcext:value-type="float">
            <text:p>0.002843</text:p>
          </table:table-cell>
          <table:table-cell office:value-type="float" office:value="0" calcext:value-type="float">
            <text:p>0</text:p>
          </table:table-cell>
          <table:table-cell office:value-type="float" office:value="39464" calcext:value-type="float">
            <text:p>3946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8:59</text:p>
          </table:table-cell>
          <table:table-cell office:value-type="float" office:value="0.935167" calcext:value-type="float">
            <text:p>0.935167</text:p>
          </table:table-cell>
          <table:table-cell office:value-type="float" office:value="0.002619" calcext:value-type="float">
            <text:p>0.002619</text:p>
          </table:table-cell>
          <table:table-cell office:value-type="float" office:value="0" calcext:value-type="float">
            <text:p>0</text:p>
          </table:table-cell>
          <table:table-cell office:value-type="float" office:value="39257" calcext:value-type="float">
            <text:p>3925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00</text:p>
          </table:table-cell>
          <table:table-cell office:value-type="float" office:value="0.288801" calcext:value-type="float">
            <text:p>0.288801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" calcext:value-type="float">
            <text:p>0</text:p>
          </table:table-cell>
          <table:table-cell office:value-type="float" office:value="42386" calcext:value-type="float">
            <text:p>4238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01</text:p>
          </table:table-cell>
          <table:table-cell office:value-type="float" office:value="0.287885" calcext:value-type="float">
            <text:p>0.287885</text:p>
          </table:table-cell>
          <table:table-cell office:value-type="float" office:value="0.002448" calcext:value-type="float">
            <text:p>0.002448</text:p>
          </table:table-cell>
          <table:table-cell office:value-type="float" office:value="0" calcext:value-type="float">
            <text:p>0</text:p>
          </table:table-cell>
          <table:table-cell office:value-type="float" office:value="31064" calcext:value-type="float">
            <text:p>3106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02</text:p>
          </table:table-cell>
          <table:table-cell office:value-type="float" office:value="3.265948" calcext:value-type="float">
            <text:p>3.265948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0" calcext:value-type="float">
            <text:p>0</text:p>
          </table:table-cell>
          <table:table-cell office:value-type="float" office:value="29544" calcext:value-type="float">
            <text:p>2954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03</text:p>
          </table:table-cell>
          <table:table-cell office:value-type="float" office:value="2.37133" calcext:value-type="float">
            <text:p>2.37133</text:p>
          </table:table-cell>
          <table:table-cell office:value-type="float" office:value="0.002262" calcext:value-type="float">
            <text:p>0.002262</text:p>
          </table:table-cell>
          <table:table-cell office:value-type="float" office:value="0" calcext:value-type="float">
            <text:p>0</text:p>
          </table:table-cell>
          <table:table-cell office:value-type="float" office:value="29743" calcext:value-type="float">
            <text:p>2974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04</text:p>
          </table:table-cell>
          <table:table-cell office:value-type="float" office:value="1.305594" calcext:value-type="float">
            <text:p>1.305594</text:p>
          </table:table-cell>
          <table:table-cell office:value-type="float" office:value="0.002307" calcext:value-type="float">
            <text:p>0.002307</text:p>
          </table:table-cell>
          <table:table-cell office:value-type="float" office:value="0" calcext:value-type="float">
            <text:p>0</text:p>
          </table:table-cell>
          <table:table-cell office:value-type="float" office:value="30949" calcext:value-type="float">
            <text:p>3094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05</text:p>
          </table:table-cell>
          <table:table-cell office:value-type="float" office:value="0.6047" calcext:value-type="float">
            <text:p>0.6047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0" calcext:value-type="float">
            <text:p>0</text:p>
          </table:table-cell>
          <table:table-cell office:value-type="float" office:value="34508" calcext:value-type="float">
            <text:p>3450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06</text:p>
          </table:table-cell>
          <table:table-cell office:value-type="float" office:value="1.295594" calcext:value-type="float">
            <text:p>1.295594</text:p>
          </table:table-cell>
          <table:table-cell office:value-type="float" office:value="0.001771" calcext:value-type="float">
            <text:p>0.001771</text:p>
          </table:table-cell>
          <table:table-cell office:value-type="float" office:value="0" calcext:value-type="float">
            <text:p>0</text:p>
          </table:table-cell>
          <table:table-cell office:value-type="float" office:value="30233" calcext:value-type="float">
            <text:p>3023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07</text:p>
          </table:table-cell>
          <table:table-cell office:value-type="float" office:value="1.625207" calcext:value-type="float">
            <text:p>1.625207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" calcext:value-type="float">
            <text:p>0</text:p>
          </table:table-cell>
          <table:table-cell office:value-type="float" office:value="29875" calcext:value-type="float">
            <text:p>2987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08</text:p>
          </table:table-cell>
          <table:table-cell office:value-type="float" office:value="0.911653" calcext:value-type="float">
            <text:p>0.911653</text:p>
          </table:table-cell>
          <table:table-cell office:value-type="float" office:value="0.002474" calcext:value-type="float">
            <text:p>0.002474</text:p>
          </table:table-cell>
          <table:table-cell office:value-type="float" office:value="0" calcext:value-type="float">
            <text:p>0</text:p>
          </table:table-cell>
          <table:table-cell office:value-type="float" office:value="36480" calcext:value-type="float">
            <text:p>3648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09</text:p>
          </table:table-cell>
          <table:table-cell office:value-type="float" office:value="2.308779" calcext:value-type="float">
            <text:p>2.308779</text:p>
          </table:table-cell>
          <table:table-cell office:value-type="float" office:value="0.002649" calcext:value-type="float">
            <text:p>0.002649</text:p>
          </table:table-cell>
          <table:table-cell office:value-type="float" office:value="0" calcext:value-type="float">
            <text:p>0</text:p>
          </table:table-cell>
          <table:table-cell office:value-type="float" office:value="35844" calcext:value-type="float">
            <text:p>3584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10</text:p>
          </table:table-cell>
          <table:table-cell office:value-type="float" office:value="0.929191" calcext:value-type="float">
            <text:p>0.929191</text:p>
          </table:table-cell>
          <table:table-cell office:value-type="float" office:value="0.002391" calcext:value-type="float">
            <text:p>0.002391</text:p>
          </table:table-cell>
          <table:table-cell office:value-type="float" office:value="0" calcext:value-type="float">
            <text:p>0</text:p>
          </table:table-cell>
          <table:table-cell office:value-type="float" office:value="41678" calcext:value-type="float">
            <text:p>4167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11</text:p>
          </table:table-cell>
          <table:table-cell office:value-type="float" office:value="2.032413" calcext:value-type="float">
            <text:p>2.032413</text:p>
          </table:table-cell>
          <table:table-cell office:value-type="float" office:value="0.001992" calcext:value-type="float">
            <text:p>0.001992</text:p>
          </table:table-cell>
          <table:table-cell office:value-type="float" office:value="0" calcext:value-type="float">
            <text:p>0</text:p>
          </table:table-cell>
          <table:table-cell office:value-type="float" office:value="26982" calcext:value-type="float">
            <text:p>2698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12</text:p>
          </table:table-cell>
          <table:table-cell office:value-type="float" office:value="0.994531" calcext:value-type="float">
            <text:p>0.994531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0" calcext:value-type="float">
            <text:p>0</text:p>
          </table:table-cell>
          <table:table-cell office:value-type="float" office:value="33968" calcext:value-type="float">
            <text:p>3396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13</text:p>
          </table:table-cell>
          <table:table-cell office:value-type="float" office:value="2.013159" calcext:value-type="float">
            <text:p>2.013159</text:p>
          </table:table-cell>
          <table:table-cell office:value-type="float" office:value="0.002075" calcext:value-type="float">
            <text:p>0.002075</text:p>
          </table:table-cell>
          <table:table-cell office:value-type="float" office:value="0" calcext:value-type="float">
            <text:p>0</text:p>
          </table:table-cell>
          <table:table-cell office:value-type="float" office:value="29238" calcext:value-type="float">
            <text:p>2923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14</text:p>
          </table:table-cell>
          <table:table-cell office:value-type="float" office:value="3.564352" calcext:value-type="float">
            <text:p>3.564352</text:p>
          </table:table-cell>
          <table:table-cell office:value-type="float" office:value="0.009441" calcext:value-type="float">
            <text:p>0.009441</text:p>
          </table:table-cell>
          <table:table-cell office:value-type="float" office:value="0" calcext:value-type="float">
            <text:p>0</text:p>
          </table:table-cell>
          <table:table-cell office:value-type="float" office:value="49434" calcext:value-type="float">
            <text:p>4943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15</text:p>
          </table:table-cell>
          <table:table-cell office:value-type="float" office:value="1.062504" calcext:value-type="float">
            <text:p>1.062504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" calcext:value-type="float">
            <text:p>0</text:p>
          </table:table-cell>
          <table:table-cell office:value-type="float" office:value="44783" calcext:value-type="float">
            <text:p>4478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16</text:p>
          </table:table-cell>
          <table:table-cell office:value-type="float" office:value="0.970224" calcext:value-type="float">
            <text:p>0.970224</text:p>
          </table:table-cell>
          <table:table-cell office:value-type="float" office:value="0.003141" calcext:value-type="float">
            <text:p>0.003141</text:p>
          </table:table-cell>
          <table:table-cell office:value-type="float" office:value="0" calcext:value-type="float">
            <text:p>0</text:p>
          </table:table-cell>
          <table:table-cell office:value-type="float" office:value="46334" calcext:value-type="float">
            <text:p>4633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17</text:p>
          </table:table-cell>
          <table:table-cell office:value-type="float" office:value="1.33396" calcext:value-type="float">
            <text:p>1.33396</text:p>
          </table:table-cell>
          <table:table-cell office:value-type="float" office:value="0.003233" calcext:value-type="float">
            <text:p>0.003233</text:p>
          </table:table-cell>
          <table:table-cell office:value-type="float" office:value="0" calcext:value-type="float">
            <text:p>0</text:p>
          </table:table-cell>
          <table:table-cell office:value-type="float" office:value="47167" calcext:value-type="float">
            <text:p>4716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18</text:p>
          </table:table-cell>
          <table:table-cell office:value-type="float" office:value="0.502025" calcext:value-type="float">
            <text:p>0.502025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" calcext:value-type="float">
            <text:p>0</text:p>
          </table:table-cell>
          <table:table-cell office:value-type="float" office:value="30136" calcext:value-type="float">
            <text:p>3013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19</text:p>
          </table:table-cell>
          <table:table-cell office:value-type="float" office:value="0.534521" calcext:value-type="float">
            <text:p>0.534521</text:p>
          </table:table-cell>
          <table:table-cell office:value-type="float" office:value="0.004136" calcext:value-type="float">
            <text:p>0.004136</text:p>
          </table:table-cell>
          <table:table-cell office:value-type="float" office:value="0" calcext:value-type="float">
            <text:p>0</text:p>
          </table:table-cell>
          <table:table-cell office:value-type="float" office:value="36641" calcext:value-type="float">
            <text:p>3664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20</text:p>
          </table:table-cell>
          <table:table-cell office:value-type="float" office:value="1.715018" calcext:value-type="float">
            <text:p>1.715018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" calcext:value-type="float">
            <text:p>0</text:p>
          </table:table-cell>
          <table:table-cell office:value-type="float" office:value="31790" calcext:value-type="float">
            <text:p>3179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21</text:p>
          </table:table-cell>
          <table:table-cell office:value-type="float" office:value="1.432074" calcext:value-type="float">
            <text:p>1.432074</text:p>
          </table:table-cell>
          <table:table-cell office:value-type="float" office:value="0.002781" calcext:value-type="float">
            <text:p>0.002781</text:p>
          </table:table-cell>
          <table:table-cell office:value-type="float" office:value="0" calcext:value-type="float">
            <text:p>0</text:p>
          </table:table-cell>
          <table:table-cell office:value-type="float" office:value="45777" calcext:value-type="float">
            <text:p>4577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22</text:p>
          </table:table-cell>
          <table:table-cell office:value-type="float" office:value="0.961245" calcext:value-type="float">
            <text:p>0.961245</text:p>
          </table:table-cell>
          <table:table-cell office:value-type="float" office:value="0.001893" calcext:value-type="float">
            <text:p>0.001893</text:p>
          </table:table-cell>
          <table:table-cell office:value-type="float" office:value="0" calcext:value-type="float">
            <text:p>0</text:p>
          </table:table-cell>
          <table:table-cell office:value-type="float" office:value="26263" calcext:value-type="float">
            <text:p>2626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23</text:p>
          </table:table-cell>
          <table:table-cell office:value-type="float" office:value="1.802679" calcext:value-type="float">
            <text:p>1.802679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" calcext:value-type="float">
            <text:p>0</text:p>
          </table:table-cell>
          <table:table-cell office:value-type="float" office:value="35585" calcext:value-type="float">
            <text:p>355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24</text:p>
          </table:table-cell>
          <table:table-cell office:value-type="float" office:value="2.971259" calcext:value-type="float">
            <text:p>2.971259</text:p>
          </table:table-cell>
          <table:table-cell office:value-type="float" office:value="0.004725" calcext:value-type="float">
            <text:p>0.004725</text:p>
          </table:table-cell>
          <table:table-cell office:value-type="float" office:value="0" calcext:value-type="float">
            <text:p>0</text:p>
          </table:table-cell>
          <table:table-cell office:value-type="float" office:value="36072" calcext:value-type="float">
            <text:p>3607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25</text:p>
          </table:table-cell>
          <table:table-cell office:value-type="float" office:value="2.167772" calcext:value-type="float">
            <text:p>2.167772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" calcext:value-type="float">
            <text:p>0</text:p>
          </table:table-cell>
          <table:table-cell office:value-type="float" office:value="35534" calcext:value-type="float">
            <text:p>355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26</text:p>
          </table:table-cell>
          <table:table-cell office:value-type="float" office:value="1.054622" calcext:value-type="float">
            <text:p>1.054622</text:p>
          </table:table-cell>
          <table:table-cell office:value-type="float" office:value="0.006415" calcext:value-type="float">
            <text:p>0.006415</text:p>
          </table:table-cell>
          <table:table-cell office:value-type="float" office:value="0" calcext:value-type="float">
            <text:p>0</text:p>
          </table:table-cell>
          <table:table-cell office:value-type="float" office:value="37107" calcext:value-type="float">
            <text:p>3710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27</text:p>
          </table:table-cell>
          <table:table-cell office:value-type="float" office:value="0.646409" calcext:value-type="float">
            <text:p>0.646409</text:p>
          </table:table-cell>
          <table:table-cell office:value-type="float" office:value="0.004837" calcext:value-type="float">
            <text:p>0.004837</text:p>
          </table:table-cell>
          <table:table-cell office:value-type="float" office:value="0" calcext:value-type="float">
            <text:p>0</text:p>
          </table:table-cell>
          <table:table-cell office:value-type="float" office:value="55117" calcext:value-type="float">
            <text:p>5511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28</text:p>
          </table:table-cell>
          <table:table-cell office:value-type="float" office:value="2.51526" calcext:value-type="float">
            <text:p>2.51526</text:p>
          </table:table-cell>
          <table:table-cell office:value-type="float" office:value="0.002412" calcext:value-type="float">
            <text:p>0.002412</text:p>
          </table:table-cell>
          <table:table-cell office:value-type="float" office:value="0" calcext:value-type="float">
            <text:p>0</text:p>
          </table:table-cell>
          <table:table-cell office:value-type="float" office:value="26691" calcext:value-type="float">
            <text:p>2669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29</text:p>
          </table:table-cell>
          <table:table-cell office:value-type="float" office:value="0.65928" calcext:value-type="float">
            <text:p>0.65928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" calcext:value-type="float">
            <text:p>0</text:p>
          </table:table-cell>
          <table:table-cell office:value-type="float" office:value="38508" calcext:value-type="float">
            <text:p>3850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30</text:p>
          </table:table-cell>
          <table:table-cell office:value-type="float" office:value="0.553063" calcext:value-type="float">
            <text:p>0.553063</text:p>
          </table:table-cell>
          <table:table-cell office:value-type="float" office:value="0.004494" calcext:value-type="float">
            <text:p>0.004494</text:p>
          </table:table-cell>
          <table:table-cell office:value-type="float" office:value="0" calcext:value-type="float">
            <text:p>0</text:p>
          </table:table-cell>
          <table:table-cell office:value-type="float" office:value="38376" calcext:value-type="float">
            <text:p>3837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31</text:p>
          </table:table-cell>
          <table:table-cell office:value-type="float" office:value="1.242458" calcext:value-type="float">
            <text:p>1.242458</text:p>
          </table:table-cell>
          <table:table-cell office:value-type="float" office:value="0.002882" calcext:value-type="float">
            <text:p>0.002882</text:p>
          </table:table-cell>
          <table:table-cell office:value-type="float" office:value="0" calcext:value-type="float">
            <text:p>0</text:p>
          </table:table-cell>
          <table:table-cell office:value-type="float" office:value="38088" calcext:value-type="float">
            <text:p>3808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32</text:p>
          </table:table-cell>
          <table:table-cell office:value-type="float" office:value="0.856165" calcext:value-type="float">
            <text:p>0.856165</text:p>
          </table:table-cell>
          <table:table-cell office:value-type="float" office:value="0.002401" calcext:value-type="float">
            <text:p>0.002401</text:p>
          </table:table-cell>
          <table:table-cell office:value-type="float" office:value="0" calcext:value-type="float">
            <text:p>0</text:p>
          </table:table-cell>
          <table:table-cell office:value-type="float" office:value="35548" calcext:value-type="float">
            <text:p>3554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33</text:p>
          </table:table-cell>
          <table:table-cell office:value-type="float" office:value="1.209619" calcext:value-type="float">
            <text:p>1.209619</text:p>
          </table:table-cell>
          <table:table-cell office:value-type="float" office:value="0.002615" calcext:value-type="float">
            <text:p>0.002615</text:p>
          </table:table-cell>
          <table:table-cell office:value-type="float" office:value="0" calcext:value-type="float">
            <text:p>0</text:p>
          </table:table-cell>
          <table:table-cell office:value-type="float" office:value="39969" calcext:value-type="float">
            <text:p>3996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34</text:p>
          </table:table-cell>
          <table:table-cell office:value-type="float" office:value="1.239943" calcext:value-type="float">
            <text:p>1.239943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" calcext:value-type="float">
            <text:p>0</text:p>
          </table:table-cell>
          <table:table-cell office:value-type="float" office:value="41939" calcext:value-type="float">
            <text:p>4193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35</text:p>
          </table:table-cell>
          <table:table-cell office:value-type="float" office:value="2.516697" calcext:value-type="float">
            <text:p>2.516697</text:p>
          </table:table-cell>
          <table:table-cell office:value-type="float" office:value="0.002101" calcext:value-type="float">
            <text:p>0.002101</text:p>
          </table:table-cell>
          <table:table-cell office:value-type="float" office:value="0" calcext:value-type="float">
            <text:p>0</text:p>
          </table:table-cell>
          <table:table-cell office:value-type="float" office:value="30064" calcext:value-type="float">
            <text:p>3006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36</text:p>
          </table:table-cell>
          <table:table-cell office:value-type="float" office:value="2.664128" calcext:value-type="float">
            <text:p>2.664128</text:p>
          </table:table-cell>
          <table:table-cell office:value-type="float" office:value="0.003088" calcext:value-type="float">
            <text:p>0.003088</text:p>
          </table:table-cell>
          <table:table-cell office:value-type="float" office:value="0" calcext:value-type="float">
            <text:p>0</text:p>
          </table:table-cell>
          <table:table-cell office:value-type="float" office:value="40829" calcext:value-type="float">
            <text:p>4082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37</text:p>
          </table:table-cell>
          <table:table-cell office:value-type="float" office:value="1.627065" calcext:value-type="float">
            <text:p>1.627065</text:p>
          </table:table-cell>
          <table:table-cell office:value-type="float" office:value="0.004535" calcext:value-type="float">
            <text:p>0.004535</text:p>
          </table:table-cell>
          <table:table-cell office:value-type="float" office:value="0" calcext:value-type="float">
            <text:p>0</text:p>
          </table:table-cell>
          <table:table-cell office:value-type="float" office:value="41105" calcext:value-type="float">
            <text:p>4110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38</text:p>
          </table:table-cell>
          <table:table-cell office:value-type="float" office:value="1.351488" calcext:value-type="float">
            <text:p>1.351488</text:p>
          </table:table-cell>
          <table:table-cell office:value-type="float" office:value="0.005234" calcext:value-type="float">
            <text:p>0.005234</text:p>
          </table:table-cell>
          <table:table-cell office:value-type="float" office:value="0" calcext:value-type="float">
            <text:p>0</text:p>
          </table:table-cell>
          <table:table-cell office:value-type="float" office:value="35257" calcext:value-type="float">
            <text:p>3525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39</text:p>
          </table:table-cell>
          <table:table-cell office:value-type="float" office:value="3.106534" calcext:value-type="float">
            <text:p>3.106534</text:p>
          </table:table-cell>
          <table:table-cell office:value-type="float" office:value="0.002089" calcext:value-type="float">
            <text:p>0.002089</text:p>
          </table:table-cell>
          <table:table-cell office:value-type="float" office:value="0" calcext:value-type="float">
            <text:p>0</text:p>
          </table:table-cell>
          <table:table-cell office:value-type="float" office:value="27257" calcext:value-type="float">
            <text:p>2725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40</text:p>
          </table:table-cell>
          <table:table-cell office:value-type="float" office:value="1.281804" calcext:value-type="float">
            <text:p>1.281804</text:p>
          </table:table-cell>
          <table:table-cell office:value-type="float" office:value="0.002861" calcext:value-type="float">
            <text:p>0.002861</text:p>
          </table:table-cell>
          <table:table-cell office:value-type="float" office:value="0" calcext:value-type="float">
            <text:p>0</text:p>
          </table:table-cell>
          <table:table-cell office:value-type="float" office:value="39085" calcext:value-type="float">
            <text:p>3908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41</text:p>
          </table:table-cell>
          <table:table-cell office:value-type="float" office:value="0.912445" calcext:value-type="float">
            <text:p>0.912445</text:p>
          </table:table-cell>
          <table:table-cell office:value-type="float" office:value="0.002744" calcext:value-type="float">
            <text:p>0.002744</text:p>
          </table:table-cell>
          <table:table-cell office:value-type="float" office:value="0" calcext:value-type="float">
            <text:p>0</text:p>
          </table:table-cell>
          <table:table-cell office:value-type="float" office:value="44259" calcext:value-type="float">
            <text:p>4425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42</text:p>
          </table:table-cell>
          <table:table-cell office:value-type="float" office:value="1.527127" calcext:value-type="float">
            <text:p>1.527127</text:p>
          </table:table-cell>
          <table:table-cell office:value-type="float" office:value="0.001637" calcext:value-type="float">
            <text:p>0.001637</text:p>
          </table:table-cell>
          <table:table-cell office:value-type="float" office:value="0" calcext:value-type="float">
            <text:p>0</text:p>
          </table:table-cell>
          <table:table-cell office:value-type="float" office:value="28344" calcext:value-type="float">
            <text:p>2834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43</text:p>
          </table:table-cell>
          <table:table-cell office:value-type="float" office:value="1.273477" calcext:value-type="float">
            <text:p>1.273477</text:p>
          </table:table-cell>
          <table:table-cell office:value-type="float" office:value="0.002467" calcext:value-type="float">
            <text:p>0.002467</text:p>
          </table:table-cell>
          <table:table-cell office:value-type="float" office:value="0" calcext:value-type="float">
            <text:p>0</text:p>
          </table:table-cell>
          <table:table-cell office:value-type="float" office:value="37157" calcext:value-type="float">
            <text:p>3715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44</text:p>
          </table:table-cell>
          <table:table-cell office:value-type="float" office:value="0.590163" calcext:value-type="float">
            <text:p>0.590163</text:p>
          </table:table-cell>
          <table:table-cell office:value-type="float" office:value="0.006109" calcext:value-type="float">
            <text:p>0.006109</text:p>
          </table:table-cell>
          <table:table-cell office:value-type="float" office:value="0" calcext:value-type="float">
            <text:p>0</text:p>
          </table:table-cell>
          <table:table-cell office:value-type="float" office:value="44992" calcext:value-type="float">
            <text:p>4499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45</text:p>
          </table:table-cell>
          <table:table-cell office:value-type="float" office:value="1.059836" calcext:value-type="float">
            <text:p>1.059836</text:p>
          </table:table-cell>
          <table:table-cell office:value-type="float" office:value="0.002283" calcext:value-type="float">
            <text:p>0.002283</text:p>
          </table:table-cell>
          <table:table-cell office:value-type="float" office:value="0" calcext:value-type="float">
            <text:p>0</text:p>
          </table:table-cell>
          <table:table-cell office:value-type="float" office:value="34797" calcext:value-type="float">
            <text:p>3479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46</text:p>
          </table:table-cell>
          <table:table-cell office:value-type="float" office:value="0.477247" calcext:value-type="float">
            <text:p>0.477247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" calcext:value-type="float">
            <text:p>0</text:p>
          </table:table-cell>
          <table:table-cell office:value-type="float" office:value="22419" calcext:value-type="float">
            <text:p>2241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47</text:p>
          </table:table-cell>
          <table:table-cell office:value-type="float" office:value="0.541024" calcext:value-type="float">
            <text:p>0.541024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" calcext:value-type="float">
            <text:p>0</text:p>
          </table:table-cell>
          <table:table-cell office:value-type="float" office:value="28526" calcext:value-type="float">
            <text:p>2852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48</text:p>
          </table:table-cell>
          <table:table-cell office:value-type="float" office:value="0.498534" calcext:value-type="float">
            <text:p>0.498534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" calcext:value-type="float">
            <text:p>0</text:p>
          </table:table-cell>
          <table:table-cell office:value-type="float" office:value="34024" calcext:value-type="float">
            <text:p>3402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49</text:p>
          </table:table-cell>
          <table:table-cell office:value-type="float" office:value="0.136586" calcext:value-type="float">
            <text:p>0.136586</text:p>
          </table:table-cell>
          <table:table-cell office:value-type="float" office:value="0.004057" calcext:value-type="float">
            <text:p>0.004057</text:p>
          </table:table-cell>
          <table:table-cell office:value-type="float" office:value="0" calcext:value-type="float">
            <text:p>0</text:p>
          </table:table-cell>
          <table:table-cell office:value-type="float" office:value="37446" calcext:value-type="float">
            <text:p>3744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50</text:p>
          </table:table-cell>
          <table:table-cell office:value-type="float" office:value="0.890193" calcext:value-type="float">
            <text:p>0.890193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" calcext:value-type="float">
            <text:p>0</text:p>
          </table:table-cell>
          <table:table-cell office:value-type="float" office:value="45030" calcext:value-type="float">
            <text:p>4503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51</text:p>
          </table:table-cell>
          <table:table-cell office:value-type="float" office:value="0.886621" calcext:value-type="float">
            <text:p>0.886621</text:p>
          </table:table-cell>
          <table:table-cell office:value-type="float" office:value="0.003243" calcext:value-type="float">
            <text:p>0.003243</text:p>
          </table:table-cell>
          <table:table-cell office:value-type="float" office:value="0" calcext:value-type="float">
            <text:p>0</text:p>
          </table:table-cell>
          <table:table-cell office:value-type="float" office:value="42364" calcext:value-type="float">
            <text:p>4236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52</text:p>
          </table:table-cell>
          <table:table-cell office:value-type="float" office:value="1.69247" calcext:value-type="float">
            <text:p>1.69247</text:p>
          </table:table-cell>
          <table:table-cell office:value-type="float" office:value="0.002276" calcext:value-type="float">
            <text:p>0.002276</text:p>
          </table:table-cell>
          <table:table-cell office:value-type="float" office:value="0" calcext:value-type="float">
            <text:p>0</text:p>
          </table:table-cell>
          <table:table-cell office:value-type="float" office:value="32212" calcext:value-type="float">
            <text:p>322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53</text:p>
          </table:table-cell>
          <table:table-cell office:value-type="float" office:value="2.588023" calcext:value-type="float">
            <text:p>2.588023</text:p>
          </table:table-cell>
          <table:table-cell office:value-type="float" office:value="0.004583" calcext:value-type="float">
            <text:p>0.004583</text:p>
          </table:table-cell>
          <table:table-cell office:value-type="float" office:value="0" calcext:value-type="float">
            <text:p>0</text:p>
          </table:table-cell>
          <table:table-cell office:value-type="float" office:value="39877" calcext:value-type="float">
            <text:p>3987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54</text:p>
          </table:table-cell>
          <table:table-cell office:value-type="float" office:value="2.016199" calcext:value-type="float">
            <text:p>2.016199</text:p>
          </table:table-cell>
          <table:table-cell office:value-type="float" office:value="0.003848" calcext:value-type="float">
            <text:p>0.003848</text:p>
          </table:table-cell>
          <table:table-cell office:value-type="float" office:value="0" calcext:value-type="float">
            <text:p>0</text:p>
          </table:table-cell>
          <table:table-cell office:value-type="float" office:value="31337" calcext:value-type="float">
            <text:p>3133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55</text:p>
          </table:table-cell>
          <table:table-cell office:value-type="float" office:value="1.732998" calcext:value-type="float">
            <text:p>1.732998</text:p>
          </table:table-cell>
          <table:table-cell office:value-type="float" office:value="0.002518" calcext:value-type="float">
            <text:p>0.002518</text:p>
          </table:table-cell>
          <table:table-cell office:value-type="float" office:value="0" calcext:value-type="float">
            <text:p>0</text:p>
          </table:table-cell>
          <table:table-cell office:value-type="float" office:value="29028" calcext:value-type="float">
            <text:p>2902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56</text:p>
          </table:table-cell>
          <table:table-cell office:value-type="float" office:value="2.039283" calcext:value-type="float">
            <text:p>2.039283</text:p>
          </table:table-cell>
          <table:table-cell office:value-type="float" office:value="0.002235" calcext:value-type="float">
            <text:p>0.002235</text:p>
          </table:table-cell>
          <table:table-cell office:value-type="float" office:value="0" calcext:value-type="float">
            <text:p>0</text:p>
          </table:table-cell>
          <table:table-cell office:value-type="float" office:value="33950" calcext:value-type="float">
            <text:p>3395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57</text:p>
          </table:table-cell>
          <table:table-cell office:value-type="float" office:value="1.679714" calcext:value-type="float">
            <text:p>1.679714</text:p>
          </table:table-cell>
          <table:table-cell office:value-type="float" office:value="0.001605" calcext:value-type="float">
            <text:p>0.001605</text:p>
          </table:table-cell>
          <table:table-cell office:value-type="float" office:value="0" calcext:value-type="float">
            <text:p>0</text:p>
          </table:table-cell>
          <table:table-cell office:value-type="float" office:value="21311" calcext:value-type="float">
            <text:p>2131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58</text:p>
          </table:table-cell>
          <table:table-cell office:value-type="float" office:value="1.792106" calcext:value-type="float">
            <text:p>1.792106</text:p>
          </table:table-cell>
          <table:table-cell office:value-type="float" office:value="0.001459" calcext:value-type="float">
            <text:p>0.001459</text:p>
          </table:table-cell>
          <table:table-cell office:value-type="float" office:value="0" calcext:value-type="float">
            <text:p>0</text:p>
          </table:table-cell>
          <table:table-cell office:value-type="float" office:value="21454" calcext:value-type="float">
            <text:p>2145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9:59</text:p>
          </table:table-cell>
          <table:table-cell office:value-type="float" office:value="2.396061" calcext:value-type="float">
            <text:p>2.396061</text:p>
          </table:table-cell>
          <table:table-cell office:value-type="float" office:value="0.001533" calcext:value-type="float">
            <text:p>0.001533</text:p>
          </table:table-cell>
          <table:table-cell office:value-type="float" office:value="0" calcext:value-type="float">
            <text:p>0</text:p>
          </table:table-cell>
          <table:table-cell office:value-type="float" office:value="19882" calcext:value-type="float">
            <text:p>1988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00</text:p>
          </table:table-cell>
          <table:table-cell office:value-type="float" office:value="2.380184" calcext:value-type="float">
            <text:p>2.380184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" calcext:value-type="float">
            <text:p>0</text:p>
          </table:table-cell>
          <table:table-cell office:value-type="float" office:value="30069" calcext:value-type="float">
            <text:p>3006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01</text:p>
          </table:table-cell>
          <table:table-cell office:value-type="float" office:value="0.576615" calcext:value-type="float">
            <text:p>0.576615</text:p>
          </table:table-cell>
          <table:table-cell office:value-type="float" office:value="0.002482" calcext:value-type="float">
            <text:p>0.002482</text:p>
          </table:table-cell>
          <table:table-cell office:value-type="float" office:value="0" calcext:value-type="float">
            <text:p>0</text:p>
          </table:table-cell>
          <table:table-cell office:value-type="float" office:value="36290" calcext:value-type="float">
            <text:p>3629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02</text:p>
          </table:table-cell>
          <table:table-cell office:value-type="float" office:value="2.471723" calcext:value-type="float">
            <text:p>2.471723</text:p>
          </table:table-cell>
          <table:table-cell office:value-type="float" office:value="0.002239" calcext:value-type="float">
            <text:p>0.002239</text:p>
          </table:table-cell>
          <table:table-cell office:value-type="float" office:value="0" calcext:value-type="float">
            <text:p>0</text:p>
          </table:table-cell>
          <table:table-cell office:value-type="float" office:value="30186" calcext:value-type="float">
            <text:p>3018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03</text:p>
          </table:table-cell>
          <table:table-cell office:value-type="float" office:value="0.147786" calcext:value-type="float">
            <text:p>0.147786</text:p>
          </table:table-cell>
          <table:table-cell office:value-type="float" office:value="0.002619" calcext:value-type="float">
            <text:p>0.002619</text:p>
          </table:table-cell>
          <table:table-cell office:value-type="float" office:value="0" calcext:value-type="float">
            <text:p>0</text:p>
          </table:table-cell>
          <table:table-cell office:value-type="float" office:value="41100" calcext:value-type="float">
            <text:p>411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04</text:p>
          </table:table-cell>
          <table:table-cell office:value-type="float" office:value="0.965117" calcext:value-type="float">
            <text:p>0.965117</text:p>
          </table:table-cell>
          <table:table-cell office:value-type="float" office:value="0.002315" calcext:value-type="float">
            <text:p>0.002315</text:p>
          </table:table-cell>
          <table:table-cell office:value-type="float" office:value="0" calcext:value-type="float">
            <text:p>0</text:p>
          </table:table-cell>
          <table:table-cell office:value-type="float" office:value="31333" calcext:value-type="float">
            <text:p>3133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05</text:p>
          </table:table-cell>
          <table:table-cell office:value-type="float" office:value="0.959607" calcext:value-type="float">
            <text:p>0.959607</text:p>
          </table:table-cell>
          <table:table-cell office:value-type="float" office:value="0.001987" calcext:value-type="float">
            <text:p>0.001987</text:p>
          </table:table-cell>
          <table:table-cell office:value-type="float" office:value="0" calcext:value-type="float">
            <text:p>0</text:p>
          </table:table-cell>
          <table:table-cell office:value-type="float" office:value="27835" calcext:value-type="float">
            <text:p>278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06</text:p>
          </table:table-cell>
          <table:table-cell office:value-type="float" office:value="1.243306" calcext:value-type="float">
            <text:p>1.243306</text:p>
          </table:table-cell>
          <table:table-cell office:value-type="float" office:value="0.002162" calcext:value-type="float">
            <text:p>0.002162</text:p>
          </table:table-cell>
          <table:table-cell office:value-type="float" office:value="0" calcext:value-type="float">
            <text:p>0</text:p>
          </table:table-cell>
          <table:table-cell office:value-type="float" office:value="27894" calcext:value-type="float">
            <text:p>2789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07</text:p>
          </table:table-cell>
          <table:table-cell office:value-type="float" office:value="0.58404" calcext:value-type="float">
            <text:p>0.58404</text:p>
          </table:table-cell>
          <table:table-cell office:value-type="float" office:value="0.001888" calcext:value-type="float">
            <text:p>0.001888</text:p>
          </table:table-cell>
          <table:table-cell office:value-type="float" office:value="0" calcext:value-type="float">
            <text:p>0</text:p>
          </table:table-cell>
          <table:table-cell office:value-type="float" office:value="28135" calcext:value-type="float">
            <text:p>2813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08</text:p>
          </table:table-cell>
          <table:table-cell office:value-type="float" office:value="2.104268" calcext:value-type="float">
            <text:p>2.104268</text:p>
          </table:table-cell>
          <table:table-cell office:value-type="float" office:value="0.002688" calcext:value-type="float">
            <text:p>0.002688</text:p>
          </table:table-cell>
          <table:table-cell office:value-type="float" office:value="0" calcext:value-type="float">
            <text:p>0</text:p>
          </table:table-cell>
          <table:table-cell office:value-type="float" office:value="42718" calcext:value-type="float">
            <text:p>4271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09</text:p>
          </table:table-cell>
          <table:table-cell office:value-type="float" office:value="2.007499" calcext:value-type="float">
            <text:p>2.007499</text:p>
          </table:table-cell>
          <table:table-cell office:value-type="float" office:value="0.003141" calcext:value-type="float">
            <text:p>0.003141</text:p>
          </table:table-cell>
          <table:table-cell office:value-type="float" office:value="0" calcext:value-type="float">
            <text:p>0</text:p>
          </table:table-cell>
          <table:table-cell office:value-type="float" office:value="35817" calcext:value-type="float">
            <text:p>3581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10</text:p>
          </table:table-cell>
          <table:table-cell office:value-type="float" office:value="1.000712" calcext:value-type="float">
            <text:p>1.000712</text:p>
          </table:table-cell>
          <table:table-cell office:value-type="float" office:value="0.003364" calcext:value-type="float">
            <text:p>0.003364</text:p>
          </table:table-cell>
          <table:table-cell office:value-type="float" office:value="0" calcext:value-type="float">
            <text:p>0</text:p>
          </table:table-cell>
          <table:table-cell office:value-type="float" office:value="42208" calcext:value-type="float">
            <text:p>4220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11</text:p>
          </table:table-cell>
          <table:table-cell office:value-type="float" office:value="0.999917" calcext:value-type="float">
            <text:p>0.999917</text:p>
          </table:table-cell>
          <table:table-cell office:value-type="float" office:value="0.002729" calcext:value-type="float">
            <text:p>0.002729</text:p>
          </table:table-cell>
          <table:table-cell office:value-type="float" office:value="0" calcext:value-type="float">
            <text:p>0</text:p>
          </table:table-cell>
          <table:table-cell office:value-type="float" office:value="34620" calcext:value-type="float">
            <text:p>3462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12</text:p>
          </table:table-cell>
          <table:table-cell office:value-type="float" office:value="1.351318" calcext:value-type="float">
            <text:p>1.351318</text:p>
          </table:table-cell>
          <table:table-cell office:value-type="float" office:value="0.002434" calcext:value-type="float">
            <text:p>0.002434</text:p>
          </table:table-cell>
          <table:table-cell office:value-type="float" office:value="0" calcext:value-type="float">
            <text:p>0</text:p>
          </table:table-cell>
          <table:table-cell office:value-type="float" office:value="34934" calcext:value-type="float">
            <text:p>3493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13</text:p>
          </table:table-cell>
          <table:table-cell office:value-type="float" office:value="2.701163" calcext:value-type="float">
            <text:p>2.701163</text:p>
          </table:table-cell>
          <table:table-cell office:value-type="float" office:value="0.002138" calcext:value-type="float">
            <text:p>0.002138</text:p>
          </table:table-cell>
          <table:table-cell office:value-type="float" office:value="0" calcext:value-type="float">
            <text:p>0</text:p>
          </table:table-cell>
          <table:table-cell office:value-type="float" office:value="30239" calcext:value-type="float">
            <text:p>3023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14</text:p>
          </table:table-cell>
          <table:table-cell office:value-type="float" office:value="2.386184" calcext:value-type="float">
            <text:p>2.386184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" calcext:value-type="float">
            <text:p>0</text:p>
          </table:table-cell>
          <table:table-cell office:value-type="float" office:value="43197" calcext:value-type="float">
            <text:p>431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15</text:p>
          </table:table-cell>
          <table:table-cell office:value-type="float" office:value="1.338401" calcext:value-type="float">
            <text:p>1.338401</text:p>
          </table:table-cell>
          <table:table-cell office:value-type="float" office:value="0.002406" calcext:value-type="float">
            <text:p>0.002406</text:p>
          </table:table-cell>
          <table:table-cell office:value-type="float" office:value="0" calcext:value-type="float">
            <text:p>0</text:p>
          </table:table-cell>
          <table:table-cell office:value-type="float" office:value="38209" calcext:value-type="float">
            <text:p>3820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16</text:p>
          </table:table-cell>
          <table:table-cell office:value-type="float" office:value="0.177422" calcext:value-type="float">
            <text:p>0.177422</text:p>
          </table:table-cell>
          <table:table-cell office:value-type="float" office:value="0.002909" calcext:value-type="float">
            <text:p>0.002909</text:p>
          </table:table-cell>
          <table:table-cell office:value-type="float" office:value="0" calcext:value-type="float">
            <text:p>0</text:p>
          </table:table-cell>
          <table:table-cell office:value-type="float" office:value="50625" calcext:value-type="float">
            <text:p>5062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17</text:p>
          </table:table-cell>
          <table:table-cell office:value-type="float" office:value="0.982045" calcext:value-type="float">
            <text:p>0.982045</text:p>
          </table:table-cell>
          <table:table-cell office:value-type="float" office:value="0.004597" calcext:value-type="float">
            <text:p>0.004597</text:p>
          </table:table-cell>
          <table:table-cell office:value-type="float" office:value="0" calcext:value-type="float">
            <text:p>0</text:p>
          </table:table-cell>
          <table:table-cell office:value-type="float" office:value="44293" calcext:value-type="float">
            <text:p>4429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18</text:p>
          </table:table-cell>
          <table:table-cell office:value-type="float" office:value="0.690325" calcext:value-type="float">
            <text:p>0.690325</text:p>
          </table:table-cell>
          <table:table-cell office:value-type="float" office:value="0.004578" calcext:value-type="float">
            <text:p>0.004578</text:p>
          </table:table-cell>
          <table:table-cell office:value-type="float" office:value="0" calcext:value-type="float">
            <text:p>0</text:p>
          </table:table-cell>
          <table:table-cell office:value-type="float" office:value="47306" calcext:value-type="float">
            <text:p>4730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19</text:p>
          </table:table-cell>
          <table:table-cell office:value-type="float" office:value="0.945013" calcext:value-type="float">
            <text:p>0.945013</text:p>
          </table:table-cell>
          <table:table-cell office:value-type="float" office:value="0.002029" calcext:value-type="float">
            <text:p>0.002029</text:p>
          </table:table-cell>
          <table:table-cell office:value-type="float" office:value="0" calcext:value-type="float">
            <text:p>0</text:p>
          </table:table-cell>
          <table:table-cell office:value-type="float" office:value="28106" calcext:value-type="float">
            <text:p>2810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20</text:p>
          </table:table-cell>
          <table:table-cell office:value-type="float" office:value="1.363303" calcext:value-type="float">
            <text:p>1.363303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" calcext:value-type="float">
            <text:p>0</text:p>
          </table:table-cell>
          <table:table-cell office:value-type="float" office:value="24619" calcext:value-type="float">
            <text:p>2461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21</text:p>
          </table:table-cell>
          <table:table-cell office:value-type="float" office:value="1.037195" calcext:value-type="float">
            <text:p>1.037195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" calcext:value-type="float">
            <text:p>0</text:p>
          </table:table-cell>
          <table:table-cell office:value-type="float" office:value="36285" calcext:value-type="float">
            <text:p>362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22</text:p>
          </table:table-cell>
          <table:table-cell office:value-type="float" office:value="2.078264" calcext:value-type="float">
            <text:p>2.078264</text:p>
          </table:table-cell>
          <table:table-cell office:value-type="float" office:value="0.002397" calcext:value-type="float">
            <text:p>0.002397</text:p>
          </table:table-cell>
          <table:table-cell office:value-type="float" office:value="0" calcext:value-type="float">
            <text:p>0</text:p>
          </table:table-cell>
          <table:table-cell office:value-type="float" office:value="27958" calcext:value-type="float">
            <text:p>2795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23</text:p>
          </table:table-cell>
          <table:table-cell office:value-type="float" office:value="0.957927" calcext:value-type="float">
            <text:p>0.957927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0" calcext:value-type="float">
            <text:p>0</text:p>
          </table:table-cell>
          <table:table-cell office:value-type="float" office:value="43691" calcext:value-type="float">
            <text:p>4369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24</text:p>
          </table:table-cell>
          <table:table-cell office:value-type="float" office:value="1.717272" calcext:value-type="float">
            <text:p>1.717272</text:p>
          </table:table-cell>
          <table:table-cell office:value-type="float" office:value="0.002329" calcext:value-type="float">
            <text:p>0.002329</text:p>
          </table:table-cell>
          <table:table-cell office:value-type="float" office:value="0" calcext:value-type="float">
            <text:p>0</text:p>
          </table:table-cell>
          <table:table-cell office:value-type="float" office:value="30585" calcext:value-type="float">
            <text:p>3058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25</text:p>
          </table:table-cell>
          <table:table-cell office:value-type="float" office:value="2.93616" calcext:value-type="float">
            <text:p>2.93616</text:p>
          </table:table-cell>
          <table:table-cell office:value-type="float" office:value="0.002473" calcext:value-type="float">
            <text:p>0.002473</text:p>
          </table:table-cell>
          <table:table-cell office:value-type="float" office:value="0" calcext:value-type="float">
            <text:p>0</text:p>
          </table:table-cell>
          <table:table-cell office:value-type="float" office:value="37334" calcext:value-type="float">
            <text:p>3733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26</text:p>
          </table:table-cell>
          <table:table-cell office:value-type="float" office:value="1.950615" calcext:value-type="float">
            <text:p>1.950615</text:p>
          </table:table-cell>
          <table:table-cell office:value-type="float" office:value="0.001994" calcext:value-type="float">
            <text:p>0.001994</text:p>
          </table:table-cell>
          <table:table-cell office:value-type="float" office:value="0" calcext:value-type="float">
            <text:p>0</text:p>
          </table:table-cell>
          <table:table-cell office:value-type="float" office:value="31486" calcext:value-type="float">
            <text:p>3148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27</text:p>
          </table:table-cell>
          <table:table-cell office:value-type="float" office:value="1.227347" calcext:value-type="float">
            <text:p>1.227347</text:p>
          </table:table-cell>
          <table:table-cell office:value-type="float" office:value="0.002277" calcext:value-type="float">
            <text:p>0.002277</text:p>
          </table:table-cell>
          <table:table-cell office:value-type="float" office:value="0" calcext:value-type="float">
            <text:p>0</text:p>
          </table:table-cell>
          <table:table-cell office:value-type="float" office:value="33270" calcext:value-type="float">
            <text:p>3327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28</text:p>
          </table:table-cell>
          <table:table-cell office:value-type="float" office:value="1.337565" calcext:value-type="float">
            <text:p>1.337565</text:p>
          </table:table-cell>
          <table:table-cell office:value-type="float" office:value="0.002131" calcext:value-type="float">
            <text:p>0.002131</text:p>
          </table:table-cell>
          <table:table-cell office:value-type="float" office:value="0" calcext:value-type="float">
            <text:p>0</text:p>
          </table:table-cell>
          <table:table-cell office:value-type="float" office:value="34993" calcext:value-type="float">
            <text:p>3499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29</text:p>
          </table:table-cell>
          <table:table-cell office:value-type="float" office:value="1.229584" calcext:value-type="float">
            <text:p>1.229584</text:p>
          </table:table-cell>
          <table:table-cell office:value-type="float" office:value="0.002729" calcext:value-type="float">
            <text:p>0.002729</text:p>
          </table:table-cell>
          <table:table-cell office:value-type="float" office:value="0" calcext:value-type="float">
            <text:p>0</text:p>
          </table:table-cell>
          <table:table-cell office:value-type="float" office:value="42122" calcext:value-type="float">
            <text:p>4212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30</text:p>
          </table:table-cell>
          <table:table-cell office:value-type="float" office:value="0.871126" calcext:value-type="float">
            <text:p>0.871126</text:p>
          </table:table-cell>
          <table:table-cell office:value-type="float" office:value="0.003197" calcext:value-type="float">
            <text:p>0.003197</text:p>
          </table:table-cell>
          <table:table-cell office:value-type="float" office:value="0" calcext:value-type="float">
            <text:p>0</text:p>
          </table:table-cell>
          <table:table-cell office:value-type="float" office:value="27841" calcext:value-type="float">
            <text:p>2784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31</text:p>
          </table:table-cell>
          <table:table-cell office:value-type="float" office:value="0.578694" calcext:value-type="float">
            <text:p>0.578694</text:p>
          </table:table-cell>
          <table:table-cell office:value-type="float" office:value="0.002249" calcext:value-type="float">
            <text:p>0.002249</text:p>
          </table:table-cell>
          <table:table-cell office:value-type="float" office:value="0" calcext:value-type="float">
            <text:p>0</text:p>
          </table:table-cell>
          <table:table-cell office:value-type="float" office:value="32045" calcext:value-type="float">
            <text:p>3204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32</text:p>
          </table:table-cell>
          <table:table-cell office:value-type="float" office:value="0.909059" calcext:value-type="float">
            <text:p>0.909059</text:p>
          </table:table-cell>
          <table:table-cell office:value-type="float" office:value="0.004599" calcext:value-type="float">
            <text:p>0.004599</text:p>
          </table:table-cell>
          <table:table-cell office:value-type="float" office:value="0" calcext:value-type="float">
            <text:p>0</text:p>
          </table:table-cell>
          <table:table-cell office:value-type="float" office:value="26737" calcext:value-type="float">
            <text:p>2673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33</text:p>
          </table:table-cell>
          <table:table-cell office:value-type="float" office:value="1.361816" calcext:value-type="float">
            <text:p>1.361816</text:p>
          </table:table-cell>
          <table:table-cell office:value-type="float" office:value="0.004412" calcext:value-type="float">
            <text:p>0.004412</text:p>
          </table:table-cell>
          <table:table-cell office:value-type="float" office:value="0" calcext:value-type="float">
            <text:p>0</text:p>
          </table:table-cell>
          <table:table-cell office:value-type="float" office:value="44781" calcext:value-type="float">
            <text:p>4478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34</text:p>
          </table:table-cell>
          <table:table-cell office:value-type="float" office:value="1.661509" calcext:value-type="float">
            <text:p>1.661509</text:p>
          </table:table-cell>
          <table:table-cell office:value-type="float" office:value="0.002166" calcext:value-type="float">
            <text:p>0.002166</text:p>
          </table:table-cell>
          <table:table-cell office:value-type="float" office:value="0" calcext:value-type="float">
            <text:p>0</text:p>
          </table:table-cell>
          <table:table-cell office:value-type="float" office:value="36740" calcext:value-type="float">
            <text:p>367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35</text:p>
          </table:table-cell>
          <table:table-cell office:value-type="float" office:value="3.840011" calcext:value-type="float">
            <text:p>3.840011</text:p>
          </table:table-cell>
          <table:table-cell office:value-type="float" office:value="0.002331" calcext:value-type="float">
            <text:p>0.002331</text:p>
          </table:table-cell>
          <table:table-cell office:value-type="float" office:value="0" calcext:value-type="float">
            <text:p>0</text:p>
          </table:table-cell>
          <table:table-cell office:value-type="float" office:value="37296" calcext:value-type="float">
            <text:p>3729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36</text:p>
          </table:table-cell>
          <table:table-cell office:value-type="float" office:value="2.568745" calcext:value-type="float">
            <text:p>2.568745</text:p>
          </table:table-cell>
          <table:table-cell office:value-type="float" office:value="0.004324" calcext:value-type="float">
            <text:p>0.004324</text:p>
          </table:table-cell>
          <table:table-cell office:value-type="float" office:value="0" calcext:value-type="float">
            <text:p>0</text:p>
          </table:table-cell>
          <table:table-cell office:value-type="float" office:value="57294" calcext:value-type="float">
            <text:p>5729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37</text:p>
          </table:table-cell>
          <table:table-cell office:value-type="float" office:value="1.368243" calcext:value-type="float">
            <text:p>1.368243</text:p>
          </table:table-cell>
          <table:table-cell office:value-type="float" office:value="0.002044" calcext:value-type="float">
            <text:p>0.002044</text:p>
          </table:table-cell>
          <table:table-cell office:value-type="float" office:value="0" calcext:value-type="float">
            <text:p>0</text:p>
          </table:table-cell>
          <table:table-cell office:value-type="float" office:value="24168" calcext:value-type="float">
            <text:p>2416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38</text:p>
          </table:table-cell>
          <table:table-cell office:value-type="float" office:value="0.978585" calcext:value-type="float">
            <text:p>0.978585</text:p>
          </table:table-cell>
          <table:table-cell office:value-type="float" office:value="0.002153" calcext:value-type="float">
            <text:p>0.002153</text:p>
          </table:table-cell>
          <table:table-cell office:value-type="float" office:value="0" calcext:value-type="float">
            <text:p>0</text:p>
          </table:table-cell>
          <table:table-cell office:value-type="float" office:value="32762" calcext:value-type="float">
            <text:p>3276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39</text:p>
          </table:table-cell>
          <table:table-cell office:value-type="float" office:value="0.596848" calcext:value-type="float">
            <text:p>0.596848</text:p>
          </table:table-cell>
          <table:table-cell office:value-type="float" office:value="0.001662" calcext:value-type="float">
            <text:p>0.001662</text:p>
          </table:table-cell>
          <table:table-cell office:value-type="float" office:value="0" calcext:value-type="float">
            <text:p>0</text:p>
          </table:table-cell>
          <table:table-cell office:value-type="float" office:value="21781" calcext:value-type="float">
            <text:p>2178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40</text:p>
          </table:table-cell>
          <table:table-cell office:value-type="float" office:value="1.056986" calcext:value-type="float">
            <text:p>1.056986</text:p>
          </table:table-cell>
          <table:table-cell office:value-type="float" office:value="0.004341" calcext:value-type="float">
            <text:p>0.004341</text:p>
          </table:table-cell>
          <table:table-cell office:value-type="float" office:value="0" calcext:value-type="float">
            <text:p>0</text:p>
          </table:table-cell>
          <table:table-cell office:value-type="float" office:value="41103" calcext:value-type="float">
            <text:p>4110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41</text:p>
          </table:table-cell>
          <table:table-cell office:value-type="float" office:value="1.88488" calcext:value-type="float">
            <text:p>1.88488</text:p>
          </table:table-cell>
          <table:table-cell office:value-type="float" office:value="0.003986" calcext:value-type="float">
            <text:p>0.003986</text:p>
          </table:table-cell>
          <table:table-cell office:value-type="float" office:value="0" calcext:value-type="float">
            <text:p>0</text:p>
          </table:table-cell>
          <table:table-cell office:value-type="float" office:value="31073" calcext:value-type="float">
            <text:p>3107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42</text:p>
          </table:table-cell>
          <table:table-cell office:value-type="float" office:value="1.093195" calcext:value-type="float">
            <text:p>1.093195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" calcext:value-type="float">
            <text:p>0</text:p>
          </table:table-cell>
          <table:table-cell office:value-type="float" office:value="39594" calcext:value-type="float">
            <text:p>3959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43</text:p>
          </table:table-cell>
          <table:table-cell office:value-type="float" office:value="2.019452" calcext:value-type="float">
            <text:p>2.019452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" calcext:value-type="float">
            <text:p>0</text:p>
          </table:table-cell>
          <table:table-cell office:value-type="float" office:value="36812" calcext:value-type="float">
            <text:p>3681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44</text:p>
          </table:table-cell>
          <table:table-cell office:value-type="float" office:value="0.622775" calcext:value-type="float">
            <text:p>0.622775</text:p>
          </table:table-cell>
          <table:table-cell office:value-type="float" office:value="0.002913" calcext:value-type="float">
            <text:p>0.002913</text:p>
          </table:table-cell>
          <table:table-cell office:value-type="float" office:value="0" calcext:value-type="float">
            <text:p>0</text:p>
          </table:table-cell>
          <table:table-cell office:value-type="float" office:value="44852" calcext:value-type="float">
            <text:p>4485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45</text:p>
          </table:table-cell>
          <table:table-cell office:value-type="float" office:value="1.311013" calcext:value-type="float">
            <text:p>1.311013</text:p>
          </table:table-cell>
          <table:table-cell office:value-type="float" office:value="0.006083" calcext:value-type="float">
            <text:p>0.006083</text:p>
          </table:table-cell>
          <table:table-cell office:value-type="float" office:value="0" calcext:value-type="float">
            <text:p>0</text:p>
          </table:table-cell>
          <table:table-cell office:value-type="float" office:value="36341" calcext:value-type="float">
            <text:p>3634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46</text:p>
          </table:table-cell>
          <table:table-cell office:value-type="float" office:value="2.435234" calcext:value-type="float">
            <text:p>2.435234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" calcext:value-type="float">
            <text:p>0</text:p>
          </table:table-cell>
          <table:table-cell office:value-type="float" office:value="46271" calcext:value-type="float">
            <text:p>4627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47</text:p>
          </table:table-cell>
          <table:table-cell office:value-type="float" office:value="3.048356" calcext:value-type="float">
            <text:p>3.048356</text:p>
          </table:table-cell>
          <table:table-cell office:value-type="float" office:value="0.003974" calcext:value-type="float">
            <text:p>0.003974</text:p>
          </table:table-cell>
          <table:table-cell office:value-type="float" office:value="0" calcext:value-type="float">
            <text:p>0</text:p>
          </table:table-cell>
          <table:table-cell office:value-type="float" office:value="36415" calcext:value-type="float">
            <text:p>3641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48</text:p>
          </table:table-cell>
          <table:table-cell office:value-type="float" office:value="1.726811" calcext:value-type="float">
            <text:p>1.726811</text:p>
          </table:table-cell>
          <table:table-cell office:value-type="float" office:value="0.002427" calcext:value-type="float">
            <text:p>0.002427</text:p>
          </table:table-cell>
          <table:table-cell office:value-type="float" office:value="0" calcext:value-type="float">
            <text:p>0</text:p>
          </table:table-cell>
          <table:table-cell office:value-type="float" office:value="38983" calcext:value-type="float">
            <text:p>3898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49</text:p>
          </table:table-cell>
          <table:table-cell office:value-type="float" office:value="2.514132" calcext:value-type="float">
            <text:p>2.514132</text:p>
          </table:table-cell>
          <table:table-cell office:value-type="float" office:value="0.002436" calcext:value-type="float">
            <text:p>0.002436</text:p>
          </table:table-cell>
          <table:table-cell office:value-type="float" office:value="0" calcext:value-type="float">
            <text:p>0</text:p>
          </table:table-cell>
          <table:table-cell office:value-type="float" office:value="39691" calcext:value-type="float">
            <text:p>3969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50</text:p>
          </table:table-cell>
          <table:table-cell office:value-type="float" office:value="3.296559" calcext:value-type="float">
            <text:p>3.296559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" calcext:value-type="float">
            <text:p>0</text:p>
          </table:table-cell>
          <table:table-cell office:value-type="float" office:value="40089" calcext:value-type="float">
            <text:p>4008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51</text:p>
          </table:table-cell>
          <table:table-cell office:value-type="float" office:value="1.895846" calcext:value-type="float">
            <text:p>1.895846</text:p>
          </table:table-cell>
          <table:table-cell office:value-type="float" office:value="0.002716" calcext:value-type="float">
            <text:p>0.002716</text:p>
          </table:table-cell>
          <table:table-cell office:value-type="float" office:value="0" calcext:value-type="float">
            <text:p>0</text:p>
          </table:table-cell>
          <table:table-cell office:value-type="float" office:value="37125" calcext:value-type="float">
            <text:p>3712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52</text:p>
          </table:table-cell>
          <table:table-cell office:value-type="float" office:value="0.534785" calcext:value-type="float">
            <text:p>0.534785</text:p>
          </table:table-cell>
          <table:table-cell office:value-type="float" office:value="0.002795" calcext:value-type="float">
            <text:p>0.002795</text:p>
          </table:table-cell>
          <table:table-cell office:value-type="float" office:value="0" calcext:value-type="float">
            <text:p>0</text:p>
          </table:table-cell>
          <table:table-cell office:value-type="float" office:value="41777" calcext:value-type="float">
            <text:p>4177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53</text:p>
          </table:table-cell>
          <table:table-cell office:value-type="float" office:value="2.518295" calcext:value-type="float">
            <text:p>2.518295</text:p>
          </table:table-cell>
          <table:table-cell office:value-type="float" office:value="0.002382" calcext:value-type="float">
            <text:p>0.002382</text:p>
          </table:table-cell>
          <table:table-cell office:value-type="float" office:value="0" calcext:value-type="float">
            <text:p>0</text:p>
          </table:table-cell>
          <table:table-cell office:value-type="float" office:value="36564" calcext:value-type="float">
            <text:p>3656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54</text:p>
          </table:table-cell>
          <table:table-cell office:value-type="float" office:value="1.493958" calcext:value-type="float">
            <text:p>1.493958</text:p>
          </table:table-cell>
          <table:table-cell office:value-type="float" office:value="0.002017" calcext:value-type="float">
            <text:p>0.002017</text:p>
          </table:table-cell>
          <table:table-cell office:value-type="float" office:value="0" calcext:value-type="float">
            <text:p>0</text:p>
          </table:table-cell>
          <table:table-cell office:value-type="float" office:value="28714" calcext:value-type="float">
            <text:p>2871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55</text:p>
          </table:table-cell>
          <table:table-cell office:value-type="float" office:value="1.028825" calcext:value-type="float">
            <text:p>1.028825</text:p>
          </table:table-cell>
          <table:table-cell office:value-type="float" office:value="0.001983" calcext:value-type="float">
            <text:p>0.001983</text:p>
          </table:table-cell>
          <table:table-cell office:value-type="float" office:value="0" calcext:value-type="float">
            <text:p>0</text:p>
          </table:table-cell>
          <table:table-cell office:value-type="float" office:value="28177" calcext:value-type="float">
            <text:p>2817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56</text:p>
          </table:table-cell>
          <table:table-cell office:value-type="float" office:value="0.243931" calcext:value-type="float">
            <text:p>0.243931</text:p>
          </table:table-cell>
          <table:table-cell office:value-type="float" office:value="0.002371" calcext:value-type="float">
            <text:p>0.002371</text:p>
          </table:table-cell>
          <table:table-cell office:value-type="float" office:value="0" calcext:value-type="float">
            <text:p>0</text:p>
          </table:table-cell>
          <table:table-cell office:value-type="float" office:value="33464" calcext:value-type="float">
            <text:p>3346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57</text:p>
          </table:table-cell>
          <table:table-cell office:value-type="float" office:value="1.086327" calcext:value-type="float">
            <text:p>1.086327</text:p>
          </table:table-cell>
          <table:table-cell office:value-type="float" office:value="0.002166" calcext:value-type="float">
            <text:p>0.002166</text:p>
          </table:table-cell>
          <table:table-cell office:value-type="float" office:value="0" calcext:value-type="float">
            <text:p>0</text:p>
          </table:table-cell>
          <table:table-cell office:value-type="float" office:value="31293" calcext:value-type="float">
            <text:p>3129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58</text:p>
          </table:table-cell>
          <table:table-cell office:value-type="float" office:value="2.273523" calcext:value-type="float">
            <text:p>2.273523</text:p>
          </table:table-cell>
          <table:table-cell office:value-type="float" office:value="0.001765" calcext:value-type="float">
            <text:p>0.001765</text:p>
          </table:table-cell>
          <table:table-cell office:value-type="float" office:value="0" calcext:value-type="float">
            <text:p>0</text:p>
          </table:table-cell>
          <table:table-cell office:value-type="float" office:value="24956" calcext:value-type="float">
            <text:p>2495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0:59</text:p>
          </table:table-cell>
          <table:table-cell office:value-type="float" office:value="1.54104" calcext:value-type="float">
            <text:p>1.54104</text:p>
          </table:table-cell>
          <table:table-cell office:value-type="float" office:value="0.001628" calcext:value-type="float">
            <text:p>0.001628</text:p>
          </table:table-cell>
          <table:table-cell office:value-type="float" office:value="0" calcext:value-type="float">
            <text:p>0</text:p>
          </table:table-cell>
          <table:table-cell office:value-type="float" office:value="24196" calcext:value-type="float">
            <text:p>241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00</text:p>
          </table:table-cell>
          <table:table-cell office:value-type="float" office:value="0.612505" calcext:value-type="float">
            <text:p>0.612505</text:p>
          </table:table-cell>
          <table:table-cell office:value-type="float" office:value="0.001605" calcext:value-type="float">
            <text:p>0.001605</text:p>
          </table:table-cell>
          <table:table-cell office:value-type="float" office:value="0" calcext:value-type="float">
            <text:p>0</text:p>
          </table:table-cell>
          <table:table-cell office:value-type="float" office:value="23425" calcext:value-type="float">
            <text:p>2342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01</text:p>
          </table:table-cell>
          <table:table-cell office:value-type="float" office:value="1.820356" calcext:value-type="float">
            <text:p>1.820356</text:p>
          </table:table-cell>
          <table:table-cell office:value-type="float" office:value="0.001582" calcext:value-type="float">
            <text:p>0.001582</text:p>
          </table:table-cell>
          <table:table-cell office:value-type="float" office:value="0" calcext:value-type="float">
            <text:p>0</text:p>
          </table:table-cell>
          <table:table-cell office:value-type="float" office:value="20818" calcext:value-type="float">
            <text:p>208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02</text:p>
          </table:table-cell>
          <table:table-cell office:value-type="float" office:value="0.586369" calcext:value-type="float">
            <text:p>0.586369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0" calcext:value-type="float">
            <text:p>0</text:p>
          </table:table-cell>
          <table:table-cell office:value-type="float" office:value="22440" calcext:value-type="float">
            <text:p>2244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03</text:p>
          </table:table-cell>
          <table:table-cell office:value-type="float" office:value="1.308458" calcext:value-type="float">
            <text:p>1.308458</text:p>
          </table:table-cell>
          <table:table-cell office:value-type="float" office:value="0.001908" calcext:value-type="float">
            <text:p>0.001908</text:p>
          </table:table-cell>
          <table:table-cell office:value-type="float" office:value="0" calcext:value-type="float">
            <text:p>0</text:p>
          </table:table-cell>
          <table:table-cell office:value-type="float" office:value="27316" calcext:value-type="float">
            <text:p>2731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04</text:p>
          </table:table-cell>
          <table:table-cell office:value-type="float" office:value="1.367047" calcext:value-type="float">
            <text:p>1.367047</text:p>
          </table:table-cell>
          <table:table-cell office:value-type="float" office:value="0.002114" calcext:value-type="float">
            <text:p>0.002114</text:p>
          </table:table-cell>
          <table:table-cell office:value-type="float" office:value="0" calcext:value-type="float">
            <text:p>0</text:p>
          </table:table-cell>
          <table:table-cell office:value-type="float" office:value="27763" calcext:value-type="float">
            <text:p>2776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05</text:p>
          </table:table-cell>
          <table:table-cell office:value-type="float" office:value="1.103802" calcext:value-type="float">
            <text:p>1.103802</text:p>
          </table:table-cell>
          <table:table-cell office:value-type="float" office:value="0.001819" calcext:value-type="float">
            <text:p>0.001819</text:p>
          </table:table-cell>
          <table:table-cell office:value-type="float" office:value="0" calcext:value-type="float">
            <text:p>0</text:p>
          </table:table-cell>
          <table:table-cell office:value-type="float" office:value="25746" calcext:value-type="float">
            <text:p>2574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06</text:p>
          </table:table-cell>
          <table:table-cell office:value-type="float" office:value="0.886554" calcext:value-type="float">
            <text:p>0.886554</text:p>
          </table:table-cell>
          <table:table-cell office:value-type="float" office:value="0.002507" calcext:value-type="float">
            <text:p>0.002507</text:p>
          </table:table-cell>
          <table:table-cell office:value-type="float" office:value="0" calcext:value-type="float">
            <text:p>0</text:p>
          </table:table-cell>
          <table:table-cell office:value-type="float" office:value="36390" calcext:value-type="float">
            <text:p>3639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07</text:p>
          </table:table-cell>
          <table:table-cell office:value-type="float" office:value="2.506372" calcext:value-type="float">
            <text:p>2.506372</text:p>
          </table:table-cell>
          <table:table-cell office:value-type="float" office:value="0.002693" calcext:value-type="float">
            <text:p>0.002693</text:p>
          </table:table-cell>
          <table:table-cell office:value-type="float" office:value="0" calcext:value-type="float">
            <text:p>0</text:p>
          </table:table-cell>
          <table:table-cell office:value-type="float" office:value="12164" calcext:value-type="float">
            <text:p>1216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08</text:p>
          </table:table-cell>
          <table:table-cell office:value-type="float" office:value="1.100532" calcext:value-type="float">
            <text:p>1.100532</text:p>
          </table:table-cell>
          <table:table-cell office:value-type="float" office:value="0.003715" calcext:value-type="float">
            <text:p>0.003715</text:p>
          </table:table-cell>
          <table:table-cell office:value-type="float" office:value="0" calcext:value-type="float">
            <text:p>0</text:p>
          </table:table-cell>
          <table:table-cell office:value-type="float" office:value="33880" calcext:value-type="float">
            <text:p>3388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09</text:p>
          </table:table-cell>
          <table:table-cell office:value-type="float" office:value="1.782605" calcext:value-type="float">
            <text:p>1.782605</text:p>
          </table:table-cell>
          <table:table-cell office:value-type="float" office:value="0.001786" calcext:value-type="float">
            <text:p>0.001786</text:p>
          </table:table-cell>
          <table:table-cell office:value-type="float" office:value="0" calcext:value-type="float">
            <text:p>0</text:p>
          </table:table-cell>
          <table:table-cell office:value-type="float" office:value="21894" calcext:value-type="float">
            <text:p>2189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10</text:p>
          </table:table-cell>
          <table:table-cell office:value-type="float" office:value="2.552234" calcext:value-type="float">
            <text:p>2.552234</text:p>
          </table:table-cell>
          <table:table-cell office:value-type="float" office:value="0.002236" calcext:value-type="float">
            <text:p>0.002236</text:p>
          </table:table-cell>
          <table:table-cell office:value-type="float" office:value="0" calcext:value-type="float">
            <text:p>0</text:p>
          </table:table-cell>
          <table:table-cell office:value-type="float" office:value="30997" calcext:value-type="float">
            <text:p>3099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11</text:p>
          </table:table-cell>
          <table:table-cell office:value-type="float" office:value="2.365459" calcext:value-type="float">
            <text:p>2.365459</text:p>
          </table:table-cell>
          <table:table-cell office:value-type="float" office:value="0.003381" calcext:value-type="float">
            <text:p>0.003381</text:p>
          </table:table-cell>
          <table:table-cell office:value-type="float" office:value="0" calcext:value-type="float">
            <text:p>0</text:p>
          </table:table-cell>
          <table:table-cell office:value-type="float" office:value="42916" calcext:value-type="float">
            <text:p>429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12</text:p>
          </table:table-cell>
          <table:table-cell office:value-type="float" office:value="0.322696" calcext:value-type="float">
            <text:p>0.322696</text:p>
          </table:table-cell>
          <table:table-cell office:value-type="float" office:value="0.002782" calcext:value-type="float">
            <text:p>0.002782</text:p>
          </table:table-cell>
          <table:table-cell office:value-type="float" office:value="0" calcext:value-type="float">
            <text:p>0</text:p>
          </table:table-cell>
          <table:table-cell office:value-type="float" office:value="30927" calcext:value-type="float">
            <text:p>3092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13</text:p>
          </table:table-cell>
          <table:table-cell office:value-type="float" office:value="2.189345" calcext:value-type="float">
            <text:p>2.189345</text:p>
          </table:table-cell>
          <table:table-cell office:value-type="float" office:value="0.001845" calcext:value-type="float">
            <text:p>0.001845</text:p>
          </table:table-cell>
          <table:table-cell office:value-type="float" office:value="0" calcext:value-type="float">
            <text:p>0</text:p>
          </table:table-cell>
          <table:table-cell office:value-type="float" office:value="28124" calcext:value-type="float">
            <text:p>28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14</text:p>
          </table:table-cell>
          <table:table-cell office:value-type="float" office:value="1.036783" calcext:value-type="float">
            <text:p>1.036783</text:p>
          </table:table-cell>
          <table:table-cell office:value-type="float" office:value="0.002422" calcext:value-type="float">
            <text:p>0.002422</text:p>
          </table:table-cell>
          <table:table-cell office:value-type="float" office:value="0" calcext:value-type="float">
            <text:p>0</text:p>
          </table:table-cell>
          <table:table-cell office:value-type="float" office:value="29014" calcext:value-type="float">
            <text:p>2901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15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25233" calcext:value-type="float">
            <text:p>2523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16</text:p>
          </table:table-cell>
          <table:table-cell office:value-type="float" office:value="1.275237" calcext:value-type="float">
            <text:p>1.275237</text:p>
          </table:table-cell>
          <table:table-cell office:value-type="float" office:value="0.001577" calcext:value-type="float">
            <text:p>0.001577</text:p>
          </table:table-cell>
          <table:table-cell office:value-type="float" office:value="0" calcext:value-type="float">
            <text:p>0</text:p>
          </table:table-cell>
          <table:table-cell office:value-type="float" office:value="23934" calcext:value-type="float">
            <text:p>2393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17</text:p>
          </table:table-cell>
          <table:table-cell office:value-type="float" office:value="1.01782" calcext:value-type="float">
            <text:p>1.01782</text:p>
          </table:table-cell>
          <table:table-cell office:value-type="float" office:value="0.003097" calcext:value-type="float">
            <text:p>0.003097</text:p>
          </table:table-cell>
          <table:table-cell office:value-type="float" office:value="0" calcext:value-type="float">
            <text:p>0</text:p>
          </table:table-cell>
          <table:table-cell office:value-type="float" office:value="45133" calcext:value-type="float">
            <text:p>4513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18</text:p>
          </table:table-cell>
          <table:table-cell office:value-type="float" office:value="2.446804" calcext:value-type="float">
            <text:p>2.446804</text:p>
          </table:table-cell>
          <table:table-cell office:value-type="float" office:value="0.002309" calcext:value-type="float">
            <text:p>0.002309</text:p>
          </table:table-cell>
          <table:table-cell office:value-type="float" office:value="0" calcext:value-type="float">
            <text:p>0</text:p>
          </table:table-cell>
          <table:table-cell office:value-type="float" office:value="33108" calcext:value-type="float">
            <text:p>3310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19</text:p>
          </table:table-cell>
          <table:table-cell office:value-type="float" office:value="2.201631" calcext:value-type="float">
            <text:p>2.201631</text:p>
          </table:table-cell>
          <table:table-cell office:value-type="float" office:value="0.002642" calcext:value-type="float">
            <text:p>0.002642</text:p>
          </table:table-cell>
          <table:table-cell office:value-type="float" office:value="0" calcext:value-type="float">
            <text:p>0</text:p>
          </table:table-cell>
          <table:table-cell office:value-type="float" office:value="32827" calcext:value-type="float">
            <text:p>3282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20</text:p>
          </table:table-cell>
          <table:table-cell office:value-type="float" office:value="1.505341" calcext:value-type="float">
            <text:p>1.505341</text:p>
          </table:table-cell>
          <table:table-cell office:value-type="float" office:value="0.002991" calcext:value-type="float">
            <text:p>0.002991</text:p>
          </table:table-cell>
          <table:table-cell office:value-type="float" office:value="0" calcext:value-type="float">
            <text:p>0</text:p>
          </table:table-cell>
          <table:table-cell office:value-type="float" office:value="27695" calcext:value-type="float">
            <text:p>2769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21</text:p>
          </table:table-cell>
          <table:table-cell office:value-type="float" office:value="1.531326" calcext:value-type="float">
            <text:p>1.531326</text:p>
          </table:table-cell>
          <table:table-cell office:value-type="float" office:value="0.002543" calcext:value-type="float">
            <text:p>0.002543</text:p>
          </table:table-cell>
          <table:table-cell office:value-type="float" office:value="0" calcext:value-type="float">
            <text:p>0</text:p>
          </table:table-cell>
          <table:table-cell office:value-type="float" office:value="34571" calcext:value-type="float">
            <text:p>3457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22</text:p>
          </table:table-cell>
          <table:table-cell office:value-type="float" office:value="1.842624" calcext:value-type="float">
            <text:p>1.842624</text:p>
          </table:table-cell>
          <table:table-cell office:value-type="float" office:value="0.003426" calcext:value-type="float">
            <text:p>0.003426</text:p>
          </table:table-cell>
          <table:table-cell office:value-type="float" office:value="0" calcext:value-type="float">
            <text:p>0</text:p>
          </table:table-cell>
          <table:table-cell office:value-type="float" office:value="28435" calcext:value-type="float">
            <text:p>2843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23</text:p>
          </table:table-cell>
          <table:table-cell office:value-type="float" office:value="1.036214" calcext:value-type="float">
            <text:p>1.036214</text:p>
          </table:table-cell>
          <table:table-cell office:value-type="float" office:value="0.002105" calcext:value-type="float">
            <text:p>0.002105</text:p>
          </table:table-cell>
          <table:table-cell office:value-type="float" office:value="0" calcext:value-type="float">
            <text:p>0</text:p>
          </table:table-cell>
          <table:table-cell office:value-type="float" office:value="29217" calcext:value-type="float">
            <text:p>292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24</text:p>
          </table:table-cell>
          <table:table-cell office:value-type="float" office:value="2.19345" calcext:value-type="float">
            <text:p>2.19345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" calcext:value-type="float">
            <text:p>0</text:p>
          </table:table-cell>
          <table:table-cell office:value-type="float" office:value="39360" calcext:value-type="float">
            <text:p>3936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25</text:p>
          </table:table-cell>
          <table:table-cell office:value-type="float" office:value="2.590711" calcext:value-type="float">
            <text:p>2.590711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0" calcext:value-type="float">
            <text:p>0</text:p>
          </table:table-cell>
          <table:table-cell office:value-type="float" office:value="33776" calcext:value-type="float">
            <text:p>337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26</text:p>
          </table:table-cell>
          <table:table-cell office:value-type="float" office:value="1.14907" calcext:value-type="float">
            <text:p>1.14907</text:p>
          </table:table-cell>
          <table:table-cell office:value-type="float" office:value="0.003134" calcext:value-type="float">
            <text:p>0.003134</text:p>
          </table:table-cell>
          <table:table-cell office:value-type="float" office:value="0" calcext:value-type="float">
            <text:p>0</text:p>
          </table:table-cell>
          <table:table-cell office:value-type="float" office:value="33654" calcext:value-type="float">
            <text:p>3365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27</text:p>
          </table:table-cell>
          <table:table-cell office:value-type="float" office:value="1.368949" calcext:value-type="float">
            <text:p>1.368949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28</text:p>
          </table:table-cell>
          <table:table-cell office:value-type="float" office:value="0.908441" calcext:value-type="float">
            <text:p>0.908441</text:p>
          </table:table-cell>
          <table:table-cell office:value-type="float" office:value="0.004154" calcext:value-type="float">
            <text:p>0.004154</text:p>
          </table:table-cell>
          <table:table-cell office:value-type="float" office:value="0" calcext:value-type="float">
            <text:p>0</text:p>
          </table:table-cell>
          <table:table-cell office:value-type="float" office:value="50162" calcext:value-type="float">
            <text:p>5016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29</text:p>
          </table:table-cell>
          <table:table-cell office:value-type="float" office:value="0.848899" calcext:value-type="float">
            <text:p>0.848899</text:p>
          </table:table-cell>
          <table:table-cell office:value-type="float" office:value="0.002721" calcext:value-type="float">
            <text:p>0.002721</text:p>
          </table:table-cell>
          <table:table-cell office:value-type="float" office:value="0" calcext:value-type="float">
            <text:p>0</text:p>
          </table:table-cell>
          <table:table-cell office:value-type="float" office:value="29549" calcext:value-type="float">
            <text:p>2954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30</text:p>
          </table:table-cell>
          <table:table-cell office:value-type="float" office:value="0.729857" calcext:value-type="float">
            <text:p>0.729857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0" calcext:value-type="float">
            <text:p>0</text:p>
          </table:table-cell>
          <table:table-cell office:value-type="float" office:value="33950" calcext:value-type="float">
            <text:p>339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31</text:p>
          </table:table-cell>
          <table:table-cell office:value-type="float" office:value="1.344349" calcext:value-type="float">
            <text:p>1.344349</text:p>
          </table:table-cell>
          <table:table-cell office:value-type="float" office:value="0.004021" calcext:value-type="float">
            <text:p>0.004021</text:p>
          </table:table-cell>
          <table:table-cell office:value-type="float" office:value="0" calcext:value-type="float">
            <text:p>0</text:p>
          </table:table-cell>
          <table:table-cell office:value-type="float" office:value="33145" calcext:value-type="float">
            <text:p>3314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32</text:p>
          </table:table-cell>
          <table:table-cell office:value-type="float" office:value="0.999581" calcext:value-type="float">
            <text:p>0.999581</text:p>
          </table:table-cell>
          <table:table-cell office:value-type="float" office:value="0.002332" calcext:value-type="float">
            <text:p>0.002332</text:p>
          </table:table-cell>
          <table:table-cell office:value-type="float" office:value="0" calcext:value-type="float">
            <text:p>0</text:p>
          </table:table-cell>
          <table:table-cell office:value-type="float" office:value="32625" calcext:value-type="float">
            <text:p>3262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33</text:p>
          </table:table-cell>
          <table:table-cell office:value-type="float" office:value="1.336251" calcext:value-type="float">
            <text:p>1.336251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" calcext:value-type="float">
            <text:p>0</text:p>
          </table:table-cell>
          <table:table-cell office:value-type="float" office:value="44682" calcext:value-type="float">
            <text:p>4468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34</text:p>
          </table:table-cell>
          <table:table-cell office:value-type="float" office:value="0.611066" calcext:value-type="float">
            <text:p>0.611066</text:p>
          </table:table-cell>
          <table:table-cell office:value-type="float" office:value="0.004612" calcext:value-type="float">
            <text:p>0.004612</text:p>
          </table:table-cell>
          <table:table-cell office:value-type="float" office:value="0" calcext:value-type="float">
            <text:p>0</text:p>
          </table:table-cell>
          <table:table-cell office:value-type="float" office:value="36927" calcext:value-type="float">
            <text:p>3692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35</text:p>
          </table:table-cell>
          <table:table-cell office:value-type="float" office:value="2.376722" calcext:value-type="float">
            <text:p>2.376722</text:p>
          </table:table-cell>
          <table:table-cell office:value-type="float" office:value="0.002919" calcext:value-type="float">
            <text:p>0.002919</text:p>
          </table:table-cell>
          <table:table-cell office:value-type="float" office:value="0" calcext:value-type="float">
            <text:p>0</text:p>
          </table:table-cell>
          <table:table-cell office:value-type="float" office:value="38116" calcext:value-type="float">
            <text:p>3811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36</text:p>
          </table:table-cell>
          <table:table-cell office:value-type="float" office:value="1.438178" calcext:value-type="float">
            <text:p>1.438178</text:p>
          </table:table-cell>
          <table:table-cell office:value-type="float" office:value="0.002756" calcext:value-type="float">
            <text:p>0.002756</text:p>
          </table:table-cell>
          <table:table-cell office:value-type="float" office:value="0" calcext:value-type="float">
            <text:p>0</text:p>
          </table:table-cell>
          <table:table-cell office:value-type="float" office:value="32513" calcext:value-type="float">
            <text:p>3251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37</text:p>
          </table:table-cell>
          <table:table-cell office:value-type="float" office:value="0.634735" calcext:value-type="float">
            <text:p>0.634735</text:p>
          </table:table-cell>
          <table:table-cell office:value-type="float" office:value="0.002636" calcext:value-type="float">
            <text:p>0.002636</text:p>
          </table:table-cell>
          <table:table-cell office:value-type="float" office:value="0" calcext:value-type="float">
            <text:p>0</text:p>
          </table:table-cell>
          <table:table-cell office:value-type="float" office:value="32750" calcext:value-type="float">
            <text:p>3275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38</text:p>
          </table:table-cell>
          <table:table-cell office:value-type="float" office:value="1.30651" calcext:value-type="float">
            <text:p>1.30651</text:p>
          </table:table-cell>
          <table:table-cell office:value-type="float" office:value="0.002835" calcext:value-type="float">
            <text:p>0.002835</text:p>
          </table:table-cell>
          <table:table-cell office:value-type="float" office:value="0" calcext:value-type="float">
            <text:p>0</text:p>
          </table:table-cell>
          <table:table-cell office:value-type="float" office:value="36572" calcext:value-type="float">
            <text:p>3657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39</text:p>
          </table:table-cell>
          <table:table-cell office:value-type="float" office:value="1.549177" calcext:value-type="float">
            <text:p>1.549177</text:p>
          </table:table-cell>
          <table:table-cell office:value-type="float" office:value="0.002455" calcext:value-type="float">
            <text:p>0.002455</text:p>
          </table:table-cell>
          <table:table-cell office:value-type="float" office:value="0" calcext:value-type="float">
            <text:p>0</text:p>
          </table:table-cell>
          <table:table-cell office:value-type="float" office:value="32739" calcext:value-type="float">
            <text:p>327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40</text:p>
          </table:table-cell>
          <table:table-cell office:value-type="float" office:value="2.164651" calcext:value-type="float">
            <text:p>2.164651</text:p>
          </table:table-cell>
          <table:table-cell office:value-type="float" office:value="0.003401" calcext:value-type="float">
            <text:p>0.003401</text:p>
          </table:table-cell>
          <table:table-cell office:value-type="float" office:value="0" calcext:value-type="float">
            <text:p>0</text:p>
          </table:table-cell>
          <table:table-cell office:value-type="float" office:value="23829" calcext:value-type="float">
            <text:p>2382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41</text:p>
          </table:table-cell>
          <table:table-cell office:value-type="float" office:value="0.55977" calcext:value-type="float">
            <text:p>0.55977</text:p>
          </table:table-cell>
          <table:table-cell office:value-type="float" office:value="0.005044" calcext:value-type="float">
            <text:p>0.005044</text:p>
          </table:table-cell>
          <table:table-cell office:value-type="float" office:value="0" calcext:value-type="float">
            <text:p>0</text:p>
          </table:table-cell>
          <table:table-cell office:value-type="float" office:value="24335" calcext:value-type="float">
            <text:p>2433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42</text:p>
          </table:table-cell>
          <table:table-cell office:value-type="float" office:value="1.556025" calcext:value-type="float">
            <text:p>1.556025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0" calcext:value-type="float">
            <text:p>0</text:p>
          </table:table-cell>
          <table:table-cell office:value-type="float" office:value="23630" calcext:value-type="float">
            <text:p>2363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43</text:p>
          </table:table-cell>
          <table:table-cell office:value-type="float" office:value="0.971852" calcext:value-type="float">
            <text:p>0.971852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" calcext:value-type="float">
            <text:p>0</text:p>
          </table:table-cell>
          <table:table-cell office:value-type="float" office:value="20990" calcext:value-type="float">
            <text:p>209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44</text:p>
          </table:table-cell>
          <table:table-cell office:value-type="float" office:value="1.722064" calcext:value-type="float">
            <text:p>1.722064</text:p>
          </table:table-cell>
          <table:table-cell office:value-type="float" office:value="0.001547" calcext:value-type="float">
            <text:p>0.001547</text:p>
          </table:table-cell>
          <table:table-cell office:value-type="float" office:value="0" calcext:value-type="float">
            <text:p>0</text:p>
          </table:table-cell>
          <table:table-cell office:value-type="float" office:value="15133" calcext:value-type="float">
            <text:p>151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45</text:p>
          </table:table-cell>
          <table:table-cell office:value-type="float" office:value="1.216025" calcext:value-type="float">
            <text:p>1.216025</text:p>
          </table:table-cell>
          <table:table-cell office:value-type="float" office:value="0.002171" calcext:value-type="float">
            <text:p>0.002171</text:p>
          </table:table-cell>
          <table:table-cell office:value-type="float" office:value="0" calcext:value-type="float">
            <text:p>0</text:p>
          </table:table-cell>
          <table:table-cell office:value-type="float" office:value="23435" calcext:value-type="float">
            <text:p>2343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46</text:p>
          </table:table-cell>
          <table:table-cell office:value-type="float" office:value="2.675208" calcext:value-type="float">
            <text:p>2.675208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" calcext:value-type="float">
            <text:p>0</text:p>
          </table:table-cell>
          <table:table-cell office:value-type="float" office:value="33740" calcext:value-type="float">
            <text:p>337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47</text:p>
          </table:table-cell>
          <table:table-cell office:value-type="float" office:value="2.536167" calcext:value-type="float">
            <text:p>2.536167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" calcext:value-type="float">
            <text:p>0</text:p>
          </table:table-cell>
          <table:table-cell office:value-type="float" office:value="33477" calcext:value-type="float">
            <text:p>3347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48</text:p>
          </table:table-cell>
          <table:table-cell office:value-type="float" office:value="1.037489" calcext:value-type="float">
            <text:p>1.037489</text:p>
          </table:table-cell>
          <table:table-cell office:value-type="float" office:value="0.002383" calcext:value-type="float">
            <text:p>0.002383</text:p>
          </table:table-cell>
          <table:table-cell office:value-type="float" office:value="0" calcext:value-type="float">
            <text:p>0</text:p>
          </table:table-cell>
          <table:table-cell office:value-type="float" office:value="27052" calcext:value-type="float">
            <text:p>2705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49</text:p>
          </table:table-cell>
          <table:table-cell office:value-type="float" office:value="1.287496" calcext:value-type="float">
            <text:p>1.287496</text:p>
          </table:table-cell>
          <table:table-cell office:value-type="float" office:value="0.002594" calcext:value-type="float">
            <text:p>0.002594</text:p>
          </table:table-cell>
          <table:table-cell office:value-type="float" office:value="0" calcext:value-type="float">
            <text:p>0</text:p>
          </table:table-cell>
          <table:table-cell office:value-type="float" office:value="39423" calcext:value-type="float">
            <text:p>3942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50</text:p>
          </table:table-cell>
          <table:table-cell office:value-type="float" office:value="1.375796" calcext:value-type="float">
            <text:p>1.375796</text:p>
          </table:table-cell>
          <table:table-cell office:value-type="float" office:value="0.002737" calcext:value-type="float">
            <text:p>0.002737</text:p>
          </table:table-cell>
          <table:table-cell office:value-type="float" office:value="0" calcext:value-type="float">
            <text:p>0</text:p>
          </table:table-cell>
          <table:table-cell office:value-type="float" office:value="40631" calcext:value-type="float">
            <text:p>406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51</text:p>
          </table:table-cell>
          <table:table-cell office:value-type="float" office:value="0.686427" calcext:value-type="float">
            <text:p>0.686427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" calcext:value-type="float">
            <text:p>0</text:p>
          </table:table-cell>
          <table:table-cell office:value-type="float" office:value="32100" calcext:value-type="float">
            <text:p>321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52</text:p>
          </table:table-cell>
          <table:table-cell office:value-type="float" office:value="0.583677" calcext:value-type="float">
            <text:p>0.583677</text:p>
          </table:table-cell>
          <table:table-cell office:value-type="float" office:value="0.002184" calcext:value-type="float">
            <text:p>0.002184</text:p>
          </table:table-cell>
          <table:table-cell office:value-type="float" office:value="0" calcext:value-type="float">
            <text:p>0</text:p>
          </table:table-cell>
          <table:table-cell office:value-type="float" office:value="29088" calcext:value-type="float">
            <text:p>2908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53</text:p>
          </table:table-cell>
          <table:table-cell office:value-type="float" office:value="0.58772" calcext:value-type="float">
            <text:p>0.58772</text:p>
          </table:table-cell>
          <table:table-cell office:value-type="float" office:value="0.002469" calcext:value-type="float">
            <text:p>0.002469</text:p>
          </table:table-cell>
          <table:table-cell office:value-type="float" office:value="0" calcext:value-type="float">
            <text:p>0</text:p>
          </table:table-cell>
          <table:table-cell office:value-type="float" office:value="28011" calcext:value-type="float">
            <text:p>2801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54</text:p>
          </table:table-cell>
          <table:table-cell office:value-type="float" office:value="1.916712" calcext:value-type="float">
            <text:p>1.916712</text:p>
          </table:table-cell>
          <table:table-cell office:value-type="float" office:value="0.002451" calcext:value-type="float">
            <text:p>0.002451</text:p>
          </table:table-cell>
          <table:table-cell office:value-type="float" office:value="0" calcext:value-type="float">
            <text:p>0</text:p>
          </table:table-cell>
          <table:table-cell office:value-type="float" office:value="33733" calcext:value-type="float">
            <text:p>3373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55</text:p>
          </table:table-cell>
          <table:table-cell office:value-type="float" office:value="0.950059" calcext:value-type="float">
            <text:p>0.950059</text:p>
          </table:table-cell>
          <table:table-cell office:value-type="float" office:value="0.002227" calcext:value-type="float">
            <text:p>0.002227</text:p>
          </table:table-cell>
          <table:table-cell office:value-type="float" office:value="0" calcext:value-type="float">
            <text:p>0</text:p>
          </table:table-cell>
          <table:table-cell office:value-type="float" office:value="38600" calcext:value-type="float">
            <text:p>386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56</text:p>
          </table:table-cell>
          <table:table-cell office:value-type="float" office:value="1.63921" calcext:value-type="float">
            <text:p>1.63921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" calcext:value-type="float">
            <text:p>0</text:p>
          </table:table-cell>
          <table:table-cell office:value-type="float" office:value="38513" calcext:value-type="float">
            <text:p>385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57</text:p>
          </table:table-cell>
          <table:table-cell office:value-type="float" office:value="2.205486" calcext:value-type="float">
            <text:p>2.205486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0" calcext:value-type="float">
            <text:p>0</text:p>
          </table:table-cell>
          <table:table-cell office:value-type="float" office:value="29575" calcext:value-type="float">
            <text:p>2957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58</text:p>
          </table:table-cell>
          <table:table-cell office:value-type="float" office:value="1.563638" calcext:value-type="float">
            <text:p>1.563638</text:p>
          </table:table-cell>
          <table:table-cell office:value-type="float" office:value="0.002572" calcext:value-type="float">
            <text:p>0.002572</text:p>
          </table:table-cell>
          <table:table-cell office:value-type="float" office:value="0" calcext:value-type="float">
            <text:p>0</text:p>
          </table:table-cell>
          <table:table-cell office:value-type="float" office:value="40443" calcext:value-type="float">
            <text:p>4044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1:59</text:p>
          </table:table-cell>
          <table:table-cell office:value-type="float" office:value="1.965999" calcext:value-type="float">
            <text:p>1.965999</text:p>
          </table:table-cell>
          <table:table-cell office:value-type="float" office:value="0.001926" calcext:value-type="float">
            <text:p>0.001926</text:p>
          </table:table-cell>
          <table:table-cell office:value-type="float" office:value="0" calcext:value-type="float">
            <text:p>0</text:p>
          </table:table-cell>
          <table:table-cell office:value-type="float" office:value="28527" calcext:value-type="float">
            <text:p>2852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00</text:p>
          </table:table-cell>
          <table:table-cell office:value-type="float" office:value="2.680443" calcext:value-type="float">
            <text:p>2.680443</text:p>
          </table:table-cell>
          <table:table-cell office:value-type="float" office:value="0.004036" calcext:value-type="float">
            <text:p>0.004036</text:p>
          </table:table-cell>
          <table:table-cell office:value-type="float" office:value="0" calcext:value-type="float">
            <text:p>0</text:p>
          </table:table-cell>
          <table:table-cell office:value-type="float" office:value="36363" calcext:value-type="float">
            <text:p>3636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01</text:p>
          </table:table-cell>
          <table:table-cell office:value-type="float" office:value="1.636385" calcext:value-type="float">
            <text:p>1.636385</text:p>
          </table:table-cell>
          <table:table-cell office:value-type="float" office:value="0.002825" calcext:value-type="float">
            <text:p>0.002825</text:p>
          </table:table-cell>
          <table:table-cell office:value-type="float" office:value="0" calcext:value-type="float">
            <text:p>0</text:p>
          </table:table-cell>
          <table:table-cell office:value-type="float" office:value="38326" calcext:value-type="float">
            <text:p>3832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02</text:p>
          </table:table-cell>
          <table:table-cell office:value-type="float" office:value="1.32378" calcext:value-type="float">
            <text:p>1.32378</text:p>
          </table:table-cell>
          <table:table-cell office:value-type="float" office:value="0.002591" calcext:value-type="float">
            <text:p>0.002591</text:p>
          </table:table-cell>
          <table:table-cell office:value-type="float" office:value="0" calcext:value-type="float">
            <text:p>0</text:p>
          </table:table-cell>
          <table:table-cell office:value-type="float" office:value="33203" calcext:value-type="float">
            <text:p>3320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03</text:p>
          </table:table-cell>
          <table:table-cell office:value-type="float" office:value="1.962597" calcext:value-type="float">
            <text:p>1.962597</text:p>
          </table:table-cell>
          <table:table-cell office:value-type="float" office:value="0.001731" calcext:value-type="float">
            <text:p>0.001731</text:p>
          </table:table-cell>
          <table:table-cell office:value-type="float" office:value="0" calcext:value-type="float">
            <text:p>0</text:p>
          </table:table-cell>
          <table:table-cell office:value-type="float" office:value="23224" calcext:value-type="float">
            <text:p>2322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04</text:p>
          </table:table-cell>
          <table:table-cell office:value-type="float" office:value="1.313396" calcext:value-type="float">
            <text:p>1.313396</text:p>
          </table:table-cell>
          <table:table-cell office:value-type="float" office:value="0.002208" calcext:value-type="float">
            <text:p>0.002208</text:p>
          </table:table-cell>
          <table:table-cell office:value-type="float" office:value="0" calcext:value-type="float">
            <text:p>0</text:p>
          </table:table-cell>
          <table:table-cell office:value-type="float" office:value="33223" calcext:value-type="float">
            <text:p>3322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05</text:p>
          </table:table-cell>
          <table:table-cell office:value-type="float" office:value="1.747723" calcext:value-type="float">
            <text:p>1.747723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33612" calcext:value-type="float">
            <text:p>3361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06</text:p>
          </table:table-cell>
          <table:table-cell office:value-type="float" office:value="1.806609" calcext:value-type="float">
            <text:p>1.806609</text:p>
          </table:table-cell>
          <table:table-cell office:value-type="float" office:value="0.001363" calcext:value-type="float">
            <text:p>0.001363</text:p>
          </table:table-cell>
          <table:table-cell office:value-type="float" office:value="0" calcext:value-type="float">
            <text:p>0</text:p>
          </table:table-cell>
          <table:table-cell office:value-type="float" office:value="24719" calcext:value-type="float">
            <text:p>2471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07</text:p>
          </table:table-cell>
          <table:table-cell office:value-type="float" office:value="1.011638" calcext:value-type="float">
            <text:p>1.011638</text:p>
          </table:table-cell>
          <table:table-cell office:value-type="float" office:value="0.002158" calcext:value-type="float">
            <text:p>0.002158</text:p>
          </table:table-cell>
          <table:table-cell office:value-type="float" office:value="0" calcext:value-type="float">
            <text:p>0</text:p>
          </table:table-cell>
          <table:table-cell office:value-type="float" office:value="30260" calcext:value-type="float">
            <text:p>3026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08</text:p>
          </table:table-cell>
          <table:table-cell office:value-type="float" office:value="1.399301" calcext:value-type="float">
            <text:p>1.399301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" calcext:value-type="float">
            <text:p>0</text:p>
          </table:table-cell>
          <table:table-cell office:value-type="float" office:value="33037" calcext:value-type="float">
            <text:p>330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09</text:p>
          </table:table-cell>
          <table:table-cell office:value-type="float" office:value="2.179881" calcext:value-type="float">
            <text:p>2.179881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" calcext:value-type="float">
            <text:p>0</text:p>
          </table:table-cell>
          <table:table-cell office:value-type="float" office:value="36478" calcext:value-type="float">
            <text:p>3647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10</text:p>
          </table:table-cell>
          <table:table-cell office:value-type="float" office:value="1.770846" calcext:value-type="float">
            <text:p>1.770846</text:p>
          </table:table-cell>
          <table:table-cell office:value-type="float" office:value="0.002418" calcext:value-type="float">
            <text:p>0.002418</text:p>
          </table:table-cell>
          <table:table-cell office:value-type="float" office:value="0" calcext:value-type="float">
            <text:p>0</text:p>
          </table:table-cell>
          <table:table-cell office:value-type="float" office:value="34407" calcext:value-type="float">
            <text:p>344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11</text:p>
          </table:table-cell>
          <table:table-cell office:value-type="float" office:value="1.055762" calcext:value-type="float">
            <text:p>1.055762</text:p>
          </table:table-cell>
          <table:table-cell office:value-type="float" office:value="0.001896" calcext:value-type="float">
            <text:p>0.001896</text:p>
          </table:table-cell>
          <table:table-cell office:value-type="float" office:value="0" calcext:value-type="float">
            <text:p>0</text:p>
          </table:table-cell>
          <table:table-cell office:value-type="float" office:value="27242" calcext:value-type="float">
            <text:p>2724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12</text:p>
          </table:table-cell>
          <table:table-cell office:value-type="float" office:value="2.348791" calcext:value-type="float">
            <text:p>2.348791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" calcext:value-type="float">
            <text:p>0</text:p>
          </table:table-cell>
          <table:table-cell office:value-type="float" office:value="24740" calcext:value-type="float">
            <text:p>2474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13</text:p>
          </table:table-cell>
          <table:table-cell office:value-type="float" office:value="0.537634" calcext:value-type="float">
            <text:p>0.537634</text:p>
          </table:table-cell>
          <table:table-cell office:value-type="float" office:value="0.002353" calcext:value-type="float">
            <text:p>0.002353</text:p>
          </table:table-cell>
          <table:table-cell office:value-type="float" office:value="0" calcext:value-type="float">
            <text:p>0</text:p>
          </table:table-cell>
          <table:table-cell office:value-type="float" office:value="31476" calcext:value-type="float">
            <text:p>3147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14</text:p>
          </table:table-cell>
          <table:table-cell office:value-type="float" office:value="0.598541" calcext:value-type="float">
            <text:p>0.598541</text:p>
          </table:table-cell>
          <table:table-cell office:value-type="float" office:value="0.004392" calcext:value-type="float">
            <text:p>0.004392</text:p>
          </table:table-cell>
          <table:table-cell office:value-type="float" office:value="0" calcext:value-type="float">
            <text:p>0</text:p>
          </table:table-cell>
          <table:table-cell office:value-type="float" office:value="34052" calcext:value-type="float">
            <text:p>3405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15</text:p>
          </table:table-cell>
          <table:table-cell office:value-type="float" office:value="1.981503" calcext:value-type="float">
            <text:p>1.981503</text:p>
          </table:table-cell>
          <table:table-cell office:value-type="float" office:value="0.001874" calcext:value-type="float">
            <text:p>0.001874</text:p>
          </table:table-cell>
          <table:table-cell office:value-type="float" office:value="0" calcext:value-type="float">
            <text:p>0</text:p>
          </table:table-cell>
          <table:table-cell office:value-type="float" office:value="30246" calcext:value-type="float">
            <text:p>3024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16</text:p>
          </table:table-cell>
          <table:table-cell office:value-type="float" office:value="1.988252" calcext:value-type="float">
            <text:p>1.988252</text:p>
          </table:table-cell>
          <table:table-cell office:value-type="float" office:value="0.002435" calcext:value-type="float">
            <text:p>0.002435</text:p>
          </table:table-cell>
          <table:table-cell office:value-type="float" office:value="0" calcext:value-type="float">
            <text:p>0</text:p>
          </table:table-cell>
          <table:table-cell office:value-type="float" office:value="30969" calcext:value-type="float">
            <text:p>3096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17</text:p>
          </table:table-cell>
          <table:table-cell office:value-type="float" office:value="0.179435" calcext:value-type="float">
            <text:p>0.179435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" calcext:value-type="float">
            <text:p>0</text:p>
          </table:table-cell>
          <table:table-cell office:value-type="float" office:value="36949" calcext:value-type="float">
            <text:p>3694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18</text:p>
          </table:table-cell>
          <table:table-cell office:value-type="float" office:value="1.645745" calcext:value-type="float">
            <text:p>1.645745</text:p>
          </table:table-cell>
          <table:table-cell office:value-type="float" office:value="0.002616" calcext:value-type="float">
            <text:p>0.002616</text:p>
          </table:table-cell>
          <table:table-cell office:value-type="float" office:value="0" calcext:value-type="float">
            <text:p>0</text:p>
          </table:table-cell>
          <table:table-cell office:value-type="float" office:value="41286" calcext:value-type="float">
            <text:p>4128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19</text:p>
          </table:table-cell>
          <table:table-cell office:value-type="float" office:value="0.908077" calcext:value-type="float">
            <text:p>0.908077</text:p>
          </table:table-cell>
          <table:table-cell office:value-type="float" office:value="0.002809" calcext:value-type="float">
            <text:p>0.002809</text:p>
          </table:table-cell>
          <table:table-cell office:value-type="float" office:value="0" calcext:value-type="float">
            <text:p>0</text:p>
          </table:table-cell>
          <table:table-cell office:value-type="float" office:value="40520" calcext:value-type="float">
            <text:p>4052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20</text:p>
          </table:table-cell>
          <table:table-cell office:value-type="float" office:value="3.569193" calcext:value-type="float">
            <text:p>3.569193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" calcext:value-type="float">
            <text:p>0</text:p>
          </table:table-cell>
          <table:table-cell office:value-type="float" office:value="42658" calcext:value-type="float">
            <text:p>4265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21</text:p>
          </table:table-cell>
          <table:table-cell office:value-type="float" office:value="2.542701" calcext:value-type="float">
            <text:p>2.542701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" calcext:value-type="float">
            <text:p>0</text:p>
          </table:table-cell>
          <table:table-cell office:value-type="float" office:value="49527" calcext:value-type="float">
            <text:p>495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22</text:p>
          </table:table-cell>
          <table:table-cell office:value-type="float" office:value="1.774304" calcext:value-type="float">
            <text:p>1.774304</text:p>
          </table:table-cell>
          <table:table-cell office:value-type="float" office:value="0.002082" calcext:value-type="float">
            <text:p>0.002082</text:p>
          </table:table-cell>
          <table:table-cell office:value-type="float" office:value="0" calcext:value-type="float">
            <text:p>0</text:p>
          </table:table-cell>
          <table:table-cell office:value-type="float" office:value="30414" calcext:value-type="float">
            <text:p>3041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23</text:p>
          </table:table-cell>
          <table:table-cell office:value-type="float" office:value="1.038221" calcext:value-type="float">
            <text:p>1.038221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" calcext:value-type="float">
            <text:p>0</text:p>
          </table:table-cell>
          <table:table-cell office:value-type="float" office:value="41099" calcext:value-type="float">
            <text:p>410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24</text:p>
          </table:table-cell>
          <table:table-cell office:value-type="float" office:value="1.013663" calcext:value-type="float">
            <text:p>1.013663</text:p>
          </table:table-cell>
          <table:table-cell office:value-type="float" office:value="0.001775" calcext:value-type="float">
            <text:p>0.001775</text:p>
          </table:table-cell>
          <table:table-cell office:value-type="float" office:value="0" calcext:value-type="float">
            <text:p>0</text:p>
          </table:table-cell>
          <table:table-cell office:value-type="float" office:value="31302" calcext:value-type="float">
            <text:p>3130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25</text:p>
          </table:table-cell>
          <table:table-cell office:value-type="float" office:value="1.791013" calcext:value-type="float">
            <text:p>1.791013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" calcext:value-type="float">
            <text:p>0</text:p>
          </table:table-cell>
          <table:table-cell office:value-type="float" office:value="33251" calcext:value-type="float">
            <text:p>3325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26</text:p>
          </table:table-cell>
          <table:table-cell office:value-type="float" office:value="2.217683" calcext:value-type="float">
            <text:p>2.217683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" calcext:value-type="float">
            <text:p>0</text:p>
          </table:table-cell>
          <table:table-cell office:value-type="float" office:value="48491" calcext:value-type="float">
            <text:p>4849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27</text:p>
          </table:table-cell>
          <table:table-cell office:value-type="float" office:value="1.052366" calcext:value-type="float">
            <text:p>1.052366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0" calcext:value-type="float">
            <text:p>0</text:p>
          </table:table-cell>
          <table:table-cell office:value-type="float" office:value="52560" calcext:value-type="float">
            <text:p>5256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28</text:p>
          </table:table-cell>
          <table:table-cell office:value-type="float" office:value="1.450122" calcext:value-type="float">
            <text:p>1.450122</text:p>
          </table:table-cell>
          <table:table-cell office:value-type="float" office:value="0.002517" calcext:value-type="float">
            <text:p>0.002517</text:p>
          </table:table-cell>
          <table:table-cell office:value-type="float" office:value="0" calcext:value-type="float">
            <text:p>0</text:p>
          </table:table-cell>
          <table:table-cell office:value-type="float" office:value="35494" calcext:value-type="float">
            <text:p>3549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29</text:p>
          </table:table-cell>
          <table:table-cell office:value-type="float" office:value="1.495176" calcext:value-type="float">
            <text:p>1.495176</text:p>
          </table:table-cell>
          <table:table-cell office:value-type="float" office:value="0.002489" calcext:value-type="float">
            <text:p>0.002489</text:p>
          </table:table-cell>
          <table:table-cell office:value-type="float" office:value="0" calcext:value-type="float">
            <text:p>0</text:p>
          </table:table-cell>
          <table:table-cell office:value-type="float" office:value="38288" calcext:value-type="float">
            <text:p>3828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30</text:p>
          </table:table-cell>
          <table:table-cell office:value-type="float" office:value="1.388305" calcext:value-type="float">
            <text:p>1.388305</text:p>
          </table:table-cell>
          <table:table-cell office:value-type="float" office:value="0.002758" calcext:value-type="float">
            <text:p>0.002758</text:p>
          </table:table-cell>
          <table:table-cell office:value-type="float" office:value="0" calcext:value-type="float">
            <text:p>0</text:p>
          </table:table-cell>
          <table:table-cell office:value-type="float" office:value="40191" calcext:value-type="float">
            <text:p>4019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31</text:p>
          </table:table-cell>
          <table:table-cell office:value-type="float" office:value="0.633396" calcext:value-type="float">
            <text:p>0.633396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" calcext:value-type="float">
            <text:p>0</text:p>
          </table:table-cell>
          <table:table-cell office:value-type="float" office:value="39228" calcext:value-type="float">
            <text:p>3922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32</text:p>
          </table:table-cell>
          <table:table-cell office:value-type="float" office:value="1.041165" calcext:value-type="float">
            <text:p>1.041165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" calcext:value-type="float">
            <text:p>0</text:p>
          </table:table-cell>
          <table:table-cell office:value-type="float" office:value="47953" calcext:value-type="float">
            <text:p>4795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33</text:p>
          </table:table-cell>
          <table:table-cell office:value-type="float" office:value="2.200513" calcext:value-type="float">
            <text:p>2.200513</text:p>
          </table:table-cell>
          <table:table-cell office:value-type="float" office:value="0.002975" calcext:value-type="float">
            <text:p>0.002975</text:p>
          </table:table-cell>
          <table:table-cell office:value-type="float" office:value="0" calcext:value-type="float">
            <text:p>0</text:p>
          </table:table-cell>
          <table:table-cell office:value-type="float" office:value="52795" calcext:value-type="float">
            <text:p>5279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34</text:p>
          </table:table-cell>
          <table:table-cell office:value-type="float" office:value="0.997798" calcext:value-type="float">
            <text:p>0.997798</text:p>
          </table:table-cell>
          <table:table-cell office:value-type="float" office:value="0.002528" calcext:value-type="float">
            <text:p>0.002528</text:p>
          </table:table-cell>
          <table:table-cell office:value-type="float" office:value="0" calcext:value-type="float">
            <text:p>0</text:p>
          </table:table-cell>
          <table:table-cell office:value-type="float" office:value="39800" calcext:value-type="float">
            <text:p>398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35</text:p>
          </table:table-cell>
          <table:table-cell office:value-type="float" office:value="2.93125" calcext:value-type="float">
            <text:p>2.93125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" calcext:value-type="float">
            <text:p>0</text:p>
          </table:table-cell>
          <table:table-cell office:value-type="float" office:value="33122" calcext:value-type="float">
            <text:p>3312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36</text:p>
          </table:table-cell>
          <table:table-cell office:value-type="float" office:value="2.18159" calcext:value-type="float">
            <text:p>2.18159</text:p>
          </table:table-cell>
          <table:table-cell office:value-type="float" office:value="0.003446" calcext:value-type="float">
            <text:p>0.003446</text:p>
          </table:table-cell>
          <table:table-cell office:value-type="float" office:value="0" calcext:value-type="float">
            <text:p>0</text:p>
          </table:table-cell>
          <table:table-cell office:value-type="float" office:value="48981" calcext:value-type="float">
            <text:p>4898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37</text:p>
          </table:table-cell>
          <table:table-cell office:value-type="float" office:value="2.565774" calcext:value-type="float">
            <text:p>2.565774</text:p>
          </table:table-cell>
          <table:table-cell office:value-type="float" office:value="0.003258" calcext:value-type="float">
            <text:p>0.003258</text:p>
          </table:table-cell>
          <table:table-cell office:value-type="float" office:value="0" calcext:value-type="float">
            <text:p>0</text:p>
          </table:table-cell>
          <table:table-cell office:value-type="float" office:value="45790" calcext:value-type="float">
            <text:p>4579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38</text:p>
          </table:table-cell>
          <table:table-cell office:value-type="float" office:value="0.628789" calcext:value-type="float">
            <text:p>0.628789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" calcext:value-type="float">
            <text:p>0</text:p>
          </table:table-cell>
          <table:table-cell office:value-type="float" office:value="40080" calcext:value-type="float">
            <text:p>4008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39</text:p>
          </table:table-cell>
          <table:table-cell office:value-type="float" office:value="1.496248" calcext:value-type="float">
            <text:p>1.496248</text:p>
          </table:table-cell>
          <table:table-cell office:value-type="float" office:value="0.003928" calcext:value-type="float">
            <text:p>0.003928</text:p>
          </table:table-cell>
          <table:table-cell office:value-type="float" office:value="0" calcext:value-type="float">
            <text:p>0</text:p>
          </table:table-cell>
          <table:table-cell office:value-type="float" office:value="35096" calcext:value-type="float">
            <text:p>3509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40</text:p>
          </table:table-cell>
          <table:table-cell office:value-type="float" office:value="1.84033" calcext:value-type="float">
            <text:p>1.84033</text:p>
          </table:table-cell>
          <table:table-cell office:value-type="float" office:value="0.001989" calcext:value-type="float">
            <text:p>0.001989</text:p>
          </table:table-cell>
          <table:table-cell office:value-type="float" office:value="0" calcext:value-type="float">
            <text:p>0</text:p>
          </table:table-cell>
          <table:table-cell office:value-type="float" office:value="31778" calcext:value-type="float">
            <text:p>3177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41</text:p>
          </table:table-cell>
          <table:table-cell office:value-type="float" office:value="1.009153" calcext:value-type="float">
            <text:p>1.009153</text:p>
          </table:table-cell>
          <table:table-cell office:value-type="float" office:value="0.003059" calcext:value-type="float">
            <text:p>0.003059</text:p>
          </table:table-cell>
          <table:table-cell office:value-type="float" office:value="0" calcext:value-type="float">
            <text:p>0</text:p>
          </table:table-cell>
          <table:table-cell office:value-type="float" office:value="45119" calcext:value-type="float">
            <text:p>45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42</text:p>
          </table:table-cell>
          <table:table-cell office:value-type="float" office:value="0.605724" calcext:value-type="float">
            <text:p>0.605724</text:p>
          </table:table-cell>
          <table:table-cell office:value-type="float" office:value="0.002161" calcext:value-type="float">
            <text:p>0.002161</text:p>
          </table:table-cell>
          <table:table-cell office:value-type="float" office:value="0" calcext:value-type="float">
            <text:p>0</text:p>
          </table:table-cell>
          <table:table-cell office:value-type="float" office:value="37199" calcext:value-type="float">
            <text:p>3719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43</text:p>
          </table:table-cell>
          <table:table-cell office:value-type="float" office:value="1.486607" calcext:value-type="float">
            <text:p>1.486607</text:p>
          </table:table-cell>
          <table:table-cell office:value-type="float" office:value="0.002581" calcext:value-type="float">
            <text:p>0.002581</text:p>
          </table:table-cell>
          <table:table-cell office:value-type="float" office:value="0" calcext:value-type="float">
            <text:p>0</text:p>
          </table:table-cell>
          <table:table-cell office:value-type="float" office:value="39957" calcext:value-type="float">
            <text:p>3995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44</text:p>
          </table:table-cell>
          <table:table-cell office:value-type="float" office:value="1.866757" calcext:value-type="float">
            <text:p>1.866757</text:p>
          </table:table-cell>
          <table:table-cell office:value-type="float" office:value="0.002721" calcext:value-type="float">
            <text:p>0.002721</text:p>
          </table:table-cell>
          <table:table-cell office:value-type="float" office:value="0" calcext:value-type="float">
            <text:p>0</text:p>
          </table:table-cell>
          <table:table-cell office:value-type="float" office:value="38096" calcext:value-type="float">
            <text:p>3809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45</text:p>
          </table:table-cell>
          <table:table-cell office:value-type="float" office:value="1.43915" calcext:value-type="float">
            <text:p>1.43915</text:p>
          </table:table-cell>
          <table:table-cell office:value-type="float" office:value="0.002713" calcext:value-type="float">
            <text:p>0.002713</text:p>
          </table:table-cell>
          <table:table-cell office:value-type="float" office:value="0" calcext:value-type="float">
            <text:p>0</text:p>
          </table:table-cell>
          <table:table-cell office:value-type="float" office:value="47586" calcext:value-type="float">
            <text:p>475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46</text:p>
          </table:table-cell>
          <table:table-cell office:value-type="float" office:value="1.425979" calcext:value-type="float">
            <text:p>1.425979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" calcext:value-type="float">
            <text:p>0</text:p>
          </table:table-cell>
          <table:table-cell office:value-type="float" office:value="50112" calcext:value-type="float">
            <text:p>501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47</text:p>
          </table:table-cell>
          <table:table-cell office:value-type="float" office:value="2.672618" calcext:value-type="float">
            <text:p>2.672618</text:p>
          </table:table-cell>
          <table:table-cell office:value-type="float" office:value="0.002982" calcext:value-type="float">
            <text:p>0.002982</text:p>
          </table:table-cell>
          <table:table-cell office:value-type="float" office:value="0" calcext:value-type="float">
            <text:p>0</text:p>
          </table:table-cell>
          <table:table-cell office:value-type="float" office:value="43782" calcext:value-type="float">
            <text:p>4378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48</text:p>
          </table:table-cell>
          <table:table-cell office:value-type="float" office:value="0.573142" calcext:value-type="float">
            <text:p>0.573142</text:p>
          </table:table-cell>
          <table:table-cell office:value-type="float" office:value="0.002283" calcext:value-type="float">
            <text:p>0.002283</text:p>
          </table:table-cell>
          <table:table-cell office:value-type="float" office:value="0" calcext:value-type="float">
            <text:p>0</text:p>
          </table:table-cell>
          <table:table-cell office:value-type="float" office:value="27622" calcext:value-type="float">
            <text:p>276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49</text:p>
          </table:table-cell>
          <table:table-cell office:value-type="float" office:value="0.243114" calcext:value-type="float">
            <text:p>0.243114</text:p>
          </table:table-cell>
          <table:table-cell office:value-type="float" office:value="0.003127" calcext:value-type="float">
            <text:p>0.003127</text:p>
          </table:table-cell>
          <table:table-cell office:value-type="float" office:value="0" calcext:value-type="float">
            <text:p>0</text:p>
          </table:table-cell>
          <table:table-cell office:value-type="float" office:value="42045" calcext:value-type="float">
            <text:p>4204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50</text:p>
          </table:table-cell>
          <table:table-cell office:value-type="float" office:value="0.904466" calcext:value-type="float">
            <text:p>0.904466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" calcext:value-type="float">
            <text:p>0</text:p>
          </table:table-cell>
          <table:table-cell office:value-type="float" office:value="30314" calcext:value-type="float">
            <text:p>303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51</text:p>
          </table:table-cell>
          <table:table-cell office:value-type="float" office:value="1.319463" calcext:value-type="float">
            <text:p>1.319463</text:p>
          </table:table-cell>
          <table:table-cell office:value-type="float" office:value="0.002179" calcext:value-type="float">
            <text:p>0.002179</text:p>
          </table:table-cell>
          <table:table-cell office:value-type="float" office:value="0" calcext:value-type="float">
            <text:p>0</text:p>
          </table:table-cell>
          <table:table-cell office:value-type="float" office:value="42424" calcext:value-type="float">
            <text:p>4242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52</text:p>
          </table:table-cell>
          <table:table-cell office:value-type="float" office:value="1.721416" calcext:value-type="float">
            <text:p>1.721416</text:p>
          </table:table-cell>
          <table:table-cell office:value-type="float" office:value="0.002512" calcext:value-type="float">
            <text:p>0.002512</text:p>
          </table:table-cell>
          <table:table-cell office:value-type="float" office:value="0" calcext:value-type="float">
            <text:p>0</text:p>
          </table:table-cell>
          <table:table-cell office:value-type="float" office:value="39113" calcext:value-type="float">
            <text:p>3911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53</text:p>
          </table:table-cell>
          <table:table-cell office:value-type="float" office:value="1.351775" calcext:value-type="float">
            <text:p>1.351775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0" calcext:value-type="float">
            <text:p>0</text:p>
          </table:table-cell>
          <table:table-cell office:value-type="float" office:value="41136" calcext:value-type="float">
            <text:p>4113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54</text:p>
          </table:table-cell>
          <table:table-cell office:value-type="float" office:value="1.008863" calcext:value-type="float">
            <text:p>1.008863</text:p>
          </table:table-cell>
          <table:table-cell office:value-type="float" office:value="0.002463" calcext:value-type="float">
            <text:p>0.002463</text:p>
          </table:table-cell>
          <table:table-cell office:value-type="float" office:value="0" calcext:value-type="float">
            <text:p>0</text:p>
          </table:table-cell>
          <table:table-cell office:value-type="float" office:value="39725" calcext:value-type="float">
            <text:p>3972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55</text:p>
          </table:table-cell>
          <table:table-cell office:value-type="float" office:value="1.75623" calcext:value-type="float">
            <text:p>1.75623</text:p>
          </table:table-cell>
          <table:table-cell office:value-type="float" office:value="0.003138" calcext:value-type="float">
            <text:p>0.003138</text:p>
          </table:table-cell>
          <table:table-cell office:value-type="float" office:value="0" calcext:value-type="float">
            <text:p>0</text:p>
          </table:table-cell>
          <table:table-cell office:value-type="float" office:value="45192" calcext:value-type="float">
            <text:p>4519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56</text:p>
          </table:table-cell>
          <table:table-cell office:value-type="float" office:value="1.371689" calcext:value-type="float">
            <text:p>1.371689</text:p>
          </table:table-cell>
          <table:table-cell office:value-type="float" office:value="0.004405" calcext:value-type="float">
            <text:p>0.004405</text:p>
          </table:table-cell>
          <table:table-cell office:value-type="float" office:value="0" calcext:value-type="float">
            <text:p>0</text:p>
          </table:table-cell>
          <table:table-cell office:value-type="float" office:value="57202" calcext:value-type="float">
            <text:p>5720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57</text:p>
          </table:table-cell>
          <table:table-cell office:value-type="float" office:value="3.175581" calcext:value-type="float">
            <text:p>3.175581</text:p>
          </table:table-cell>
          <table:table-cell office:value-type="float" office:value="0.002431" calcext:value-type="float">
            <text:p>0.002431</text:p>
          </table:table-cell>
          <table:table-cell office:value-type="float" office:value="0" calcext:value-type="float">
            <text:p>0</text:p>
          </table:table-cell>
          <table:table-cell office:value-type="float" office:value="33688" calcext:value-type="float">
            <text:p>3368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58</text:p>
          </table:table-cell>
          <table:table-cell office:value-type="float" office:value="2.884509" calcext:value-type="float">
            <text:p>2.884509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" calcext:value-type="float">
            <text:p>0</text:p>
          </table:table-cell>
          <table:table-cell office:value-type="float" office:value="51121" calcext:value-type="float">
            <text:p>51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2:59</text:p>
          </table:table-cell>
          <table:table-cell office:value-type="float" office:value="0.997181" calcext:value-type="float">
            <text:p>0.997181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" calcext:value-type="float">
            <text:p>0</text:p>
          </table:table-cell>
          <table:table-cell office:value-type="float" office:value="40578" calcext:value-type="float">
            <text:p>4057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00</text:p>
          </table:table-cell>
          <table:table-cell office:value-type="float" office:value="0.969861" calcext:value-type="float">
            <text:p>0.969861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" calcext:value-type="float">
            <text:p>0</text:p>
          </table:table-cell>
          <table:table-cell office:value-type="float" office:value="18002" calcext:value-type="float">
            <text:p>18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01</text:p>
          </table:table-cell>
          <table:table-cell office:value-type="float" office:value="1.672704" calcext:value-type="float">
            <text:p>1.672704</text:p>
          </table:table-cell>
          <table:table-cell office:value-type="float" office:value="0.001765" calcext:value-type="float">
            <text:p>0.001765</text:p>
          </table:table-cell>
          <table:table-cell office:value-type="float" office:value="0" calcext:value-type="float">
            <text:p>0</text:p>
          </table:table-cell>
          <table:table-cell office:value-type="float" office:value="26054" calcext:value-type="float">
            <text:p>2605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02</text:p>
          </table:table-cell>
          <table:table-cell office:value-type="float" office:value="1.297358" calcext:value-type="float">
            <text:p>1.297358</text:p>
          </table:table-cell>
          <table:table-cell office:value-type="float" office:value="0.002651" calcext:value-type="float">
            <text:p>0.002651</text:p>
          </table:table-cell>
          <table:table-cell office:value-type="float" office:value="0" calcext:value-type="float">
            <text:p>0</text:p>
          </table:table-cell>
          <table:table-cell office:value-type="float" office:value="42665" calcext:value-type="float">
            <text:p>4266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03</text:p>
          </table:table-cell>
          <table:table-cell office:value-type="float" office:value="0.903313" calcext:value-type="float">
            <text:p>0.903313</text:p>
          </table:table-cell>
          <table:table-cell office:value-type="float" office:value="0.003255" calcext:value-type="float">
            <text:p>0.003255</text:p>
          </table:table-cell>
          <table:table-cell office:value-type="float" office:value="0" calcext:value-type="float">
            <text:p>0</text:p>
          </table:table-cell>
          <table:table-cell office:value-type="float" office:value="46610" calcext:value-type="float">
            <text:p>4661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04</text:p>
          </table:table-cell>
          <table:table-cell office:value-type="float" office:value="0.138995" calcext:value-type="float">
            <text:p>0.138995</text:p>
          </table:table-cell>
          <table:table-cell office:value-type="float" office:value="0.002859" calcext:value-type="float">
            <text:p>0.002859</text:p>
          </table:table-cell>
          <table:table-cell office:value-type="float" office:value="0" calcext:value-type="float">
            <text:p>0</text:p>
          </table:table-cell>
          <table:table-cell office:value-type="float" office:value="51562" calcext:value-type="float">
            <text:p>5156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05</text:p>
          </table:table-cell>
          <table:table-cell office:value-type="float" office:value="1.390847" calcext:value-type="float">
            <text:p>1.390847</text:p>
          </table:table-cell>
          <table:table-cell office:value-type="float" office:value="0.002293" calcext:value-type="float">
            <text:p>0.002293</text:p>
          </table:table-cell>
          <table:table-cell office:value-type="float" office:value="0" calcext:value-type="float">
            <text:p>0</text:p>
          </table:table-cell>
          <table:table-cell office:value-type="float" office:value="40957" calcext:value-type="float">
            <text:p>4095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06</text:p>
          </table:table-cell>
          <table:table-cell office:value-type="float" office:value="0.455869" calcext:value-type="float">
            <text:p>0.455869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0" calcext:value-type="float">
            <text:p>0</text:p>
          </table:table-cell>
          <table:table-cell office:value-type="float" office:value="23062" calcext:value-type="float">
            <text:p>2306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07</text:p>
          </table:table-cell>
          <table:table-cell office:value-type="float" office:value="2.085518" calcext:value-type="float">
            <text:p>2.085518</text:p>
          </table:table-cell>
          <table:table-cell office:value-type="float" office:value="0.002856" calcext:value-type="float">
            <text:p>0.002856</text:p>
          </table:table-cell>
          <table:table-cell office:value-type="float" office:value="0" calcext:value-type="float">
            <text:p>0</text:p>
          </table:table-cell>
          <table:table-cell office:value-type="float" office:value="36182" calcext:value-type="float">
            <text:p>3618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08</text:p>
          </table:table-cell>
          <table:table-cell office:value-type="float" office:value="2.890944" calcext:value-type="float">
            <text:p>2.890944</text:p>
          </table:table-cell>
          <table:table-cell office:value-type="float" office:value="0.002049" calcext:value-type="float">
            <text:p>0.002049</text:p>
          </table:table-cell>
          <table:table-cell office:value-type="float" office:value="0" calcext:value-type="float">
            <text:p>0</text:p>
          </table:table-cell>
          <table:table-cell office:value-type="float" office:value="30747" calcext:value-type="float">
            <text:p>3074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09</text:p>
          </table:table-cell>
          <table:table-cell office:value-type="float" office:value="1.766631" calcext:value-type="float">
            <text:p>1.766631</text:p>
          </table:table-cell>
          <table:table-cell office:value-type="float" office:value="0.002566" calcext:value-type="float">
            <text:p>0.002566</text:p>
          </table:table-cell>
          <table:table-cell office:value-type="float" office:value="0" calcext:value-type="float">
            <text:p>0</text:p>
          </table:table-cell>
          <table:table-cell office:value-type="float" office:value="37022" calcext:value-type="float">
            <text:p>3702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10</text:p>
          </table:table-cell>
          <table:table-cell office:value-type="float" office:value="0.961568" calcext:value-type="float">
            <text:p>0.961568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0" calcext:value-type="float">
            <text:p>0</text:p>
          </table:table-cell>
          <table:table-cell office:value-type="float" office:value="45492" calcext:value-type="float">
            <text:p>4549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11</text:p>
          </table:table-cell>
          <table:table-cell office:value-type="float" office:value="0.881003" calcext:value-type="float">
            <text:p>0.881003</text:p>
          </table:table-cell>
          <table:table-cell office:value-type="float" office:value="0.001907" calcext:value-type="float">
            <text:p>0.001907</text:p>
          </table:table-cell>
          <table:table-cell office:value-type="float" office:value="0" calcext:value-type="float">
            <text:p>0</text:p>
          </table:table-cell>
          <table:table-cell office:value-type="float" office:value="27832" calcext:value-type="float">
            <text:p>2783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12</text:p>
          </table:table-cell>
          <table:table-cell office:value-type="float" office:value="1.579858" calcext:value-type="float">
            <text:p>1.579858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" calcext:value-type="float">
            <text:p>0</text:p>
          </table:table-cell>
          <table:table-cell office:value-type="float" office:value="39905" calcext:value-type="float">
            <text:p>3990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13</text:p>
          </table:table-cell>
          <table:table-cell office:value-type="float" office:value="1.283013" calcext:value-type="float">
            <text:p>1.283013</text:p>
          </table:table-cell>
          <table:table-cell office:value-type="float" office:value="0.002237" calcext:value-type="float">
            <text:p>0.002237</text:p>
          </table:table-cell>
          <table:table-cell office:value-type="float" office:value="0" calcext:value-type="float">
            <text:p>0</text:p>
          </table:table-cell>
          <table:table-cell office:value-type="float" office:value="34652" calcext:value-type="float">
            <text:p>3465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14</text:p>
          </table:table-cell>
          <table:table-cell office:value-type="float" office:value="0.189782" calcext:value-type="float">
            <text:p>0.189782</text:p>
          </table:table-cell>
          <table:table-cell office:value-type="float" office:value="0.002246" calcext:value-type="float">
            <text:p>0.002246</text:p>
          </table:table-cell>
          <table:table-cell office:value-type="float" office:value="0" calcext:value-type="float">
            <text:p>0</text:p>
          </table:table-cell>
          <table:table-cell office:value-type="float" office:value="32028" calcext:value-type="float">
            <text:p>3202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15</text:p>
          </table:table-cell>
          <table:table-cell office:value-type="float" office:value="1.970148" calcext:value-type="float">
            <text:p>1.970148</text:p>
          </table:table-cell>
          <table:table-cell office:value-type="float" office:value="0.002217" calcext:value-type="float">
            <text:p>0.002217</text:p>
          </table:table-cell>
          <table:table-cell office:value-type="float" office:value="0" calcext:value-type="float">
            <text:p>0</text:p>
          </table:table-cell>
          <table:table-cell office:value-type="float" office:value="34356" calcext:value-type="float">
            <text:p>3435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16</text:p>
          </table:table-cell>
          <table:table-cell office:value-type="float" office:value="1.242933" calcext:value-type="float">
            <text:p>1.242933</text:p>
          </table:table-cell>
          <table:table-cell office:value-type="float" office:value="0.001779" calcext:value-type="float">
            <text:p>0.001779</text:p>
          </table:table-cell>
          <table:table-cell office:value-type="float" office:value="0" calcext:value-type="float">
            <text:p>0</text:p>
          </table:table-cell>
          <table:table-cell office:value-type="float" office:value="24866" calcext:value-type="float">
            <text:p>2486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17</text:p>
          </table:table-cell>
          <table:table-cell office:value-type="float" office:value="1.250569" calcext:value-type="float">
            <text:p>1.250569</text:p>
          </table:table-cell>
          <table:table-cell office:value-type="float" office:value="0.002167" calcext:value-type="float">
            <text:p>0.002167</text:p>
          </table:table-cell>
          <table:table-cell office:value-type="float" office:value="0" calcext:value-type="float">
            <text:p>0</text:p>
          </table:table-cell>
          <table:table-cell office:value-type="float" office:value="30086" calcext:value-type="float">
            <text:p>3008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18</text:p>
          </table:table-cell>
          <table:table-cell office:value-type="float" office:value="1.255217" calcext:value-type="float">
            <text:p>1.255217</text:p>
          </table:table-cell>
          <table:table-cell office:value-type="float" office:value="0.001935" calcext:value-type="float">
            <text:p>0.001935</text:p>
          </table:table-cell>
          <table:table-cell office:value-type="float" office:value="0" calcext:value-type="float">
            <text:p>0</text:p>
          </table:table-cell>
          <table:table-cell office:value-type="float" office:value="27658" calcext:value-type="float">
            <text:p>2765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19</text:p>
          </table:table-cell>
          <table:table-cell office:value-type="float" office:value="0.169139" calcext:value-type="float">
            <text:p>0.169139</text:p>
          </table:table-cell>
          <table:table-cell office:value-type="float" office:value="0.002021" calcext:value-type="float">
            <text:p>0.002021</text:p>
          </table:table-cell>
          <table:table-cell office:value-type="float" office:value="0" calcext:value-type="float">
            <text:p>0</text:p>
          </table:table-cell>
          <table:table-cell office:value-type="float" office:value="26926" calcext:value-type="float">
            <text:p>2692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20</text:p>
          </table:table-cell>
          <table:table-cell office:value-type="float" office:value="0.776228" calcext:value-type="float">
            <text:p>0.776228</text:p>
          </table:table-cell>
          <table:table-cell office:value-type="float" office:value="0.002486" calcext:value-type="float">
            <text:p>0.002486</text:p>
          </table:table-cell>
          <table:table-cell office:value-type="float" office:value="0" calcext:value-type="float">
            <text:p>0</text:p>
          </table:table-cell>
          <table:table-cell office:value-type="float" office:value="41685" calcext:value-type="float">
            <text:p>4168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21</text:p>
          </table:table-cell>
          <table:table-cell office:value-type="float" office:value="0.720275" calcext:value-type="float">
            <text:p>0.720275</text:p>
          </table:table-cell>
          <table:table-cell office:value-type="float" office:value="0.002815" calcext:value-type="float">
            <text:p>0.002815</text:p>
          </table:table-cell>
          <table:table-cell office:value-type="float" office:value="0" calcext:value-type="float">
            <text:p>0</text:p>
          </table:table-cell>
          <table:table-cell office:value-type="float" office:value="40332" calcext:value-type="float">
            <text:p>4033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22</text:p>
          </table:table-cell>
          <table:table-cell office:value-type="float" office:value="0.138649" calcext:value-type="float">
            <text:p>0.138649</text:p>
          </table:table-cell>
          <table:table-cell office:value-type="float" office:value="0.003382" calcext:value-type="float">
            <text:p>0.003382</text:p>
          </table:table-cell>
          <table:table-cell office:value-type="float" office:value="0" calcext:value-type="float">
            <text:p>0</text:p>
          </table:table-cell>
          <table:table-cell office:value-type="float" office:value="48592" calcext:value-type="float">
            <text:p>4859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23</text:p>
          </table:table-cell>
          <table:table-cell office:value-type="float" office:value="0.189694" calcext:value-type="float">
            <text:p>0.189694</text:p>
          </table:table-cell>
          <table:table-cell office:value-type="float" office:value="0.002456" calcext:value-type="float">
            <text:p>0.002456</text:p>
          </table:table-cell>
          <table:table-cell office:value-type="float" office:value="0" calcext:value-type="float">
            <text:p>0</text:p>
          </table:table-cell>
          <table:table-cell office:value-type="float" office:value="47059" calcext:value-type="float">
            <text:p>4705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24</text:p>
          </table:table-cell>
          <table:table-cell office:value-type="float" office:value="0.14783" calcext:value-type="float">
            <text:p>0.14783</text:p>
          </table:table-cell>
          <table:table-cell office:value-type="float" office:value="0.002351" calcext:value-type="float">
            <text:p>0.002351</text:p>
          </table:table-cell>
          <table:table-cell office:value-type="float" office:value="0" calcext:value-type="float">
            <text:p>0</text:p>
          </table:table-cell>
          <table:table-cell office:value-type="float" office:value="38302" calcext:value-type="float">
            <text:p>3830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25</text:p>
          </table:table-cell>
          <table:table-cell office:value-type="float" office:value="0.147391" calcext:value-type="float">
            <text:p>0.147391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" calcext:value-type="float">
            <text:p>0</text:p>
          </table:table-cell>
          <table:table-cell office:value-type="float" office:value="48562" calcext:value-type="float">
            <text:p>485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26</text:p>
          </table:table-cell>
          <table:table-cell office:value-type="float" office:value="0.178957" calcext:value-type="float">
            <text:p>0.178957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" calcext:value-type="float">
            <text:p>0</text:p>
          </table:table-cell>
          <table:table-cell office:value-type="float" office:value="51496" calcext:value-type="float">
            <text:p>514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27</text:p>
          </table:table-cell>
          <table:table-cell office:value-type="float" office:value="0.176719" calcext:value-type="float">
            <text:p>0.176719</text:p>
          </table:table-cell>
          <table:table-cell office:value-type="float" office:value="0.002575" calcext:value-type="float">
            <text:p>0.002575</text:p>
          </table:table-cell>
          <table:table-cell office:value-type="float" office:value="0" calcext:value-type="float">
            <text:p>0</text:p>
          </table:table-cell>
          <table:table-cell office:value-type="float" office:value="35490" calcext:value-type="float">
            <text:p>354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28</text:p>
          </table:table-cell>
          <table:table-cell office:value-type="float" office:value="0.172928" calcext:value-type="float">
            <text:p>0.172928</text:p>
          </table:table-cell>
          <table:table-cell office:value-type="float" office:value="0.002234" calcext:value-type="float">
            <text:p>0.002234</text:p>
          </table:table-cell>
          <table:table-cell office:value-type="float" office:value="0" calcext:value-type="float">
            <text:p>0</text:p>
          </table:table-cell>
          <table:table-cell office:value-type="float" office:value="36710" calcext:value-type="float">
            <text:p>367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29</text:p>
          </table:table-cell>
          <table:table-cell office:value-type="float" office:value="0.225688" calcext:value-type="float">
            <text:p>0.225688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" calcext:value-type="float">
            <text:p>0</text:p>
          </table:table-cell>
          <table:table-cell office:value-type="float" office:value="54556" calcext:value-type="float">
            <text:p>545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30</text:p>
          </table:table-cell>
          <table:table-cell office:value-type="float" office:value="0.176698" calcext:value-type="float">
            <text:p>0.176698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" calcext:value-type="float">
            <text:p>0</text:p>
          </table:table-cell>
          <table:table-cell office:value-type="float" office:value="44102" calcext:value-type="float">
            <text:p>441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31</text:p>
          </table:table-cell>
          <table:table-cell office:value-type="float" office:value="0.080117" calcext:value-type="float">
            <text:p>0.080117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" calcext:value-type="float">
            <text:p>0</text:p>
          </table:table-cell>
          <table:table-cell office:value-type="float" office:value="69506" calcext:value-type="float">
            <text:p>695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32</text:p>
          </table:table-cell>
          <table:table-cell office:value-type="float" office:value="0.148605" calcext:value-type="float">
            <text:p>0.1486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25796" calcext:value-type="float">
            <text:p>257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33</text:p>
          </table:table-cell>
          <table:table-cell office:value-type="float" office:value="0.108653" calcext:value-type="float">
            <text:p>0.108653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0" calcext:value-type="float">
            <text:p>0</text:p>
          </table:table-cell>
          <table:table-cell office:value-type="float" office:value="26348" calcext:value-type="float">
            <text:p>263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34</text:p>
          </table:table-cell>
          <table:table-cell office:value-type="float" office:value="0.089859" calcext:value-type="float">
            <text:p>0.089859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0" calcext:value-type="float">
            <text:p>0</text:p>
          </table:table-cell>
          <table:table-cell office:value-type="float" office:value="77354" calcext:value-type="float">
            <text:p>773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35</text:p>
          </table:table-cell>
          <table:table-cell office:value-type="float" office:value="0.064573" calcext:value-type="float">
            <text:p>0.064573</text:p>
          </table:table-cell>
          <table:table-cell office:value-type="float" office:value="0.001552" calcext:value-type="float">
            <text:p>0.001552</text:p>
          </table:table-cell>
          <table:table-cell office:value-type="float" office:value="0" calcext:value-type="float">
            <text:p>0</text:p>
          </table:table-cell>
          <table:table-cell office:value-type="float" office:value="28611" calcext:value-type="float">
            <text:p>286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36</text:p>
          </table:table-cell>
          <table:table-cell office:value-type="float" office:value="0.037795" calcext:value-type="float">
            <text:p>0.037795</text:p>
          </table:table-cell>
          <table:table-cell office:value-type="float" office:value="0.002271" calcext:value-type="float">
            <text:p>0.002271</text:p>
          </table:table-cell>
          <table:table-cell office:value-type="float" office:value="0" calcext:value-type="float">
            <text:p>0</text:p>
          </table:table-cell>
          <table:table-cell office:value-type="float" office:value="43539" calcext:value-type="float">
            <text:p>435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37</text:p>
          </table:table-cell>
          <table:table-cell office:value-type="float" office:value="0.046932" calcext:value-type="float">
            <text:p>0.046932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72546" calcext:value-type="float">
            <text:p>725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38</text:p>
          </table:table-cell>
          <table:table-cell office:value-type="float" office:value="0.092339" calcext:value-type="float">
            <text:p>0.092339</text:p>
          </table:table-cell>
          <table:table-cell office:value-type="float" office:value="0.004693" calcext:value-type="float">
            <text:p>0.004693</text:p>
          </table:table-cell>
          <table:table-cell office:value-type="float" office:value="0" calcext:value-type="float">
            <text:p>0</text:p>
          </table:table-cell>
          <table:table-cell office:value-type="float" office:value="54016" calcext:value-type="float">
            <text:p>54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39</text:p>
          </table:table-cell>
          <table:table-cell office:value-type="float" office:value="0.255399" calcext:value-type="float">
            <text:p>0.255399</text:p>
          </table:table-cell>
          <table:table-cell office:value-type="float" office:value="0.012678" calcext:value-type="float">
            <text:p>0.012678</text:p>
          </table:table-cell>
          <table:table-cell office:value-type="float" office:value="0" calcext:value-type="float">
            <text:p>0</text:p>
          </table:table-cell>
          <table:table-cell office:value-type="float" office:value="124401" calcext:value-type="float">
            <text:p>1244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40</text:p>
          </table:table-cell>
          <table:table-cell office:value-type="float" office:value="0.117179" calcext:value-type="float">
            <text:p>0.117179</text:p>
          </table:table-cell>
          <table:table-cell office:value-type="float" office:value="0.002437" calcext:value-type="float">
            <text:p>0.002437</text:p>
          </table:table-cell>
          <table:table-cell office:value-type="float" office:value="0" calcext:value-type="float">
            <text:p>0</text:p>
          </table:table-cell>
          <table:table-cell office:value-type="float" office:value="29572" calcext:value-type="float">
            <text:p>295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41</text:p>
          </table:table-cell>
          <table:table-cell office:value-type="float" office:value="0.232856" calcext:value-type="float">
            <text:p>0.232856</text:p>
          </table:table-cell>
          <table:table-cell office:value-type="float" office:value="0.004923" calcext:value-type="float">
            <text:p>0.004923</text:p>
          </table:table-cell>
          <table:table-cell office:value-type="float" office:value="0" calcext:value-type="float">
            <text:p>0</text:p>
          </table:table-cell>
          <table:table-cell office:value-type="float" office:value="73899" calcext:value-type="float">
            <text:p>738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42</text:p>
          </table:table-cell>
          <table:table-cell office:value-type="float" office:value="0.10574" calcext:value-type="float">
            <text:p>0.10574</text:p>
          </table:table-cell>
          <table:table-cell office:value-type="float" office:value="0.006438" calcext:value-type="float">
            <text:p>0.006438</text:p>
          </table:table-cell>
          <table:table-cell office:value-type="float" office:value="0" calcext:value-type="float">
            <text:p>0</text:p>
          </table:table-cell>
          <table:table-cell office:value-type="float" office:value="80605" calcext:value-type="float">
            <text:p>806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43</text:p>
          </table:table-cell>
          <table:table-cell office:value-type="float" office:value="0.183808" calcext:value-type="float">
            <text:p>0.183808</text:p>
          </table:table-cell>
          <table:table-cell office:value-type="float" office:value="0.004143" calcext:value-type="float">
            <text:p>0.004143</text:p>
          </table:table-cell>
          <table:table-cell office:value-type="float" office:value="0" calcext:value-type="float">
            <text:p>0</text:p>
          </table:table-cell>
          <table:table-cell office:value-type="float" office:value="65091" calcext:value-type="float">
            <text:p>650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44</text:p>
          </table:table-cell>
          <table:table-cell office:value-type="float" office:value="0.106331" calcext:value-type="float">
            <text:p>0.106331</text:p>
          </table:table-cell>
          <table:table-cell office:value-type="float" office:value="0.001655" calcext:value-type="float">
            <text:p>0.001655</text:p>
          </table:table-cell>
          <table:table-cell office:value-type="float" office:value="0" calcext:value-type="float">
            <text:p>0</text:p>
          </table:table-cell>
          <table:table-cell office:value-type="float" office:value="27014" calcext:value-type="float">
            <text:p>270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45</text:p>
          </table:table-cell>
          <table:table-cell office:value-type="float" office:value="0.126276" calcext:value-type="float">
            <text:p>0.126276</text:p>
          </table:table-cell>
          <table:table-cell office:value-type="float" office:value="0.002724" calcext:value-type="float">
            <text:p>0.002724</text:p>
          </table:table-cell>
          <table:table-cell office:value-type="float" office:value="0" calcext:value-type="float">
            <text:p>0</text:p>
          </table:table-cell>
          <table:table-cell office:value-type="float" office:value="45408" calcext:value-type="float">
            <text:p>454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46</text:p>
          </table:table-cell>
          <table:table-cell office:value-type="float" office:value="0.126859" calcext:value-type="float">
            <text:p>0.126859</text:p>
          </table:table-cell>
          <table:table-cell office:value-type="float" office:value="0.004073" calcext:value-type="float">
            <text:p>0.004073</text:p>
          </table:table-cell>
          <table:table-cell office:value-type="float" office:value="0" calcext:value-type="float">
            <text:p>0</text:p>
          </table:table-cell>
          <table:table-cell office:value-type="float" office:value="84144" calcext:value-type="float">
            <text:p>841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47</text:p>
          </table:table-cell>
          <table:table-cell office:value-type="float" office:value="0.278386" calcext:value-type="float">
            <text:p>0.278386</text:p>
          </table:table-cell>
          <table:table-cell office:value-type="float" office:value="0.002818" calcext:value-type="float">
            <text:p>0.002818</text:p>
          </table:table-cell>
          <table:table-cell office:value-type="float" office:value="0" calcext:value-type="float">
            <text:p>0</text:p>
          </table:table-cell>
          <table:table-cell office:value-type="float" office:value="41770" calcext:value-type="float">
            <text:p>417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48</text:p>
          </table:table-cell>
          <table:table-cell office:value-type="float" office:value="0.201486" calcext:value-type="float">
            <text:p>0.201486</text:p>
          </table:table-cell>
          <table:table-cell office:value-type="float" office:value="0.002158" calcext:value-type="float">
            <text:p>0.002158</text:p>
          </table:table-cell>
          <table:table-cell office:value-type="float" office:value="0" calcext:value-type="float">
            <text:p>0</text:p>
          </table:table-cell>
          <table:table-cell office:value-type="float" office:value="49787" calcext:value-type="float">
            <text:p>497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49</text:p>
          </table:table-cell>
          <table:table-cell office:value-type="float" office:value="0.09822" calcext:value-type="float">
            <text:p>0.09822</text:p>
          </table:table-cell>
          <table:table-cell office:value-type="float" office:value="0.001616" calcext:value-type="float">
            <text:p>0.001616</text:p>
          </table:table-cell>
          <table:table-cell office:value-type="float" office:value="0" calcext:value-type="float">
            <text:p>0</text:p>
          </table:table-cell>
          <table:table-cell office:value-type="float" office:value="24097" calcext:value-type="float">
            <text:p>240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50</text:p>
          </table:table-cell>
          <table:table-cell office:value-type="float" office:value="0.140431" calcext:value-type="float">
            <text:p>0.140431</text:p>
          </table:table-cell>
          <table:table-cell office:value-type="float" office:value="0.004511" calcext:value-type="float">
            <text:p>0.004511</text:p>
          </table:table-cell>
          <table:table-cell office:value-type="float" office:value="0" calcext:value-type="float">
            <text:p>0</text:p>
          </table:table-cell>
          <table:table-cell office:value-type="float" office:value="79293" calcext:value-type="float">
            <text:p>792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51</text:p>
          </table:table-cell>
          <table:table-cell office:value-type="float" office:value="0.120515" calcext:value-type="float">
            <text:p>0.120515</text:p>
          </table:table-cell>
          <table:table-cell office:value-type="float" office:value="0.001645" calcext:value-type="float">
            <text:p>0.001645</text:p>
          </table:table-cell>
          <table:table-cell office:value-type="float" office:value="0" calcext:value-type="float">
            <text:p>0</text:p>
          </table:table-cell>
          <table:table-cell office:value-type="float" office:value="41077" calcext:value-type="float">
            <text:p>410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52</text:p>
          </table:table-cell>
          <table:table-cell office:value-type="float" office:value="0.265671" calcext:value-type="float">
            <text:p>0.265671</text:p>
          </table:table-cell>
          <table:table-cell office:value-type="float" office:value="0.002654" calcext:value-type="float">
            <text:p>0.002654</text:p>
          </table:table-cell>
          <table:table-cell office:value-type="float" office:value="0" calcext:value-type="float">
            <text:p>0</text:p>
          </table:table-cell>
          <table:table-cell office:value-type="float" office:value="55611" calcext:value-type="float">
            <text:p>55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53</text:p>
          </table:table-cell>
          <table:table-cell office:value-type="float" office:value="0.176658" calcext:value-type="float">
            <text:p>0.176658</text:p>
          </table:table-cell>
          <table:table-cell office:value-type="float" office:value="0.001508" calcext:value-type="float">
            <text:p>0.001508</text:p>
          </table:table-cell>
          <table:table-cell office:value-type="float" office:value="0" calcext:value-type="float">
            <text:p>0</text:p>
          </table:table-cell>
          <table:table-cell office:value-type="float" office:value="34069" calcext:value-type="float">
            <text:p>340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54</text:p>
          </table:table-cell>
          <table:table-cell office:value-type="float" office:value="0.34538" calcext:value-type="float">
            <text:p>0.34538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" calcext:value-type="float">
            <text:p>0</text:p>
          </table:table-cell>
          <table:table-cell office:value-type="float" office:value="29186" calcext:value-type="float">
            <text:p>29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55</text:p>
          </table:table-cell>
          <table:table-cell office:value-type="float" office:value="0.069266" calcext:value-type="float">
            <text:p>0.069266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" calcext:value-type="float">
            <text:p>0</text:p>
          </table:table-cell>
          <table:table-cell office:value-type="float" office:value="14164" calcext:value-type="float">
            <text:p>141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56</text:p>
          </table:table-cell>
          <table:table-cell office:value-type="float" office:value="0.15446" calcext:value-type="float">
            <text:p>0.15446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0" calcext:value-type="float">
            <text:p>0</text:p>
          </table:table-cell>
          <table:table-cell office:value-type="float" office:value="74111" calcext:value-type="float">
            <text:p>741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57</text:p>
          </table:table-cell>
          <table:table-cell office:value-type="float" office:value="0.235613" calcext:value-type="float">
            <text:p>0.235613</text:p>
          </table:table-cell>
          <table:table-cell office:value-type="float" office:value="0.009689" calcext:value-type="float">
            <text:p>0.009689</text:p>
          </table:table-cell>
          <table:table-cell office:value-type="float" office:value="0" calcext:value-type="float">
            <text:p>0</text:p>
          </table:table-cell>
          <table:table-cell office:value-type="float" office:value="124898" calcext:value-type="float">
            <text:p>1248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58</text:p>
          </table:table-cell>
          <table:table-cell office:value-type="float" office:value="0.072859" calcext:value-type="float">
            <text:p>0.072859</text:p>
          </table:table-cell>
          <table:table-cell office:value-type="float" office:value="0.001005" calcext:value-type="float">
            <text:p>0.001005</text:p>
          </table:table-cell>
          <table:table-cell office:value-type="float" office:value="0" calcext:value-type="float">
            <text:p>0</text:p>
          </table:table-cell>
          <table:table-cell office:value-type="float" office:value="21017" calcext:value-type="float">
            <text:p>210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3:59</text:p>
          </table:table-cell>
          <table:table-cell office:value-type="float" office:value="0.158864" calcext:value-type="float">
            <text:p>0.158864</text:p>
          </table:table-cell>
          <table:table-cell office:value-type="float" office:value="0.001932" calcext:value-type="float">
            <text:p>0.001932</text:p>
          </table:table-cell>
          <table:table-cell office:value-type="float" office:value="0" calcext:value-type="float">
            <text:p>0</text:p>
          </table:table-cell>
          <table:table-cell office:value-type="float" office:value="30811" calcext:value-type="float">
            <text:p>308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4:00</text:p>
          </table:table-cell>
          <table:table-cell office:value-type="float" office:value="0.098729" calcext:value-type="float">
            <text:p>0.098729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" calcext:value-type="float">
            <text:p>0</text:p>
          </table:table-cell>
          <table:table-cell office:value-type="float" office:value="15332" calcext:value-type="float">
            <text:p>153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4:01</text:p>
          </table:table-cell>
          <table:table-cell office:value-type="float" office:value="0.106881" calcext:value-type="float">
            <text:p>0.106881</text:p>
          </table:table-cell>
          <table:table-cell office:value-type="float" office:value="0.002559" calcext:value-type="float">
            <text:p>0.002559</text:p>
          </table:table-cell>
          <table:table-cell office:value-type="float" office:value="0" calcext:value-type="float">
            <text:p>0</text:p>
          </table:table-cell>
          <table:table-cell office:value-type="float" office:value="33207" calcext:value-type="float">
            <text:p>332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4:02</text:p>
          </table:table-cell>
          <table:table-cell office:value-type="float" office:value="0.129443" calcext:value-type="float">
            <text:p>0.129443</text:p>
          </table:table-cell>
          <table:table-cell office:value-type="float" office:value="0.001161" calcext:value-type="float">
            <text:p>0.001161</text:p>
          </table:table-cell>
          <table:table-cell office:value-type="float" office:value="0" calcext:value-type="float">
            <text:p>0</text:p>
          </table:table-cell>
          <table:table-cell office:value-type="float" office:value="30785" calcext:value-type="float">
            <text:p>307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4:03</text:p>
          </table:table-cell>
          <table:table-cell office:value-type="float" office:value="0.321571" calcext:value-type="float">
            <text:p>0.321571</text:p>
          </table:table-cell>
          <table:table-cell office:value-type="float" office:value="0.001355" calcext:value-type="float">
            <text:p>0.001355</text:p>
          </table:table-cell>
          <table:table-cell office:value-type="float" office:value="0" calcext:value-type="float">
            <text:p>0</text:p>
          </table:table-cell>
          <table:table-cell office:value-type="float" office:value="28113" calcext:value-type="float">
            <text:p>281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4:04</text:p>
          </table:table-cell>
          <table:table-cell office:value-type="float" office:value="0.111343" calcext:value-type="float">
            <text:p>0.111343</text:p>
          </table:table-cell>
          <table:table-cell office:value-type="float" office:value="0.003378" calcext:value-type="float">
            <text:p>0.003378</text:p>
          </table:table-cell>
          <table:table-cell office:value-type="float" office:value="0" calcext:value-type="float">
            <text:p>0</text:p>
          </table:table-cell>
          <table:table-cell office:value-type="float" office:value="64609" calcext:value-type="float">
            <text:p>646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4:05</text:p>
          </table:table-cell>
          <table:table-cell office:value-type="float" office:value="0.106924" calcext:value-type="float">
            <text:p>0.106924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" calcext:value-type="float">
            <text:p>0</text:p>
          </table:table-cell>
          <table:table-cell office:value-type="float" office:value="10534" calcext:value-type="float">
            <text:p>105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4:06</text:p>
          </table:table-cell>
          <table:table-cell office:value-type="float" office:value="0.079431" calcext:value-type="float">
            <text:p>0.079431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" calcext:value-type="float">
            <text:p>0</text:p>
          </table:table-cell>
          <table:table-cell office:value-type="float" office:value="20936" calcext:value-type="float">
            <text:p>209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4:07</text:p>
          </table:table-cell>
          <table:table-cell office:value-type="float" office:value="0.074676" calcext:value-type="float">
            <text:p>0.074676</text:p>
          </table:table-cell>
          <table:table-cell office:value-type="float" office:value="0.002608" calcext:value-type="float">
            <text:p>0.002608</text:p>
          </table:table-cell>
          <table:table-cell office:value-type="float" office:value="0" calcext:value-type="float">
            <text:p>0</text:p>
          </table:table-cell>
          <table:table-cell office:value-type="float" office:value="45272" calcext:value-type="float">
            <text:p>452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54:08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3:56:35.060307374</dc:date>
    <meta:editing-duration>PT2M1S</meta:editing-duration>
    <meta:editing-cycles>1</meta:editing-cycles>
    <meta:generator>LibreOffice/5.4.0.3$Linux_X86_64 LibreOffice_project/7556cbc6811c9d992f4064ab9287069087d7f62c</meta:generator>
    <meta:document-statistic meta:table-count="1" meta:cell-count="37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94.G1:test294.G529" chart:data-source-has-labels="row" svg:x="0.32cm" svg:y="0.18cm" svg:width="12.726cm" svg:height="8.64cm">
          <chartooo:coordinate-region svg:x="1.127cm" svg:y="0.302cm" svg:width="11.919cm" svg:height="7.5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94.G2:test294.G529" chart:label-cell-address="test294.G1:test294.G1" chart:class="chart:bar">
            <chart:data-point chart:repeated="5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94.G1:test29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5">
                <text:p>365</text:p>
                <draw:g>
                  <svg:desc>test294.G2:test294.G5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